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Courier New2" svg:font-family="'Courier New'" style:font-family-generic="modern" style:font-pitch="fixed"/>
    <style:font-face style:name="Liberation Mono" svg:font-family="'Liberation Mono'" style:font-family-generic="modern" style:font-pitch="fixed"/>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3"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4"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paragraph-rsid="0002f26e" style:font-size-asian="10.1000003814697pt" style:font-weight-asian="normal" style:font-size-complex="10.1000003814697pt" style:font-weight-complex="normal"/>
    </style:style>
    <style:style style:name="P5"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paragraph-rsid="0003559f" style:font-size-asian="10.1000003814697pt" style:font-weight-asian="normal" style:font-size-complex="10.1000003814697pt" style:font-weight-complex="normal"/>
    </style:style>
    <style:style style:name="P6"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7"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8" style:family="paragraph" style:parent-style-name="Standard_20__28_user_29_">
      <style:paragraph-properties fo:margin-left="0.2362in" fo:margin-right="0in" fo:text-align="justify" style:justify-single-word="false" fo:text-indent="0in" style:auto-text-indent="false"/>
      <style:text-properties style:font-name="Times New Roman" fo:font-size="10.1000003814697pt" fo:font-weight="normal" officeooo:paragraph-rsid="0003559f" style:font-size-asian="10.1000003814697pt" style:font-weight-asian="normal" style:font-size-complex="10.1000003814697pt" style:font-weight-complex="normal"/>
    </style:style>
    <style:style style:name="P9" style:family="paragraph" style:parent-style-name="Standard">
      <style:paragraph-properties fo:margin-left="0in" fo:margin-right="0in" fo:text-align="justify" style:justify-single-word="false" fo:text-indent="0.157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0" style:family="paragraph" style:parent-style-name="Standard" style:master-page-name="">
      <style:paragraph-properties fo:margin-left="0.3626in" fo:margin-right="0.3626in" fo:text-align="justify" style:justify-single-word="false" fo:text-indent="0in" style:auto-text-indent="false" style:page-number="auto"/>
      <style:text-properties style:font-name="Times New Roman" fo:font-size="10.1000003814697pt" fo:font-weight="normal" officeooo:paragraph-rsid="0002f26e" style:font-size-asian="10.1000003814697pt" style:font-weight-asian="normal" style:font-size-complex="10.1000003814697pt" style:font-weight-complex="normal"/>
    </style:style>
    <style:style style:name="P11" style:family="paragraph" style:parent-style-name="Standard" style:master-page-name="">
      <style:paragraph-properties fo:margin-left="0in" fo:margin-right="0in" fo:text-align="justify" style:justify-single-word="false" fo:text-indent="0.2173in" style:auto-text-indent="false" style:page-number="auto"/>
      <style:text-properties style:font-name="Times New Roman" fo:font-size="10.1000003814697pt" fo:font-weight="normal" officeooo:paragraph-rsid="0002f26e" style:font-size-asian="10.1000003814697pt" style:font-weight-asian="normal" style:font-size-complex="10.1000003814697pt" style:font-weight-complex="normal"/>
    </style:style>
    <style:style style:name="P12"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paragraph-rsid="0002f26e" style:font-size-asian="10.1000003814697pt" style:font-weight-asian="normal" style:font-size-complex="10.1000003814697pt" style:font-weight-complex="normal"/>
    </style:style>
    <style:style style:name="P13"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paragraph-rsid="0003559f" style:font-size-asian="10.1000003814697pt" style:font-weight-asian="normal" style:font-size-complex="10.1000003814697pt" style:font-weight-complex="normal"/>
    </style:style>
    <style:style style:name="P14" style:family="paragraph" style:parent-style-name="Standard_20__28_user_29_">
      <style:paragraph-properties fo:text-align="justify" style:justify-single-word="false"/>
      <style:text-properties officeooo:paragraph-rsid="0003559f"/>
    </style:style>
    <style:style style:name="P15" style:family="paragraph" style:parent-style-name="List_20_Paragraph" style:list-style-name="WWNum2">
      <style:text-properties officeooo:paragraph-rsid="0002f26e"/>
    </style:style>
    <style:style style:name="P16" style:family="paragraph" style:parent-style-name="List_20_Paragraph" style:list-style-name="WWNum2">
      <style:text-properties style:font-name="Times New Roman" fo:font-size="10pt" fo:language="en" fo:country="ID" officeooo:paragraph-rsid="0002f26e" style:font-size-asian="10pt" style:font-name-complex="Times New Roman3" style:font-size-complex="10pt"/>
    </style:style>
    <style:style style:name="P17" style:family="paragraph" style:parent-style-name="Standard">
      <style:paragraph-properties fo:margin-left="0in" fo:margin-right="0in" fo:text-indent="0in" style:auto-text-indent="false"/>
      <style:text-properties style:font-name="Times New Roman" fo:font-size="10pt" fo:language="en" fo:country="ID" officeooo:paragraph-rsid="0002f26e" style:font-size-asian="10pt" style:font-name-complex="Times New Roman3" style:font-size-complex="10pt"/>
    </style:style>
    <style:style style:name="P18" style:family="paragraph" style:parent-style-name="Standard">
      <style:paragraph-properties fo:margin-left="0in" fo:margin-right="0in" fo:text-align="justify" style:justify-single-word="false" fo:text-indent="0in" style:auto-text-indent="false"/>
      <style:text-properties style:font-name="Times New Roman" fo:font-size="10pt" fo:language="en" fo:country="ID" fo:font-weight="normal" officeooo:paragraph-rsid="0003559f" style:font-size-asian="10pt" style:font-weight-asian="normal" style:font-name-complex="Times New Roman3" style:font-size-complex="10pt" style:font-weight-complex="normal"/>
    </style:style>
    <style:style style:name="P19" style:family="paragraph" style:parent-style-name="Standard">
      <style:paragraph-properties fo:margin-left="0in" fo:margin-right="0in" fo:text-align="justify" style:justify-single-word="false" fo:text-indent="0.1965in" style:auto-text-indent="false"/>
      <style:text-properties style:font-name="Times New Roman" fo:font-size="10pt" fo:language="en" fo:country="ID" fo:font-weight="normal" officeooo:paragraph-rsid="0002f26e" style:font-size-asian="10pt" style:font-weight-asian="normal" style:font-name-complex="Times New Roman3" style:font-size-complex="10pt" style:font-weight-complex="normal"/>
    </style:style>
    <style:style style:name="P20" style:family="paragraph" style:parent-style-name="Standard">
      <style:paragraph-properties fo:margin-left="0in" fo:margin-right="0in" fo:text-align="justify" style:justify-single-word="false" fo:text-indent="0.1965in" style:auto-text-indent="false"/>
      <style:text-properties style:font-name="Times New Roman" fo:font-size="10pt" fo:language="en" fo:country="ID" fo:font-weight="normal" officeooo:paragraph-rsid="0003559f" style:font-size-asian="10pt" style:font-weight-asian="normal" style:font-name-complex="Times New Roman3" style:font-size-complex="10pt" style:font-weight-complex="normal"/>
    </style:style>
    <style:style style:name="P21"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22"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fo:font-size="9pt" style:font-size-asian="9pt" style:font-size-complex="9pt"/>
    </style:style>
    <style:style style:name="P23" style:family="paragraph" style:parent-style-name="Heading_20_1">
      <style:paragraph-properties fo:text-align="center" style:justify-single-word="false"/>
      <style:text-properties style:font-name="Century Schoolbook L" fo:font-size="14pt" style:font-size-asian="14pt" style:font-size-complex="14pt"/>
    </style:style>
    <style:style style:name="P24" style:family="paragraph" style:parent-style-name="Heading_20_2">
      <style:text-properties fo:font-size="12pt" fo:font-style="normal" style:font-size-asian="12pt" style:font-style-asian="normal" style:font-size-complex="12pt" style:font-style-complex="normal"/>
    </style:style>
    <style:style style:name="P25" style:family="paragraph" style:parent-style-name="Heading_20_2">
      <style:paragraph-properties fo:margin-left="0in" fo:margin-right="0in" fo:text-align="justify" style:justify-single-word="false" fo:text-indent="0in" style:auto-text-indent="fals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26"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27" style:family="paragraph">
      <loext:graphic-properties draw:fill="solid" draw:fill-color="#000000"/>
    </style:style>
    <style:style style:name="P28" style:family="paragraph">
      <loext:graphic-properties draw:fill="none"/>
    </style:style>
    <style:style style:name="P29" style:family="paragraph">
      <loext:graphic-properties draw:fill="solid" draw:fill-color="#ffffff"/>
    </style:style>
    <style:style style:name="P30" style:family="paragraph">
      <style:paragraph-properties fo:text-align="start" style:writing-mode="lr-tb"/>
    </style:style>
    <style:style style:name="P31" style:family="paragraph">
      <loext:graphic-properties draw:fill="none"/>
      <style:paragraph-properties fo:text-align="start" style:writing-mode="lr-tb"/>
      <style:text-properties fo:font-size="24pt"/>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style="italic" fo:font-weight="normal" style:font-style-asian="italic" style:font-weight-asian="normal" style:font-style-complex="italic" style:font-weight-complex="normal"/>
    </style:style>
    <style:style style:name="T3" style:family="text">
      <style:text-properties style:font-name="Times New Roman" fo:font-size="10pt" fo:language="en" fo:country="ID" style:font-size-asian="10pt" style:font-name-complex="Times New Roman3" style:font-size-complex="10pt"/>
    </style:style>
    <style:style style:name="T4" style:family="text">
      <style:text-properties style:font-name="Times New Roman" fo:font-size="10pt" fo:language="en" fo:country="ID" fo:font-style="italic" style:font-size-asian="10pt" style:font-style-asian="italic" style:font-name-complex="Times New Roman3" style:font-size-complex="10pt"/>
    </style:style>
    <style:style style:name="T5" style:family="text">
      <style:text-properties style:font-name="Century Schoolbook L" fo:font-weight="bold" style:font-weight-asian="bold" style:font-weight-complex="bold"/>
    </style:style>
    <style:style style:name="T6" style:family="text">
      <style:text-properties style:font-name="Century Schoolbook L" fo:font-style="normal" fo:font-weight="bold" style:font-style-asian="normal" style:font-weight-asian="bold" style:font-style-complex="normal" style:font-weight-complex="bold"/>
    </style:style>
    <style:style style:name="T7" style:family="text">
      <style:text-properties style:font-name="Century Schoolbook L" fo:font-style="normal" style:text-underline-style="none" fo:font-weight="bold" style:font-style-asian="normal" style:font-weight-asian="bold" style:font-style-complex="normal" style:font-weight-complex="bold"/>
    </style:style>
    <style:style style:name="T8" style:family="text">
      <style:text-properties fo:font-weight="bold" style:font-weight-asian="bold" style:font-weight-complex="bold"/>
    </style:style>
    <style:style style:name="T9" style:family="text">
      <style:text-properties fo:font-size="6pt" fo:font-style="italic" style:font-size-asian="6pt" style:font-style-asian="italic" style:font-name-complex="Times New Roman3" style:font-size-complex="6pt" style:font-style-complex="italic"/>
    </style:style>
    <style:style style:name="T10" style:family="text">
      <style:text-properties fo:font-size="10pt" fo:language="en" fo:country="ID" style:font-size-asian="10pt" style:font-name-complex="Times New Roman3" style:font-size-complex="10pt"/>
    </style:style>
    <style:style style:name="T11" style:family="text">
      <style:text-properties fo:font-size="10pt" fo:language="en" fo:country="ID" officeooo:rsid="0002f26e" style:font-size-asian="10pt" style:font-name-complex="Times New Roman3" style:font-size-complex="10pt"/>
    </style:style>
    <style:style style:name="T12" style:family="text">
      <style:text-properties fo:font-size="10pt" fo:language="en" fo:country="ID" officeooo:rsid="0003559f" style:font-size-asian="10pt" style:font-name-complex="Times New Roman3" style:font-size-complex="10pt"/>
    </style:style>
    <style:style style:name="T13" style:family="text">
      <style:text-properties fo:font-size="10pt" fo:language="en" fo:country="ID" style:font-size-asian="10pt" style:font-size-complex="10pt"/>
    </style:style>
    <style:style style:name="T14" style:family="text">
      <style:text-properties fo:font-size="10pt" fo:language="en" fo:country="ID" fo:font-style="italic" style:font-size-asian="10pt" style:font-style-asian="italic" style:font-name-complex="Times New Roman3" style:font-size-complex="10pt"/>
    </style:style>
    <style:style style:name="T15" style:family="text">
      <style:text-properties fo:font-size="10pt" fo:language="en" fo:country="ID" fo:font-style="italic" style:font-size-asian="10pt" style:font-style-asian="italic" style:font-name-complex="Times New Roman3" style:font-size-complex="10pt" style:font-style-complex="italic"/>
    </style:style>
    <style:style style:name="T16" style:family="text">
      <style:text-properties fo:font-size="10pt" fo:language="en" fo:country="ID" fo:font-style="italic" style:font-size-asian="10pt" style:font-style-asian="italic" style:font-size-complex="10pt"/>
    </style:style>
    <style:style style:name="T17" style:family="text">
      <style:text-properties fo:font-size="10pt" fo:font-style="italic" style:font-size-asian="10pt" style:font-style-asian="italic" style:font-name-complex="Times New Roman3" style:font-size-complex="10pt" style:font-style-complex="italic"/>
    </style:style>
    <style:style style:name="T18" style:family="text">
      <style:text-properties fo:font-size="10pt" fo:font-style="italic" style:font-size-asian="10pt" style:font-style-asian="italic" style:font-size-complex="10pt"/>
    </style:style>
    <style:style style:name="T19" style:family="text">
      <style:text-properties fo:font-size="10pt" fo:font-style="italic" style:font-size-asian="10pt" style:font-style-asian="italic" style:font-size-complex="10pt" style:font-style-complex="italic"/>
    </style:style>
    <style:style style:name="T20" style:family="text">
      <style:text-properties fo:font-size="10pt" style:font-size-asian="10pt" style:font-name-complex="Times New Roman3" style:font-size-complex="10pt"/>
    </style:style>
    <style:style style:name="T21" style:family="text">
      <style:text-properties fo:font-size="10pt" style:font-size-asian="10pt" style:font-size-complex="10pt"/>
    </style:style>
    <style:style style:name="T22" style:family="text">
      <style:text-properties officeooo:rsid="0002f26e"/>
    </style:style>
    <style:style style:name="T23" style:family="text">
      <style:text-properties officeooo:rsid="0003559f"/>
    </style:style>
    <style:style style:name="T24" style:family="text">
      <style:text-properties fo:color="#000000" style:font-name="Arial1" fo:font-size="7.19999980926514pt" style:font-size-asian="7.19999980926514pt" style:font-name-complex="Arial1" style:font-size-complex="7.19999980926514pt"/>
    </style:style>
    <style:style style:name="T25" style:family="text">
      <style:text-properties fo:color="#000000" style:font-name="Arial1" fo:font-size="6.90000009536743pt" style:font-size-asian="6.90000009536743pt" style:font-name-complex="Arial1" style:font-size-complex="6.90000009536743pt"/>
    </style:style>
    <style:style style:name="T26" style:family="text">
      <style:text-properties fo:color="#000000" style:font-name="Arial1" fo:font-size="7.09999990463257pt" style:font-size-asian="7.09999990463257pt" style:font-name-complex="Arial1" style:font-size-complex="7.09999990463257pt"/>
    </style:style>
    <style:style style:name="T27" style:family="text">
      <style:text-properties fo:color="#000000" style:font-name="Arial1" fo:font-size="6.09999990463257pt" style:font-size-asian="6.09999990463257pt" style:font-name-complex="Arial1" style:font-size-complex="6.09999990463257pt"/>
    </style:style>
    <style:style style:name="T28" style:family="text">
      <style:text-properties fo:color="#000000" style:font-name="Times New Roman1" fo:font-size="11pt" fo:font-style="italic" style:font-size-asian="11pt" style:font-name-complex="Times New Roman1" style:font-size-complex="11pt" style:font-style-complex="italic"/>
    </style:style>
    <style:style style:name="T29"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30" style:family="text">
      <style:text-properties fo:color="#000000" style:font-name="OpenSymbol" fo:font-size="11pt" style:font-size-asian="11pt" style:font-name-complex="OpenSymbol" style:font-size-complex="11pt"/>
    </style:style>
    <style:style style:name="T31" style:family="text">
      <style:text-properties fo:color="#000000" style:font-name="OpenSymbol" fo:font-size="29.8999996185303pt" style:font-size-asian="29.8999996185303pt" style:font-name-complex="OpenSymbol" style:font-size-complex="29.8999996185303pt"/>
    </style:style>
    <style:style style:name="T32" style:family="text">
      <style:text-properties fo:color="#000000" style:font-name="Times New Roman1" fo:font-size="11pt" style:font-size-asian="11pt" style:font-name-complex="Times New Roman1" style:font-size-complex="11pt"/>
    </style:style>
    <style:style style:name="T33" style:family="text">
      <style:text-properties fo:color="#000000" style:font-name="OpenSymbol" fo:font-size="16pt" style:font-size-asian="16pt" style:font-name-complex="OpenSymbol" style:font-size-complex="16pt"/>
    </style:style>
    <style:style style:name="T34" style:family="text">
      <style:text-properties fo:color="#000000" style:font-name="OpenSymbol" fo:font-size="6.59999990463257pt" style:font-size-asian="6.59999990463257pt" style:font-name-complex="OpenSymbol" style:font-size-complex="6.59999990463257pt"/>
    </style:style>
    <style:style style:name="T35" style:family="text">
      <style:text-properties fo:color="#000000" style:font-name="Times New Roman1" fo:font-size="6.59999990463257pt" style:font-size-asian="6.59999990463257pt" style:font-name-complex="Times New Roman1" style:font-size-complex="6.59999990463257pt"/>
    </style:style>
    <style:style style:name="T36" style:family="text">
      <style:text-properties fo:color="#000000" style:font-name="OpenSymbol" fo:font-size="14.6000003814697pt" style:font-size-asian="14.6000003814697pt" style:font-name-complex="OpenSymbol" style:font-size-complex="14.6000003814697pt"/>
    </style:style>
    <style:style style:name="T37" style:family="text">
      <style:text-properties fo:color="#000000" style:font-name="Courier New" fo:font-size="8pt" style:font-size-asian="8pt" style:font-name-complex="Courier New" style:font-size-complex="8pt"/>
    </style:style>
    <style:style style:name="T38" style:family="text">
      <style:text-properties fo:color="#000000" style:font-name="Arial1" fo:font-size="7pt" style:font-size-asian="7pt" style:font-name-complex="Arial1" style:font-size-complex="7pt"/>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3" style:family="graphic">
      <style:graphic-properties draw:stroke="solid" svg:stroke-width="0.0016in" svg:stroke-color="#000000" draw:marker-start="" draw:marker-end="" draw:fill="none" fo:padding-top="0.0008in" fo:padding-bottom="0.0008in" fo:padding-left="0.0008in" fo:padding-right="0.0008in" style:run-through="foreground"/>
    </style:style>
    <style:style style:name="gr4" style:family="graphic">
      <style:graphic-properties draw:stroke="solid" svg:stroke-color="#000000" draw:marker-start="" draw:marker-end="" draw:fill="solid" draw:fill-color="#ffffff" style:run-through="foreground"/>
    </style:style>
    <style:style style:name="gr5" style:family="graphic">
      <style:graphic-properties draw:stroke="solid" svg:stroke-width="0.0016in" svg:stroke-color="#000000" draw:marker-start="" draw:marker-end="" draw:fill="solid" draw:fill-color="#ffffff" fo:padding-top="0.0008in" fo:padding-bottom="0.0008in" fo:padding-left="0.0008in" fo:padding-right="0.0008in" style:run-through="foreground"/>
    </style:style>
    <style:style style:name="gr6" style:family="graphic">
      <style:graphic-properties draw:stroke="solid" svg:stroke-color="#000000" draw:marker-start="" draw:marker-end="" draw:fill="none"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1161in" fo:min-width="0.2457in" fo:padding-top="0in" fo:padding-bottom="0in" fo:padding-left="0in" fo:padding-right="0in"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1161in" fo:min-width="0.1957in" fo:padding-top="0in" fo:padding-bottom="0in" fo:padding-left="0in" fo:padding-right="0in"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1161in" fo:min-width="0.0846in" fo:padding-top="0in" fo:padding-bottom="0in" fo:padding-left="0in" fo:padding-right="0in"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1161in" fo:min-width="0.2346in" fo:padding-top="0in" fo:padding-bottom="0in" fo:padding-left="0in" fo:padding-right="0in"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1161in" fo:min-width="0.4689in" fo:padding-top="0in" fo:padding-bottom="0in" fo:padding-left="0in" fo:padding-right="0in"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1161in" fo:min-width="0.2909in" fo:padding-top="0in" fo:padding-bottom="0in" fo:padding-left="0in" fo:padding-right="0in"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1161in" fo:min-width="0.1126in" fo:padding-top="0in" fo:padding-bottom="0in" fo:padding-left="0in" fo:padding-right="0in"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111in" fo:min-width="0.2362in" fo:padding-top="0in" fo:padding-bottom="0in" fo:padding-left="0in" fo:padding-right="0in"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111in" fo:min-width="1.152in" fo:padding-top="0in" fo:padding-bottom="0in" fo:padding-left="0in" fo:padding-right="0in"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111in" fo:min-width="0.4492in" fo:padding-top="0in" fo:padding-bottom="0in" fo:padding-left="0in" fo:padding-right="0in" style:run-through="foreground"/>
    </style:style>
    <style:style style:name="gr17" style:family="graphic">
      <style:graphic-properties draw:stroke="dash" svg:stroke-color="#4c4c4c" draw:marker-start="" draw:marker-end="" draw:fill="none"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111in" fo:min-width="0.2783in" fo:padding-top="0in" fo:padding-bottom="0in" fo:padding-left="0in" fo:padding-right="0in" style:run-through="foreground"/>
    </style:style>
    <style:style style:name="gr19" style:family="graphic">
      <style:graphic-properties draw:stroke="solid" svg:stroke-width="0.0016in" svg:stroke-color="#4c4c4c" draw:marker-start="" draw:marker-end="" draw:fill="solid" draw:fill-color="#ffffff" fo:padding-top="0.0008in" fo:padding-bottom="0.0008in" fo:padding-left="0.0008in" fo:padding-right="0.0008in"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111in" fo:min-width="0.3319in" fo:padding-top="0in" fo:padding-bottom="0in" fo:padding-left="0in" fo:padding-right="0in" style:run-through="foreground"/>
    </style:style>
    <style:style style:name="gr21" style:family="graphic">
      <style:graphic-properties draw:stroke="solid" svg:stroke-width="0.0016in" svg:stroke-color="#4c4c4c" draw:marker-start="" draw:marker-end="" draw:fill="solid" draw:fill-color="#000000" fo:padding-top="0.0008in" fo:padding-bottom="0.0008in" fo:padding-left="0.0008in" fo:padding-right="0.0008in" style:run-through="foreground"/>
    </style:style>
    <style:style style:name="gr22" style:family="graphic">
      <style:graphic-properties draw:stroke="none" draw:marker-start="" draw:marker-end="" draw:fill="solid" draw:fill-color="#000000"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111in" fo:min-width="0.4543in" fo:padding-top="0in" fo:padding-bottom="0in" fo:padding-left="0in" fo:padding-right="0in"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111in" fo:min-width="0.161in" fo:padding-top="0in" fo:padding-bottom="0in" fo:padding-left="0in" fo:padding-right="0in"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111in" fo:min-width="1.9272in" fo:padding-top="0in" fo:padding-bottom="0in" fo:padding-left="0in" fo:padding-right="0in"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111in" fo:min-width="1.5083in" fo:padding-top="0in" fo:padding-bottom="0in" fo:padding-left="0in" fo:padding-right="0in"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1146in" fo:min-width="0.3417in" fo:padding-top="0in" fo:padding-bottom="0in" fo:padding-left="0in" fo:padding-right="0in"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1146in" fo:min-width="0.2866in" fo:padding-top="0in" fo:padding-bottom="0in" fo:padding-left="0in" fo:padding-right="0in"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1146in" fo:min-width="0.5937in" fo:padding-top="0in" fo:padding-bottom="0in" fo:padding-left="0in" fo:padding-right="0in"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1146in" fo:min-width="0.5335in" fo:padding-top="0in" fo:padding-bottom="0in" fo:padding-left="0in" fo:padding-right="0in"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146in" fo:min-width="0.4618in" fo:padding-top="0in" fo:padding-bottom="0in" fo:padding-left="0in" fo:padding-right="0in"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1146in" fo:min-width="0.9701in" fo:padding-top="0in" fo:padding-bottom="0in" fo:padding-left="0in" fo:padding-right="0in"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1146in" fo:min-width="1.4398in" fo:padding-top="0in" fo:padding-bottom="0in" fo:padding-left="0in" fo:padding-right="0in"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1146in" fo:min-width="0.1661in" fo:padding-top="0in" fo:padding-bottom="0in" fo:padding-left="0in" fo:padding-right="0in"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111in" fo:min-width="0.4984in" fo:padding-top="0in" fo:padding-bottom="0in" fo:padding-left="0in" fo:padding-right="0in"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111in" fo:min-width="0.0811in" fo:padding-top="0in" fo:padding-bottom="0in" fo:padding-left="0in" fo:padding-right="0in"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111in" fo:min-width="0.1563in" fo:padding-top="0in" fo:padding-bottom="0in" fo:padding-left="0in" fo:padding-right="0in"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0984in" fo:min-width="0.3402in" fo:padding-top="0in" fo:padding-bottom="0in" fo:padding-left="0in" fo:padding-right="0in"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0984in" fo:min-width="0.4835in" fo:padding-top="0in" fo:padding-bottom="0in" fo:padding-left="0in" fo:padding-right="0in"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0984in" fo:min-width="0.2854in" fo:padding-top="0in" fo:padding-bottom="0in" fo:padding-left="0in" fo:padding-right="0in"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0984in" fo:min-width="0.4161in" fo:padding-top="0in" fo:padding-bottom="0in" fo:padding-left="0in" fo:padding-right="0in"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0984in" fo:min-width="0.4909in" fo:padding-top="0in" fo:padding-bottom="0in" fo:padding-left="0in" fo:padding-right="0in"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0984in" fo:min-width="0.2319in" fo:padding-top="0in" fo:padding-bottom="0in" fo:padding-left="0in" fo:padding-right="0in"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0984in" fo:min-width="0.7264in" fo:padding-top="0in" fo:padding-bottom="0in" fo:padding-left="0in" fo:padding-right="0in"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0984in" fo:min-width="0.9492in" fo:padding-top="0in" fo:padding-bottom="0in" fo:padding-left="0in" fo:padding-right="0in" style:run-through="foreground"/>
    </style:style>
    <style:style style:name="gr46" style:family="graphic">
      <style:graphic-properties style:run-through="foreground" style:vertical-pos="middle" style:vertical-rel="baseline" style:horizontal-pos="from-left" style:horizontal-rel="paragraph" draw:wrap-influence-on-position="once-concurrent" style:flow-with-text="false"/>
    </style:style>
    <style:style style:name="gr47" style:family="graphic">
      <style:graphic-properties draw:stroke="none" draw:marker-start="" draw:marker-end="" draw:fill="none" draw:textarea-horizontal-align="left" draw:textarea-vertical-align="top" draw:auto-grow-height="true" draw:auto-grow-width="true" fo:min-height="0.1764in" fo:min-width="0.078in" fo:padding-top="0in" fo:padding-bottom="0in" fo:padding-left="0in" fo:padding-right="0in"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1071in" fo:min-width="0.0366in" fo:padding-top="0in" fo:padding-bottom="0in" fo:padding-left="0in" fo:padding-right="0in"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189in" fo:min-width="0.1228in" fo:padding-top="0in" fo:padding-bottom="0in" fo:padding-left="0in" fo:padding-right="0in"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5118in" fo:min-width="0.1598in" fo:padding-top="0in" fo:padding-bottom="0in" fo:padding-left="0in" fo:padding-right="0in"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1764in" fo:min-width="0.0862in" fo:padding-top="0in" fo:padding-bottom="0in" fo:padding-left="0in" fo:padding-right="0in"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189in" fo:min-width="0.0492in" fo:padding-top="0in" fo:padding-bottom="0in" fo:padding-left="0in" fo:padding-right="0in"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189in" fo:min-width="0.0437in" fo:padding-top="0in" fo:padding-bottom="0in" fo:padding-left="0in" fo:padding-right="0in"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189in" fo:min-width="0.2047in" fo:padding-top="0in" fo:padding-bottom="0in" fo:padding-left="0in" fo:padding-right="0in"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1764in" fo:min-width="0.061in" fo:padding-top="0in" fo:padding-bottom="0in" fo:padding-left="0in" fo:padding-right="0in"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2744in" fo:min-width="0.178in" fo:padding-top="0in" fo:padding-bottom="0in" fo:padding-left="0in" fo:padding-right="0in"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1071in" fo:min-width="0.0425in" fo:padding-top="0in" fo:padding-bottom="0in" fo:padding-left="0in" fo:padding-right="0in"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1138in" fo:min-width="0.0744in" fo:padding-top="0in" fo:padding-bottom="0in" fo:padding-left="0in" fo:padding-right="0in"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1071in" fo:min-width="0.0472in" fo:padding-top="0in" fo:padding-bottom="0in" fo:padding-left="0in" fo:padding-right="0in"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1138in" fo:min-width="0.0701in" fo:padding-top="0in" fo:padding-bottom="0in" fo:padding-left="0in" fo:padding-right="0in"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189in" fo:min-width="0.0835in" fo:padding-top="0in" fo:padding-bottom="0in" fo:padding-left="0in" fo:padding-right="0in"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1764in" fo:min-width="0.0693in" fo:padding-top="0in" fo:padding-bottom="0in" fo:padding-left="0in" fo:padding-right="0in"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1138in" fo:min-width="0.1236in" fo:padding-top="0in" fo:padding-bottom="0in" fo:padding-left="0in" fo:padding-right="0in"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189in" fo:min-width="0.0465in" fo:padding-top="0in" fo:padding-bottom="0in" fo:padding-left="0in" fo:padding-right="0in"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189in" fo:min-width="0.0898in" fo:padding-top="0in" fo:padding-bottom="0in" fo:padding-left="0in" fo:padding-right="0in"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1138in" fo:min-width="0.0299in" fo:padding-top="0in" fo:padding-bottom="0in" fo:padding-left="0in" fo:padding-right="0in"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1764in" fo:min-width="0.1925in" fo:padding-top="0in" fo:padding-bottom="0in" fo:padding-left="0in" fo:padding-right="0in"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2508in" fo:min-width="0.0646in" fo:padding-top="0in" fo:padding-bottom="0in" fo:padding-left="0in" fo:padding-right="0in"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189in" fo:min-width="0.1701in" fo:padding-top="0in" fo:padding-bottom="0in" fo:padding-left="0in" fo:padding-right="0in"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1264in" fo:min-width="1.1346in" fo:padding-top="0in" fo:padding-bottom="0in" fo:padding-left="0in" fo:padding-right="0in"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1264in" fo:min-width="3.3346in" fo:padding-top="0in" fo:padding-bottom="0in" fo:padding-left="0in" fo:padding-right="0in"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1264in" fo:min-width="0.0681in" fo:padding-top="0in" fo:padding-bottom="0in" fo:padding-left="0in" fo:padding-right="0in"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1264in" fo:min-width="1.5346in" fo:padding-top="0in" fo:padding-bottom="0in" fo:padding-left="0in" fo:padding-right="0in"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1264in" fo:min-width="2.1346in" fo:padding-top="0in" fo:padding-bottom="0in" fo:padding-left="0in" fo:padding-right="0in"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1264in" fo:min-width="1.4016in" fo:padding-top="0in" fo:padding-bottom="0in" fo:padding-left="0in" fo:padding-right="0in"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1264in" fo:min-width="0.8681in" fo:padding-top="0in" fo:padding-bottom="0in" fo:padding-left="0in" fo:padding-right="0in"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1264in" fo:min-width="1.8681in" fo:padding-top="0in" fo:padding-bottom="0in" fo:padding-left="0in" fo:padding-right="0in"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1264in" fo:min-width="0.3346in" fo:padding-top="0in" fo:padding-bottom="0in" fo:padding-left="0in" fo:padding-right="0in"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1264in" fo:min-width="2.5346in" fo:padding-top="0in" fo:padding-bottom="0in" fo:padding-left="0in" fo:padding-right="0in"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1264in" fo:min-width="2.2681in" fo:padding-top="0in" fo:padding-bottom="0in" fo:padding-left="0in" fo:padding-right="0in"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1264in" fo:min-width="3.2681in" fo:padding-top="0in" fo:padding-bottom="0in" fo:padding-left="0in" fo:padding-right="0in"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1264in" fo:min-width="1.0016in" fo:padding-top="0in" fo:padding-bottom="0in" fo:padding-left="0in" fo:padding-right="0in"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1264in" fo:min-width="1.2016in" fo:padding-top="0in" fo:padding-bottom="0in" fo:padding-left="0in" fo:padding-right="0in"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1264in" fo:min-width="0.6016in" fo:padding-top="0in" fo:padding-bottom="0in" fo:padding-left="0in" fo:padding-right="0in"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1264in" fo:min-width="0.8016in" fo:padding-top="0in" fo:padding-bottom="0in" fo:padding-left="0in" fo:padding-right="0in"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1264in" fo:min-width="0.9346in" fo:padding-top="0in" fo:padding-bottom="0in" fo:padding-left="0in" fo:padding-right="0in" style:run-through="foreground"/>
    </style:style>
    <style:style style:name="gr87" style:family="graphic">
      <style:graphic-properties style:run-through="foreground" style:wrap="none" style:vertical-pos="top" style:vertical-rel="paragraph" style:horizontal-pos="from-left" style:horizontal-rel="paragraph" draw:wrap-influence-on-position="once-concurrent" style:flow-with-text="false"/>
    </style:style>
    <style:style style:name="gr88" style:family="graphic">
      <style:graphic-properties draw:stroke="none" draw:marker-start="" draw:marker-end="" draw:fill="none" draw:textarea-horizontal-align="left" draw:textarea-vertical-align="top" draw:auto-grow-height="true" draw:auto-grow-width="true" fo:min-height="0.1398in" fo:min-width="0.6252in" fo:padding-top="0in" fo:padding-bottom="0in" fo:padding-left="0in" fo:padding-right="0in" style:run-through="foreground"/>
    </style:style>
    <style:style style:name="gr89" style:family="graphic">
      <style:graphic-properties draw:stroke="none" draw:marker-start="" draw:marker-end="" draw:fill="none" draw:textarea-horizontal-align="left" draw:textarea-vertical-align="top" draw:auto-grow-height="true" draw:auto-grow-width="true" fo:min-height="0.1402in" fo:min-width="0.539in" fo:padding-top="0in" fo:padding-bottom="0in" fo:padding-left="0in" fo:padding-right="0in"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1398in" fo:min-width="0.5693in" fo:padding-top="0in" fo:padding-bottom="0in" fo:padding-left="0in" fo:padding-right="0in" style:run-through="foreground"/>
    </style:style>
    <style:style style:name="gr91" style:family="graphic">
      <style:graphic-properties draw:stroke="none" draw:marker-start="" draw:marker-end="" draw:fill="none" draw:textarea-horizontal-align="left" draw:textarea-vertical-align="top" draw:auto-grow-height="true" draw:auto-grow-width="true" fo:min-height="0.1398in" fo:min-width="0.5161in" fo:padding-top="0in" fo:padding-bottom="0in" fo:padding-left="0in" fo:padding-right="0in" style:run-through="foreground"/>
    </style:style>
    <style:style style:name="gr92" style:family="graphic">
      <style:graphic-properties draw:stroke="dash" svg:stroke-color="#000000" draw:marker-start="" draw:marker-end="" draw:fill="none" style:run-through="foreground"/>
    </style:style>
    <style:style style:name="gr93" style:family="graphic">
      <style:graphic-properties draw:stroke="none" draw:marker-start="" draw:marker-end="" draw:fill="none" draw:textarea-horizontal-align="left" draw:textarea-vertical-align="top" draw:auto-grow-height="true" draw:auto-grow-width="true" fo:min-height="0.1398in" fo:min-width="0.2819in" fo:padding-top="0in" fo:padding-bottom="0in" fo:padding-left="0in" fo:padding-right="0in"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1398in" fo:min-width="0.5689in" fo:padding-top="0in" fo:padding-bottom="0in" fo:padding-left="0in" fo:padding-right="0in"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1398in" fo:min-width="0.2827in" fo:padding-top="0in" fo:padding-bottom="0in" fo:padding-left="0in" fo:padding-right="0in"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1398in" fo:min-width="0.0354in" fo:padding-top="0in" fo:padding-bottom="0in" fo:padding-left="0in" fo:padding-right="0in"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1402in" fo:min-width="0.4827in" fo:padding-top="0in" fo:padding-bottom="0in" fo:padding-left="0in" fo:padding-right="0in" style:run-through="foreground"/>
    </style:style>
    <style:style style:name="gr98" style:family="graphic">
      <style:graphic-properties draw:stroke="none" draw:marker-start="" draw:marker-end="" draw:fill="none" draw:textarea-horizontal-align="left" draw:textarea-vertical-align="top" draw:auto-grow-height="true" draw:auto-grow-width="true" fo:min-height="0.1402in" fo:min-width="0.6161in" fo:padding-top="0in" fo:padding-bottom="0in" fo:padding-left="0in" fo:padding-right="0in" style:run-through="foreground"/>
    </style:style>
    <style:style style:name="gr99" style:family="graphic">
      <style:graphic-properties draw:stroke="none" draw:marker-start="" draw:marker-end="" draw:fill="none" draw:textarea-horizontal-align="left" draw:textarea-vertical-align="top" draw:auto-grow-height="true" draw:auto-grow-width="true" fo:min-height="0.1402in" fo:min-width="0.7547in" fo:padding-top="0in" fo:padding-bottom="0in" fo:padding-left="0in" fo:padding-right="0in" style:run-through="foreground"/>
    </style:style>
    <style:style style:name="gr100" style:family="graphic">
      <style:graphic-properties draw:stroke="none" draw:marker-start="" draw:marker-end="" draw:fill="none" draw:textarea-horizontal-align="left" draw:textarea-vertical-align="top" draw:auto-grow-height="true" draw:auto-grow-width="true" fo:min-height="0.1402in" fo:min-width="0.0346in" fo:padding-top="0in" fo:padding-bottom="0in" fo:padding-left="0in" fo:padding-right="0in" style:run-through="foreground"/>
    </style:style>
    <style:style style:name="gr101" style:family="graphic">
      <style:graphic-properties draw:stroke="none" draw:marker-start="" draw:marker-end="" draw:fill="none" draw:textarea-horizontal-align="left" draw:textarea-vertical-align="top" draw:auto-grow-height="true" draw:auto-grow-width="true" fo:min-height="0.1402in" fo:min-width="0.6165in" fo:padding-top="0in" fo:padding-bottom="0in" fo:padding-left="0in" fo:padding-right="0in" style:run-through="foreground"/>
    </style:style>
    <style:style style:name="gr102" style:family="graphic">
      <style:graphic-properties draw:stroke="none" draw:marker-start="" draw:marker-end="" draw:fill="none" draw:textarea-horizontal-align="left" draw:textarea-vertical-align="top" draw:auto-grow-height="true" draw:auto-grow-width="true" fo:min-height="0.1402in" fo:min-width="0.4835in" fo:padding-top="0in" fo:padding-bottom="0in" fo:padding-left="0in" fo:padding-right="0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Bitcoin: Sebuah Sistem Uang Tunai Elektronik Peer-to-Peer</text:h>
      <text:p text:style-name="P2"/>
      <text:p text:style-name="P2">Satoshi Nakamoto</text:p>
      <text:p text:style-name="P2">satoshin@gmx.com</text:p>
      <text:p text:style-name="P2">www.bitcoin.org</text:p>
      <text:p text:style-name="P2"/>
      <text:p text:style-name="P2">Translated into Indonesian from bitcoin.org/bitcoin.pdf</text:p>
      <text:p text:style-name="P2"/>
      <text:p text:style-name="P6"/>
      <text:p text:style-name="P10"><text:span text:style-name="T8">Abstrak.</text:span> <text:s/><text:span text:style-name="T10">Sebuah versi peer-to-peer tunai elektronik murni </text:span><text:span text:style-name="T11">yang </text:span><text:span text:style-name="T10">memungkinkan pembayaran online dapat dikirim langsung dari satu pihak ke pihak lain tanpa melalui sebuah institusi keuangan. </text:span><text:span text:style-name="T14">Digital signature</text:span><text:span text:style-name="T10"> dapat menjadi salah satu solusinya, namun manfaat utamanya hilang jika masih membutuhkan peran pihak ketiga untuk bisa mencegah </text:span><text:span text:style-name="T14">double-spending</text:span><text:span text:style-name="T10">. Kami menawarkan solusi untuk mengatasi masalah double-spending tersebut menggunakan jaringan </text:span><text:span text:style-name="T14">peer-to-peer</text:span><text:span text:style-name="T10">. Jaringan memberi stempel waktu </text:span><text:span text:style-name="T14">(timestamp)</text:span><text:span text:style-name="T10"> transaksi dengan cara hashing ke dalam sebuah rantai </text:span><text:span text:style-name="T14">proof-of-work</text:span><text:span text:style-name="T10"> bersambung berbasis hash, membuat rekam data yang tidak dapat dirubah tanpa mengulang kembali proof-of work. Rantai yang terpanjang tidak hanya berfungsi sebagai sebuah bukti dari urutan peristiwa yang telah disaksikan, melainkan juga bukti bahwa itu berasal dari </text:span><text:span text:style-name="T14">pool</text:span><text:span text:style-name="T10"> daya CPU terbesar. Selama mayoritas daya CPU tetap dikontrol oleh </text:span><text:span text:style-name="T14">node</text:span><text:span text:style-name="T10"> dan tidak berupaya untuk menyerang jaringan, mereka akan membuat rantai terpanjang dan mampu melampaui penyerang. Jaringan itu sendiri memerlukan struktur yang minim. Broadcast </text:span><text:span text:style-name="T11">p</text:span><text:span text:style-name="T10">esan dilakukan secara </text:span><text:span text:style-name="T14">best effort basis</text:span><text:span text:style-name="T10">, dan </text:span><text:span text:style-name="T14">node</text:span><text:span text:style-name="T10"> dapat datang dan pergi sekehendaknya, menerima rantai proof-of-work terpanjang sebagai bukti atas apa yang telah terjadi pada saat ia meninggalkan jaringan. </text:span></text:p>
      <text:p text:style-name="P3"/>
      <text:h text:style-name="P24" text:outline-level="2"><text:span text:style-name="T5">1. <text:s text:c="3"/>Pendahuluan</text:span> </text:h>
      <text:p text:style-name="P4"><text:span text:style-name="T10">Perdagangan elektronik di Internet sejauh ini hampir seluruhnya berjalan secara ekslusif melalui institusi keuangan sebagai pihak ketiga yang dipercaya dalam memproses pembayaran elektronik. Meski sistem ini berfungsi cukup baik pada kebanyakan transaksi, sistem ini masih memiliki kelemahan bawaan dari model yang berbasis kepercayaan. Transaksi yang bersifat </text:span><text:span text:style-name="T14">non-reversible</text:span><text:span text:style-name="T10"> penuh tidak memungkinkan, sejak institusi keuangan tidak bisa mengabaikan peran mediasi sengketa. Biaya mediasi itu meningkatkan biaya transaksi, membatasi besaran transaksi minimun secara praktis dan memotong kemungkinan transaksi-transaksi kecil secara umum, serta ada tambahan biaya karena ketidakmampuan membuat pembayaran secara </text:span><text:span text:style-name="T14">non-reversible</text:span><text:span text:style-name="T10"> untuk layanan yang bersifat </text:span><text:span text:style-name="T14">nonreversible</text:span><text:span text:style-name="T10">. Dengan kemungkinan membalikkan transaksi itu, tingkat kepercayaan yang dibutuhkan meningkat. Merchant semestinya berhati-hati kepada pelanggan, merepotkannya untuk menambahkan informasi lebih dari yang tidak mereka perlukan. Sekian prosentase terjadinya penipuan menjadi tidak dapat dihindari. Biaya dari pembayaran yang tidak pasti ini bisa dihindari seseorang dengan menggunakan mata uang fisik, namun tidak ada mekanisme yang memungkinkan melakukan pembayaran melalui channel komunikasi tanpa perantara pihak yang dipercaya. </text:span></text:p>
      <text:p text:style-name="P4"><text:tab/><text:span text:style-name="T10">Yang dibutuhkan adalah sistem pembayaran elektronik berbasis bukti kriptografi untuk menggantikan kepercayaan, memungkinkan dua belah pihak untuk bertransaksi secara langsung satu sama lain tanpa membutuhkan pihak ketiga yang dipercaya. Transaksi yang dilakukan melalui </text:span><text:soft-page-break/><text:span text:style-name="T10">komputasi tidak dapat dibalikkan sehingga dapat melindungi penjual dari penipuan, dan mekanisme </text:span><text:span text:style-name="T14">escrow</text:span><text:span text:style-name="T10"> pada umumnya dapat cukup mudah diimplementasikan untuk melindungi pembeli. Di dalam makalah ini, kami menawarkan solusi untuk mengatasi masalah </text:span><text:span text:style-name="T14">double-spending</text:span><text:span text:style-name="T10"> menggunakan server </text:span><text:span text:style-name="T14">timestamp</text:span><text:span text:style-name="T10"> yang didistribusikan secara peer-to-peer untuk membuat bukti melalui proses komputasi berdasarkan urutan kronologis transaksi. Sistem ini aman selama </text:span><text:span text:style-name="T14">node</text:span><text:span text:style-name="T10"> jujur secara kolektif mengendalikan daya CPU lebih besar ketimbang sekelompok </text:span><text:span text:style-name="T14">node</text:span><text:span text:style-name="T10"> penyerang. </text:span></text:p>
      <text:p text:style-name="P3"/>
      <text:h text:style-name="P25" text:outline-level="2">2. <text:s text:c="3"/>Transaksi</text:h>
      <text:p text:style-name="P4"><text:span text:style-name="T10">Kami mendefinisikan sebuah koin elektronik sebagai sebuah rantai </text:span><text:span text:style-name="T14">digital signature</text:span><text:span text:style-name="T10">. Setiap pemilik mentransfer koin kepada pemilik berikutnya dengan menandatangani </text:span><text:span text:style-name="T14">hash</text:span><text:span text:style-name="T10"> transaksi sebelumnya dan </text:span><text:span text:style-name="T14">public key</text:span><text:span text:style-name="T10"> pemilik berikutnya dan menambahkannya di bagian ujung koin. Seorang </text:span><text:span text:style-name="T14">payee</text:span><text:span text:style-name="T10"> dapat memverifikasi signature untuk memastikan rantai kepemilikan. Kami mendefinisikan sebuah koin elektronik sebagai sebuah rantai </text:span><text:span text:style-name="T14">digital signature</text:span><text:span text:style-name="T10">. Setiap pemilik mentransfer koin kepada pemilik berikutnya dengan menandatangani </text:span><text:span text:style-name="T14">hash</text:span><text:span text:style-name="T10"> transaksi sebelumnya dan </text:span><text:span text:style-name="T14">public key</text:span><text:span text:style-name="T10"> pemilik berikutnya dan menambahkannya di bagian ujung koin. Seorang </text:span><text:span text:style-name="T14">payee</text:span><text:span text:style-name="T10"> dapat memverifikasi signature untuk memastikan rantai kepemilikan. </text:span></text:p>
      <text:p text:style-name="P3"/>
      <text:p text:style-name="P3"><draw:g text:anchor-type="paragraph" draw:z-index="13" draw:style-name="gr87"><draw:polygon draw:style-name="gr4" draw:text-style-name="P29" svg:width="1.0516in" svg:height="1.9142in" svg:x="0.7909in" svg:y="0in" svg:viewBox="0 0 2672 4863" draw:points="1339,4863 0,4863 0,0 2672,0 2672,4863"><text:p/></draw:polygon><draw:polygon draw:style-name="gr4" draw:text-style-name="P29" svg:width="0.8598in" svg:height="0.3827in" svg:x="0.8882in" svg:y="0.2854in" svg:viewBox="0 0 2185 973" draw:points="1095,973 0,973 0,0 2185,0 2185,973"><text:p/></draw:polygon><draw:frame draw:style-name="gr88" draw:text-style-name="P31" svg:width="0.6252in" svg:height="0.1398in" svg:x="0.8823in" svg:y="0.0689in"><draw:text-box><text:p text:style-name="P30"><text:span text:style-name="T38">Transaksi</text:span></text:p></draw:text-box></draw:frame><draw:frame draw:style-name="gr89" draw:text-style-name="P31" svg:width="0.5394in" svg:height="0.1406in" svg:x="1.0488in" svg:y="0.3583in"><draw:text-box><text:p text:style-name="P30"><text:span text:style-name="T38">Pemilik 1</text:span></text:p></draw:text-box></draw:frame><draw:polygon draw:style-name="gr4" draw:text-style-name="P29" svg:width="0.6693in" svg:height="0.3823in" svg:x="0.9831in" svg:y="1.4339in" svg:viewBox="0 0 1701 972" draw:points="850,972 0,972 0,0 1701,0 1701,972"><text:p/></draw:polygon><draw:frame draw:style-name="gr90" draw:text-style-name="P31" svg:width="0.5697in" svg:height="0.1398in" svg:x="1.0327in" svg:y="0.4909in"><draw:text-box><text:p text:style-name="P30"><text:span text:style-name="T38">Public Key</text:span></text:p></draw:text-box></draw:frame><draw:frame draw:style-name="gr89" draw:text-style-name="P31" svg:width="0.5394in" svg:height="0.1406in" svg:x="1.0524in" svg:y="1.5035in"><draw:text-box><text:p text:style-name="P30"><text:span text:style-name="T38">Pemilik 0</text:span></text:p></draw:text-box></draw:frame><draw:polygon draw:style-name="gr5" draw:text-style-name="P29" svg:width="0.3823in" svg:height="0.1917in" svg:x="1.0776in" svg:y="0.9559in" svg:viewBox="0 0 972 488" draw:points="488,488 0,488 0,0 972,0 972,488"><text:p/></draw:polygon><draw:polygon draw:style-name="gr6" draw:text-style-name="P28" svg:width="0.3823in" svg:height="0.1917in" svg:x="1.0776in" svg:y="0.9559in" svg:viewBox="0 0 972 488" draw:points="488,488 0,488 0,0 972,0 972,488"><text:p/></draw:polygon><draw:frame draw:style-name="gr91" draw:text-style-name="P31" svg:width="0.5161in" svg:height="0.1398in" svg:x="1.0618in" svg:y="1.6362in"><draw:text-box><text:p text:style-name="P30"><text:span text:style-name="T38">Signature</text:span></text:p></draw:text-box></draw:frame><draw:polygon draw:style-name="gr2" draw:text-style-name="P27" svg:width="0.0772in" svg:height="0.113in" svg:x="1.3264in" svg:y="0.8417in" svg:viewBox="0 0 197 288" draw:points="96,288 0,0 197,0"><text:p/></draw:polygon><draw:line draw:style-name="gr3" draw:text-style-name="P28" svg:x1="1.3646in" svg:y1="0.6709in" svg:x2="1.3646in" svg:y2="0.8665in"><text:p/></draw:line><draw:polygon draw:style-name="gr2" draw:text-style-name="P27" svg:width="0.0752in" svg:height="0.115in" svg:x="1.2327in" svg:y="1.3217in" svg:viewBox="0 0 192 293" draw:points="96,293 0,0 192,0"><text:p/></draw:polygon><draw:line draw:style-name="gr3" draw:text-style-name="P28" svg:x1="1.2709in" svg:y1="1.1472in" svg:x2="1.2709in" svg:y2="1.3433in"><text:p/></draw:line><draw:line draw:style-name="gr92" draw:text-style-name="P28" svg:x1="1.6528in" svg:y1="0.6709in" svg:x2="1.6528in" svg:y2="1.1496in"><text:p/></draw:line><draw:polygon draw:style-name="gr4" draw:text-style-name="P29" svg:width="1.0524in" svg:height="1.9142in" svg:x="2.3236in" svg:y="0in" svg:viewBox="0 0 2674 4863" draw:points="1335,4863 0,4863 0,0 2674,0 2674,4863"><text:p/></draw:polygon><draw:frame draw:style-name="gr93" draw:text-style-name="P31" svg:width="0.2823in" svg:height="0.1398in" svg:x="1.1327in" svg:y="0.9957in"><draw:text-box><text:p text:style-name="P30"><text:span text:style-name="T38">Hash</text:span></text:p></draw:text-box></draw:frame><draw:polygon draw:style-name="gr4" draw:text-style-name="P29" svg:width="0.8614in" svg:height="0.3827in" svg:x="2.4161in" svg:y="0.2854in" svg:viewBox="0 0 2189 973" draw:points="1095,973 0,973 0,0 2189,0 2189,973"><text:p/></draw:polygon><draw:frame draw:style-name="gr88" draw:text-style-name="P31" svg:width="0.6252in" svg:height="0.1398in" svg:x="2.4169in" svg:y="0.0689in"><draw:text-box><text:p text:style-name="P30"><text:span text:style-name="T38">Transaksi</text:span></text:p></draw:text-box></draw:frame><draw:frame draw:style-name="gr89" draw:text-style-name="P31" svg:width="0.5394in" svg:height="0.1406in" svg:x="2.5835in" svg:y="0.3583in"><draw:text-box><text:p text:style-name="P30"><text:span text:style-name="T38">Pemilik 2</text:span></text:p></draw:text-box></draw:frame><draw:polygon draw:style-name="gr4" draw:text-style-name="P29" svg:width="0.6693in" svg:height="0.3823in" svg:x="2.5126in" svg:y="1.4339in" svg:viewBox="0 0 1701 972" draw:points="850,972 0,972 0,0 1701,0 1701,972"><text:p/></draw:polygon><draw:frame draw:style-name="gr94" draw:text-style-name="P31" svg:width="0.5689in" svg:height="0.1398in" svg:x="2.5661in" svg:y="0.4909in"><draw:text-box><text:p text:style-name="P30"><text:span text:style-name="T38">Public Key</text:span></text:p></draw:text-box></draw:frame><draw:frame draw:style-name="gr89" draw:text-style-name="P31" svg:width="0.5394in" svg:height="0.1406in" svg:x="2.5764in" svg:y="1.5035in"><draw:text-box><text:p text:style-name="P30"><text:span text:style-name="T38">Pemilik 1</text:span></text:p></draw:text-box></draw:frame><draw:polygon draw:style-name="gr5" draw:text-style-name="P29" svg:width="0.3827in" svg:height="0.1917in" svg:x="2.6091in" svg:y="0.9559in" svg:viewBox="0 0 973 488" draw:points="485,488 0,488 0,0 973,0 973,488"><text:p/></draw:polygon><draw:polygon draw:style-name="gr6" draw:text-style-name="P28" svg:width="0.3827in" svg:height="0.1917in" svg:x="2.6091in" svg:y="0.9559in" svg:viewBox="0 0 973 488" draw:points="485,488 0,488 0,0 973,0 973,488"><text:p/></draw:polygon><draw:frame draw:style-name="gr91" draw:text-style-name="P31" svg:width="0.5161in" svg:height="0.1398in" svg:x="2.587in" svg:y="1.6362in"><draw:text-box><text:p text:style-name="P30"><text:span text:style-name="T38">Signature</text:span></text:p></draw:text-box></draw:frame><draw:polygon draw:style-name="gr2" draw:text-style-name="P27" svg:width="0.0752in" svg:height="0.113in" svg:x="2.8591in" svg:y="0.8417in" svg:viewBox="0 0 192 288" draw:points="96,288 0,0 192,0"><text:p/></draw:polygon><draw:line draw:style-name="gr3" draw:text-style-name="P28" svg:x1="2.8972in" svg:y1="0.6709in" svg:x2="2.8972in" svg:y2="0.8665in"><text:p/></draw:line><draw:polygon draw:style-name="gr2" draw:text-style-name="P27" svg:width="0.0772in" svg:height="0.115in" svg:x="2.7618in" svg:y="1.3217in" svg:viewBox="0 0 197 293" draw:points="96,293 0,0 197,0"><text:p/></draw:polygon><draw:line draw:style-name="gr3" draw:text-style-name="P28" svg:x1="2.8in" svg:y1="1.1472in" svg:x2="2.8in" svg:y2="1.3433in"><text:p/></draw:line><draw:polygon draw:style-name="gr2" draw:text-style-name="P27" svg:width="0.1197in" svg:height="0.0803in" svg:x="2.3925in" svg:y="1.4504in" svg:viewBox="0 0 305 205" draw:points="305,205 0,174 78,0"><text:p/></draw:polygon><draw:line draw:style-name="gr3" draw:text-style-name="P28" svg:x1="1.6528in" svg:y1="1.1472in" svg:x2="1.6697in" svg:y2="1.1559in"><text:p/></draw:line><draw:line draw:style-name="gr3" draw:text-style-name="P28" svg:x1="1.6882in" svg:y1="1.1654in" svg:x2="1.7051in" svg:y2="1.174in"><text:p/></draw:line><draw:line draw:style-name="gr3" draw:text-style-name="P28" svg:x1="1.7213in" svg:y1="1.1799in" svg:x2="1.7398in" svg:y2="1.1886in"><text:p/></draw:line><draw:line draw:style-name="gr3" draw:text-style-name="P28" svg:x1="1.7591in" svg:y1="1.1945in" svg:x2="1.776in" svg:y2="1.2028in"><text:p/></draw:line><draw:line draw:style-name="gr3" draw:text-style-name="P28" svg:x1="1.7913in" svg:y1="1.2091in" svg:x2="1.8102in" svg:y2="1.2177in"><text:p/></draw:line><draw:line draw:style-name="gr3" draw:text-style-name="P28" svg:x1="1.8276in" svg:y1="1.2272in" svg:x2="1.8449in" svg:y2="1.2358in"><text:p/></draw:line><draw:line draw:style-name="gr3" draw:text-style-name="P28" svg:x1="1.8618in" svg:y1="1.2417in" svg:x2="1.8807in" svg:y2="1.2492in"><text:p/></draw:line><draw:line draw:style-name="gr3" draw:text-style-name="P28" svg:x1="1.898in" svg:y1="1.2598in" svg:x2="1.915in" svg:y2="1.2665in"><text:p/></draw:line><draw:line draw:style-name="gr3" draw:text-style-name="P28" svg:x1="1.9327in" svg:y1="1.2744in" svg:x2="1.9496in" svg:y2="1.2811in"><text:p/></draw:line><draw:line draw:style-name="gr3" draw:text-style-name="P28" svg:x1="1.9685in" svg:y1="1.289in" svg:x2="1.9854in" svg:y2="1.2957in"><text:p/></draw:line><draw:line draw:style-name="gr3" draw:text-style-name="P28" svg:x1="2.0028in" svg:y1="1.3035in" svg:x2="2.0197in" svg:y2="1.311in"><text:p/></draw:line><draw:line draw:style-name="gr3" draw:text-style-name="P28" svg:x1="2.0382in" svg:y1="1.3217in" svg:x2="2.0571in" svg:y2="1.3283in"><text:p/></draw:line><draw:line draw:style-name="gr3" draw:text-style-name="P28" svg:x1="2.0736in" svg:y1="1.3362in" svg:x2="2.0906in" svg:y2="1.3449in"><text:p/></draw:line><draw:line draw:style-name="gr3" draw:text-style-name="P28" svg:x1="2.1091in" svg:y1="1.3508in" svg:x2="2.128in" svg:y2="1.3591in"><text:p/></draw:line><draw:line draw:style-name="gr3" draw:text-style-name="P28" svg:x1="2.1445in" svg:y1="1.3654in" svg:x2="2.1618in" svg:y2="1.374in"><text:p/></draw:line><draw:line draw:style-name="gr3" draw:text-style-name="P28" svg:x1="2.178in" svg:y1="1.3835in" svg:x2="2.1969in" svg:y2="1.3921in"><text:p/></draw:line><draw:line draw:style-name="gr3" draw:text-style-name="P28" svg:x1="2.2146in" svg:y1="1.398in" svg:x2="2.2315in" svg:y2="1.4067in"><text:p/></draw:line><draw:line draw:style-name="gr3" draw:text-style-name="P28" svg:x1="2.25in" svg:y1="1.4126in" svg:x2="2.2669in" svg:y2="1.4209in"><text:p/></draw:line><draw:line draw:style-name="gr3" draw:text-style-name="P28" svg:x1="2.2854in" svg:y1="1.4307in" svg:x2="2.3024in" svg:y2="1.4374in"><text:p/></draw:line><draw:line draw:style-name="gr3" draw:text-style-name="P28" svg:x1="2.3185in" svg:y1="1.4453in" svg:x2="2.3358in" svg:y2="1.452in"><text:p/></draw:line><draw:line draw:style-name="gr3" draw:text-style-name="P28" svg:x1="2.3543in" svg:y1="1.4598in" svg:x2="2.3717in" svg:y2="1.4673in"><text:p/></draw:line><draw:line draw:style-name="gr3" draw:text-style-name="P28" svg:x1="2.389in" svg:y1="1.4776in" svg:x2="2.4059in" svg:y2="1.4843in"><text:p/></draw:line><draw:line draw:style-name="gr3" draw:text-style-name="P28" svg:x1="2.4252in" svg:y1="1.4925in" svg:x2="2.4287in" svg:y2="1.4945in"><text:p/></draw:line><draw:frame draw:style-name="gr95" draw:text-style-name="P31" svg:width="0.2831in" svg:height="0.1398in" svg:x="2.6571in" svg:y="0.9957in"><draw:text-box><text:p text:style-name="P30"><text:span text:style-name="T38">Hash</text:span></text:p></draw:text-box></draw:frame><draw:frame draw:style-name="gr96" draw:text-style-name="P31" svg:width="0.0358in" svg:height="0.1398in" draw:transform="rotate (-0.402298392584693) translate (1.95277777777778in 1.20763888888889in)"><draw:text-box><text:p text:style-name="P30"><text:span text:style-name="T38"><text:s/></text:span></text:p></draw:text-box></draw:frame><draw:line draw:style-name="gr92" draw:text-style-name="P28" svg:x1="3.1827in" svg:y1="0.6709in" svg:x2="3.1827in" svg:y2="1.1496in"><text:p/></draw:line><draw:polygon draw:style-name="gr4" draw:text-style-name="P29" svg:width="1.0516in" svg:height="1.9142in" svg:x="3.8528in" svg:y="0in" svg:viewBox="0 0 2672 4863" draw:points="1339,4863 0,4863 0,0 2672,0 2672,4863"><text:p/></draw:polygon><draw:polygon draw:style-name="gr4" draw:text-style-name="P29" svg:width="0.8598in" svg:height="0.3827in" svg:x="3.9476in" svg:y="0.2854in" svg:viewBox="0 0 2185 973" draw:points="1095,973 0,973 0,0 2185,0 2185,973"><text:p/></draw:polygon><draw:frame draw:style-name="gr88" draw:text-style-name="P31" svg:width="0.6252in" svg:height="0.1398in" svg:x="3.9409in" svg:y="0.0689in"><draw:text-box><text:p text:style-name="P30"><text:span text:style-name="T38">Transaksi</text:span></text:p></draw:text-box></draw:frame><draw:frame draw:style-name="gr89" draw:text-style-name="P31" svg:width="0.5394in" svg:height="0.1406in" svg:x="4.1079in" svg:y="0.3583in"><draw:text-box><text:p text:style-name="P30"><text:span text:style-name="T38">Pemilik 3</text:span></text:p></draw:text-box></draw:frame><draw:polygon draw:style-name="gr4" draw:text-style-name="P29" svg:width="0.6693in" svg:height="0.3823in" svg:x="4.0445in" svg:y="1.4339in" svg:viewBox="0 0 1701 972" draw:points="850,972 0,972 0,0 1701,0 1701,972"><text:p/></draw:polygon><draw:frame draw:style-name="gr90" draw:text-style-name="P31" svg:width="0.5697in" svg:height="0.1398in" svg:x="4.0906in" svg:y="0.4909in"><draw:text-box><text:p text:style-name="P30"><text:span text:style-name="T38">Public Key</text:span></text:p></draw:text-box></draw:frame><draw:frame draw:style-name="gr89" draw:text-style-name="P31" svg:width="0.5394in" svg:height="0.1406in" svg:x="4.1114in" svg:y="1.5035in"><draw:text-box><text:p text:style-name="P30"><text:span text:style-name="T38">Pemilik 2</text:span></text:p></draw:text-box></draw:frame><draw:polygon draw:style-name="gr5" draw:text-style-name="P29" svg:width="0.3823in" svg:height="0.1917in" svg:x="4.1382in" svg:y="0.9559in" svg:viewBox="0 0 972 488" draw:points="488,488 0,488 0,0 972,0 972,488"><text:p/></draw:polygon><draw:polygon draw:style-name="gr6" draw:text-style-name="P28" svg:width="0.3823in" svg:height="0.1917in" svg:x="4.1382in" svg:y="0.9559in" svg:viewBox="0 0 972 488" draw:points="488,488 0,488 0,0 972,0 972,488"><text:p/></draw:polygon><draw:frame draw:style-name="gr91" draw:text-style-name="P31" svg:width="0.5161in" svg:height="0.1398in" svg:x="4.1217in" svg:y="1.6362in"><draw:text-box><text:p text:style-name="P30"><text:span text:style-name="T38">Signature</text:span></text:p></draw:text-box></draw:frame><draw:polygon draw:style-name="gr2" draw:text-style-name="P27" svg:width="0.0772in" svg:height="0.113in" svg:x="4.3882in" svg:y="0.8417in" svg:viewBox="0 0 197 288" draw:points="96,288 0,0 197,0"><text:p/></draw:polygon><draw:line draw:style-name="gr3" draw:text-style-name="P28" svg:x1="4.4248in" svg:y1="0.6709in" svg:x2="4.4248in" svg:y2="0.8665in"><text:p/></draw:line><draw:polygon draw:style-name="gr2" draw:text-style-name="P27" svg:width="0.0752in" svg:height="0.115in" svg:x="4.2945in" svg:y="1.3217in" svg:viewBox="0 0 192 293" draw:points="96,293 0,0 192,0"><text:p/></draw:polygon><draw:line draw:style-name="gr3" draw:text-style-name="P28" svg:x1="4.3303in" svg:y1="1.1472in" svg:x2="4.3303in" svg:y2="1.3433in"><text:p/></draw:line><draw:polygon draw:style-name="gr2" draw:text-style-name="P27" svg:width="0.0752in" svg:height="0.113in" svg:x="4.1972in" svg:y="0.8417in" svg:viewBox="0 0 192 288" draw:points="95,288 0,0 192,0"><text:p/></draw:polygon><draw:line draw:style-name="gr3" draw:text-style-name="P28" svg:x1="4.2354in" svg:y1="0.7654in" svg:x2="4.2354in" svg:y2="0.8646in"><text:p/></draw:line><draw:polygon draw:style-name="gr2" draw:text-style-name="P27" svg:width="0.1197in" svg:height="0.0803in" svg:x="3.9236in" svg:y="1.4504in" svg:viewBox="0 0 305 205" draw:points="305,205 0,174 78,0"><text:p/></draw:polygon><draw:line draw:style-name="gr3" draw:text-style-name="P28" svg:x1="3.1827in" svg:y1="1.1472in" svg:x2="3.1996in" svg:y2="1.1559in"><text:p/></draw:line><draw:line draw:style-name="gr3" draw:text-style-name="P28" svg:x1="3.2177in" svg:y1="1.1654in" svg:x2="3.2366in" svg:y2="1.174in"><text:p/></draw:line><draw:line draw:style-name="gr3" draw:text-style-name="P28" svg:x1="3.2528in" svg:y1="1.1799in" svg:x2="3.2701in" svg:y2="1.1886in"><text:p/></draw:line><draw:line draw:style-name="gr3" draw:text-style-name="P28" svg:x1="3.2882in" svg:y1="1.1945in" svg:x2="3.3055in" svg:y2="1.2028in"><text:p/></draw:line><draw:line draw:style-name="gr3" draw:text-style-name="P28" svg:x1="3.3236in" svg:y1="1.2091in" svg:x2="3.3406in" svg:y2="1.2177in"><text:p/></draw:line><draw:line draw:style-name="gr3" draw:text-style-name="P28" svg:x1="3.3591in" svg:y1="1.2272in" svg:x2="3.3776in" svg:y2="1.2358in"><text:p/></draw:line><draw:line draw:style-name="gr3" draw:text-style-name="P28" svg:x1="3.3945in" svg:y1="1.2417in" svg:x2="3.4114in" svg:y2="1.2492in"><text:p/></draw:line><draw:line draw:style-name="gr3" draw:text-style-name="P28" svg:x1="3.4276in" svg:y1="1.2598in" svg:x2="3.4449in" svg:y2="1.2665in"><text:p/></draw:line><draw:line draw:style-name="gr3" draw:text-style-name="P28" svg:x1="3.4634in" svg:y1="1.2744in" svg:x2="3.4807in" svg:y2="1.2811in"><text:p/></draw:line><draw:line draw:style-name="gr3" draw:text-style-name="P28" svg:x1="3.4976in" svg:y1="1.289in" svg:x2="3.5146in" svg:y2="1.2957in"><text:p/></draw:line><draw:line draw:style-name="gr3" draw:text-style-name="P28" svg:x1="3.5354in" svg:y1="1.3035in" svg:x2="3.5524in" svg:y2="1.311in"><text:p/></draw:line><draw:line draw:style-name="gr3" draw:text-style-name="P28" svg:x1="3.5685in" svg:y1="1.3217in" svg:x2="3.5854in" svg:y2="1.3283in"><text:p/></draw:line><draw:line draw:style-name="gr3" draw:text-style-name="P28" svg:x1="3.6059in" svg:y1="1.3362in" svg:x2="3.6228in" svg:y2="1.3449in"><text:p/></draw:line><draw:line draw:style-name="gr3" draw:text-style-name="P28" svg:x1="3.6386in" svg:y1="1.3508in" svg:x2="3.6555in" svg:y2="1.3591in"><text:p/></draw:line><draw:line draw:style-name="gr3" draw:text-style-name="P28" svg:x1="3.6736in" svg:y1="1.3654in" svg:x2="3.6925in" svg:y2="1.374in"><text:p/></draw:line><draw:line draw:style-name="gr3" draw:text-style-name="P28" svg:x1="3.7091in" svg:y1="1.3835in" svg:x2="3.726in" svg:y2="1.3921in"><text:p/></draw:line><draw:line draw:style-name="gr3" draw:text-style-name="P28" svg:x1="3.7445in" svg:y1="1.398in" svg:x2="3.7618in" svg:y2="1.4067in"><text:p/></draw:line><draw:line draw:style-name="gr3" draw:text-style-name="P28" svg:x1="3.7799in" svg:y1="1.4126in" svg:x2="3.7972in" svg:y2="1.4209in"><text:p/></draw:line><draw:line draw:style-name="gr3" draw:text-style-name="P28" svg:x1="3.8146in" svg:y1="1.4307in" svg:x2="3.8315in" svg:y2="1.4374in"><text:p/></draw:line><draw:line draw:style-name="gr3" draw:text-style-name="P28" svg:x1="3.85in" svg:y1="1.4453in" svg:x2="3.8669in" svg:y2="1.452in"><text:p/></draw:line><draw:line draw:style-name="gr3" draw:text-style-name="P28" svg:x1="3.8854in" svg:y1="1.4598in" svg:x2="3.9024in" svg:y2="1.4673in"><text:p/></draw:line><draw:line draw:style-name="gr3" draw:text-style-name="P28" svg:x1="3.9185in" svg:y1="1.4776in" svg:x2="3.9374in" svg:y2="1.4843in"><text:p/></draw:line><draw:line draw:style-name="gr3" draw:text-style-name="P28" svg:x1="3.9559in" svg:y1="1.4925in" svg:x2="3.9614in" svg:y2="1.4945in"><text:p/></draw:line><draw:frame draw:style-name="gr95" draw:text-style-name="P31" svg:width="0.2831in" svg:height="0.1398in" svg:x="4.1917in" svg:y="0.9957in"><draw:text-box><text:p text:style-name="P30"><text:span text:style-name="T38">Hash</text:span></text:p></draw:text-box></draw:frame><draw:frame draw:style-name="gr96" draw:text-style-name="P31" svg:width="0.0358in" svg:height="0.1398in" draw:transform="rotate (-0.402298392584693) translate (3.48472222222222in 1.20763888888889in)"><draw:text-box><text:p text:style-name="P30"><text:span text:style-name="T38"><text:s/></text:span></text:p></draw:text-box></draw:frame><draw:frame draw:style-name="gr97" draw:text-style-name="P31" svg:width="0.4831in" svg:height="0.1406in" draw:transform="rotate (-0.408232512041473) translate (3.52013888888889in 1.13402777777778in)"><draw:text-box><text:p text:style-name="P30"><text:span text:style-name="T38">Verifikasi</text:span></text:p></draw:text-box></draw:frame><draw:polygon draw:style-name="gr4" draw:text-style-name="P29" svg:width="0.8614in" svg:height="0.3827in" svg:x="2.4161in" svg:y="2.2012in" svg:viewBox="0 0 2189 973" draw:points="1095,973 0,973 0,0 2189,0 2189,973"><text:p/></draw:polygon><draw:frame draw:style-name="gr89" draw:text-style-name="P31" svg:width="0.5394in" svg:height="0.1406in" svg:x="2.5764in" svg:y="2.2709in"><draw:text-box><text:p text:style-name="P30"><text:span text:style-name="T38">Pemilik 2</text:span></text:p></draw:text-box></draw:frame><draw:polygon draw:style-name="gr4" draw:text-style-name="P29" svg:width="0.8598in" svg:height="0.3827in" svg:x="0.8882in" svg:y="2.2012in" svg:viewBox="0 0 2185 973" draw:points="1095,973 0,973 0,0 2185,0 2185,973"><text:p/></draw:polygon><draw:frame draw:style-name="gr98" draw:text-style-name="P31" svg:width="0.6161in" svg:height="0.1406in" svg:x="2.537in" svg:y="2.4047in"><draw:text-box><text:p text:style-name="P30"><text:span text:style-name="T38">Private Key</text:span></text:p></draw:text-box></draw:frame><draw:frame draw:style-name="gr89" draw:text-style-name="P31" svg:width="0.5394in" svg:height="0.1406in" svg:x="1.0524in" svg:y="2.2709in"><draw:text-box><text:p text:style-name="P30"><text:span text:style-name="T38">Pemilik 1</text:span></text:p></draw:text-box></draw:frame><draw:polygon draw:style-name="gr2" draw:text-style-name="P27" svg:width="0.115in" svg:height="0.0988in" svg:x="3.9295in" svg:y="1.7217in" svg:viewBox="0 0 293 252" draw:points="293,0 114,252 0,100"><text:p/></draw:polygon><draw:line draw:style-name="gr3" draw:text-style-name="P28" svg:x1="3.278in" svg:y1="2.2969in" svg:x2="3.2937in" svg:y2="2.2846in"><text:p/></draw:line><draw:line draw:style-name="gr3" draw:text-style-name="P28" svg:x1="3.3091in" svg:y1="2.2732in" svg:x2="3.3248in" svg:y2="2.263in"><text:p/></draw:line><draw:line draw:style-name="gr3" draw:text-style-name="P28" svg:x1="3.3398in" svg:y1="2.2492in" svg:x2="3.3555in" svg:y2="2.2374in"><text:p/></draw:line><draw:line draw:style-name="gr3" draw:text-style-name="P28" svg:x1="3.3709in" svg:y1="2.2264in" svg:x2="3.3866in" svg:y2="2.2161in"><text:p/></draw:line><draw:line draw:style-name="gr3" draw:text-style-name="P28" svg:x1="3.4in" svg:y1="2.2043in" svg:x2="3.4157in" svg:y2="2.1921in"><text:p/></draw:line><draw:line draw:style-name="gr3" draw:text-style-name="P28" svg:x1="3.4327in" svg:y1="2.1811in" svg:x2="3.4484in" svg:y2="2.1689in"><text:p/></draw:line><draw:line draw:style-name="gr3" draw:text-style-name="P28" svg:x1="3.4618in" svg:y1="2.1567in" svg:x2="3.4776in" svg:y2="2.1465in"><text:p/></draw:line><draw:line draw:style-name="gr3" draw:text-style-name="P28" svg:x1="3.4945in" svg:y1="2.137in" svg:x2="3.5102in" svg:y2="2.1248in"><text:p/></draw:line><draw:line draw:style-name="gr3" draw:text-style-name="P28" svg:x1="3.5236in" svg:y1="2.1118in" svg:x2="3.5394in" svg:y2="2.1012in"><text:p/></draw:line><draw:line draw:style-name="gr3" draw:text-style-name="P28" svg:x1="3.5559in" svg:y1="2.0898in" svg:x2="3.5717in" svg:y2="2.0776in"><text:p/></draw:line><draw:line draw:style-name="gr3" draw:text-style-name="P28" svg:x1="3.5854in" svg:y1="2.0685in" svg:x2="3.6012in" svg:y2="2.0563in"><text:p/></draw:line><draw:line draw:style-name="gr3" draw:text-style-name="P28" svg:x1="3.6177in" svg:y1="2.0425in" svg:x2="3.6335in" svg:y2="2.0307in"><text:p/></draw:line><draw:line draw:style-name="gr3" draw:text-style-name="P28" svg:x1="3.6472in" svg:y1="2.0213in" svg:x2="3.663in" svg:y2="2.0091in"><text:p/></draw:line><draw:line draw:style-name="gr3" draw:text-style-name="P28" svg:x1="3.6795in" svg:y1="1.9969in" svg:x2="3.6953in" svg:y2="1.9866in"><text:p/></draw:line><draw:line draw:style-name="gr3" draw:text-style-name="P28" svg:x1="3.7091in" svg:y1="1.9728in" svg:x2="3.7248in" svg:y2="1.961in"><text:p/></draw:line><draw:line draw:style-name="gr3" draw:text-style-name="P28" svg:x1="3.7382in" svg:y1="1.9496in" svg:x2="3.7539in" svg:y2="1.9394in"><text:p/></draw:line><draw:line draw:style-name="gr3" draw:text-style-name="P28" svg:x1="3.7709in" svg:y1="1.928in" svg:x2="3.7866in" svg:y2="1.9157in"><text:p/></draw:line><draw:line draw:style-name="gr3" draw:text-style-name="P28" svg:x1="3.8in" svg:y1="1.9047in" svg:x2="3.8157in" svg:y2="1.8925in"><text:p/></draw:line><draw:line draw:style-name="gr3" draw:text-style-name="P28" svg:x1="3.8327in" svg:y1="1.8831in" svg:x2="3.8484in" svg:y2="1.8709in"><text:p/></draw:line><draw:line draw:style-name="gr3" draw:text-style-name="P28" svg:x1="3.8618in" svg:y1="1.8606in" svg:x2="3.8776in" svg:y2="1.8484in"><text:p/></draw:line><draw:line draw:style-name="gr3" draw:text-style-name="P28" svg:x1="3.8945in" svg:y1="1.8358in" svg:x2="3.9102in" svg:y2="1.8236in"><text:p/></draw:line><draw:line draw:style-name="gr3" draw:text-style-name="P28" svg:x1="3.9236in" svg:y1="1.8134in" svg:x2="3.9394in" svg:y2="1.8012in"><text:p/></draw:line><draw:line draw:style-name="gr3" draw:text-style-name="P28" svg:x1="3.9559in" svg:y1="1.7902in" svg:x2="3.9717in" svg:y2="1.7799in"><text:p/></draw:line><draw:frame draw:style-name="gr98" draw:text-style-name="P31" svg:width="0.6161in" svg:height="0.1406in" svg:x="1.0126in" svg:y="2.4047in"><draw:text-box><text:p text:style-name="P30"><text:span text:style-name="T38">Private Key</text:span></text:p></draw:text-box></draw:frame><draw:frame draw:style-name="gr96" draw:text-style-name="P31" svg:width="0.0358in" svg:height="0.1398in" draw:transform="rotate (0.647342619564697) translate (3.69722222222222in 1.89513888888889in)"><draw:text-box><text:p text:style-name="P30"><text:span text:style-name="T38"><text:s/></text:span></text:p></draw:text-box></draw:frame><draw:polygon draw:style-name="gr2" draw:text-style-name="P27" svg:width="0.1146in" svg:height="0.0988in" svg:x="2.3976in" svg:y="1.7217in" svg:viewBox="0 0 292 252" draw:points="292,0 117,252 0,100"><text:p/></draw:polygon><draw:line draw:style-name="gr3" draw:text-style-name="P28" svg:x1="1.7472in" svg:y1="2.2969in" svg:x2="1.7622in" svg:y2="2.2846in"><text:p/></draw:line><draw:line draw:style-name="gr3" draw:text-style-name="P28" svg:x1="1.778in" svg:y1="2.2732in" svg:x2="1.7937in" svg:y2="2.263in"><text:p/></draw:line><draw:line draw:style-name="gr3" draw:text-style-name="P28" svg:x1="1.8091in" svg:y1="2.2492in" svg:x2="1.824in" svg:y2="2.2374in"><text:p/></draw:line><draw:line draw:style-name="gr3" draw:text-style-name="P28" svg:x1="1.8398in" svg:y1="2.2264in" svg:x2="1.8555in" svg:y2="2.2161in"><text:p/></draw:line><draw:line draw:style-name="gr3" draw:text-style-name="P28" svg:x1="1.8709in" svg:y1="2.2043in" svg:x2="1.8858in" svg:y2="2.1921in"><text:p/></draw:line><draw:line draw:style-name="gr3" draw:text-style-name="P28" svg:x1="1.9016in" svg:y1="2.1811in" svg:x2="1.9173in" svg:y2="2.1689in"><text:p/></draw:line><draw:line draw:style-name="gr3" draw:text-style-name="P28" svg:x1="1.9327in" svg:y1="2.1567in" svg:x2="1.9476in" svg:y2="2.1465in"><text:p/></draw:line><draw:line draw:style-name="gr3" draw:text-style-name="P28" svg:x1="1.9634in" svg:y1="2.137in" svg:x2="1.9791in" svg:y2="2.1248in"><text:p/></draw:line><draw:line draw:style-name="gr3" draw:text-style-name="P28" svg:x1="1.9945in" svg:y1="2.1118in" svg:x2="2.0094in" svg:y2="2.1012in"><text:p/></draw:line><draw:line draw:style-name="gr3" draw:text-style-name="P28" svg:x1="2.0236in" svg:y1="2.0898in" svg:x2="2.0386in" svg:y2="2.0776in"><text:p/></draw:line><draw:line draw:style-name="gr3" draw:text-style-name="P28" svg:x1="2.0543in" svg:y1="2.0685in" svg:x2="2.0701in" svg:y2="2.0563in"><text:p/></draw:line><draw:line draw:style-name="gr3" draw:text-style-name="P28" svg:x1="2.0854in" svg:y1="2.0425in" svg:x2="2.1004in" svg:y2="2.0307in"><text:p/></draw:line><draw:line draw:style-name="gr3" draw:text-style-name="P28" svg:x1="2.1161in" svg:y1="2.0213in" svg:x2="2.1319in" svg:y2="2.0091in"><text:p/></draw:line><draw:line draw:style-name="gr3" draw:text-style-name="P28" svg:x1="2.1472in" svg:y1="1.9969in" svg:x2="2.1622in" svg:y2="1.9866in"><text:p/></draw:line><draw:line draw:style-name="gr3" draw:text-style-name="P28" svg:x1="2.178in" svg:y1="1.9728in" svg:x2="2.1937in" svg:y2="1.961in"><text:p/></draw:line><draw:line draw:style-name="gr3" draw:text-style-name="P28" svg:x1="2.2091in" svg:y1="1.9496in" svg:x2="2.224in" svg:y2="1.9394in"><text:p/></draw:line><draw:line draw:style-name="gr3" draw:text-style-name="P28" svg:x1="2.2398in" svg:y1="1.928in" svg:x2="2.2555in" svg:y2="1.9157in"><text:p/></draw:line><draw:line draw:style-name="gr3" draw:text-style-name="P28" svg:x1="2.2709in" svg:y1="1.9047in" svg:x2="2.2858in" svg:y2="1.8925in"><text:p/></draw:line><draw:line draw:style-name="gr3" draw:text-style-name="P28" svg:x1="2.3016in" svg:y1="1.8831in" svg:x2="2.3173in" svg:y2="1.8709in"><text:p/></draw:line><draw:line draw:style-name="gr3" draw:text-style-name="P28" svg:x1="2.3307in" svg:y1="1.8606in" svg:x2="2.3465in" svg:y2="1.8484in"><text:p/></draw:line><draw:line draw:style-name="gr3" draw:text-style-name="P28" svg:x1="2.3618in" svg:y1="1.8358in" svg:x2="2.3776in" svg:y2="1.8236in"><text:p/></draw:line><draw:line draw:style-name="gr3" draw:text-style-name="P28" svg:x1="2.3925in" svg:y1="1.8134in" svg:x2="2.4083in" svg:y2="1.8012in"><text:p/></draw:line><draw:line draw:style-name="gr3" draw:text-style-name="P28" svg:x1="2.4236in" svg:y1="1.7902in" svg:x2="2.4394in" svg:y2="1.7799in"><text:p/></draw:line><draw:frame draw:style-name="gr96" draw:text-style-name="P31" svg:width="0.0358in" svg:height="0.1398in" draw:transform="rotate (0.647342619564697) translate (3.72361111111111in 1.87569444444444in)"><draw:text-box><text:p text:style-name="P30"><text:span text:style-name="T38"><text:s/></text:span></text:p></draw:text-box></draw:frame><draw:frame draw:style-name="gr99" draw:text-style-name="P31" svg:width="0.7551in" svg:height="0.1406in" draw:transform="rotate (0.636521578202332) translate (1.90902777777778in 1.96875in)"><draw:text-box><text:p text:style-name="P30"><text:span text:style-name="T38">Tanda Tangan</text:span></text:p></draw:text-box></draw:frame><draw:frame draw:style-name="gr100" draw:text-style-name="P31" svg:width="0.035in" svg:height="0.1406in" draw:transform="rotate (0.6155776271784) translate (2.16319444444444in 1.89583333333333in)"><draw:text-box><text:p text:style-name="P30"><text:span text:style-name="T38"><text:s/></text:span></text:p></draw:text-box></draw:frame><draw:polygon draw:style-name="gr4" draw:text-style-name="P29" svg:width="0.8598in" svg:height="0.3827in" svg:x="3.9476in" svg:y="2.2012in" svg:viewBox="0 0 2185 973" draw:points="1095,973 0,973 0,0 2185,0 2185,973"><text:p/></draw:polygon><draw:frame draw:style-name="gr96" draw:text-style-name="P31" svg:width="0.0358in" svg:height="0.1398in" draw:transform="rotate (0.647342619564697) translate (2.19166666666667in 1.87569444444444in)"><draw:text-box><text:p text:style-name="P30"><text:span text:style-name="T38"><text:s/></text:span></text:p></draw:text-box></draw:frame><draw:frame draw:style-name="gr89" draw:text-style-name="P31" svg:width="0.5394in" svg:height="0.1406in" svg:x="4.1114in" svg:y="2.2709in"><draw:text-box><text:p text:style-name="P30"><text:span text:style-name="T38">Pemilik 3</text:span></text:p></draw:text-box></draw:frame><draw:line draw:style-name="gr6" draw:text-style-name="P28" svg:x1="3.374in" svg:y1="0.7654in" svg:x2="4.2339in" svg:y2="0.7654in"><text:p/></draw:line><draw:polygon draw:style-name="gr2" draw:text-style-name="P27" svg:width="0.0772in" svg:height="0.113in" svg:x="2.665in" svg:y="0.8417in" svg:viewBox="0 0 197 288" draw:points="100,288 0,0 197,0"><text:p/></draw:polygon><draw:line draw:style-name="gr3" draw:text-style-name="P28" svg:x1="2.7059in" svg:y1="0.7654in" svg:x2="2.7059in" svg:y2="0.8646in"><text:p/></draw:line><draw:line draw:style-name="gr6" draw:text-style-name="P28" svg:x1="1.8445in" svg:y1="0.7654in" svg:x2="2.7063in" svg:y2="0.7654in"><text:p/></draw:line><draw:polygon draw:style-name="gr2" draw:text-style-name="P27" svg:width="0.0752in" svg:height="0.113in" svg:x="1.1358in" svg:y="0.8417in" svg:viewBox="0 0 192 288" draw:points="95,288 0,0 192,0"><text:p/></draw:polygon><draw:line draw:style-name="gr3" draw:text-style-name="P28" svg:x1="1.1736in" svg:y1="0.7654in" svg:x2="1.1736in" svg:y2="0.8646in"><text:p/></draw:line><draw:line draw:style-name="gr6" draw:text-style-name="P28" svg:x1="0.5039in" svg:y1="0.7654in" svg:x2="1.1736in" svg:y2="0.7654in"><text:p/></draw:line><draw:frame draw:style-name="gr101" draw:text-style-name="P31" svg:width="0.6169in" svg:height="0.1406in" svg:x="4.0717in" svg:y="2.4047in"><draw:text-box><text:p text:style-name="P30"><text:span text:style-name="T38">Private Key</text:span></text:p></draw:text-box></draw:frame><draw:frame draw:style-name="gr102" draw:text-style-name="P31" svg:width="0.4835in" svg:height="0.1406in" draw:transform="rotate (-0.40962877544307) translate (1.98888888888889in 1.13472222222222in)"><draw:text-box><text:p text:style-name="P30"><text:span text:style-name="T38">Verifikasi</text:span></text:p></draw:text-box></draw:frame><draw:frame draw:style-name="gr99" draw:text-style-name="P31" svg:width="0.7551in" svg:height="0.1406in" draw:transform="rotate (0.636521578202332) translate (3.42986111111111in 1.96944444444444in)"><draw:text-box><text:p text:style-name="P30"><text:span text:style-name="T38">Tanda Tangan</text:span></text:p></draw:text-box></draw:frame></draw:g></text:p>
      <text:p text:style-name="P11"><text:span text:style-name="T10">Masalahnya tentu saja adalah karena </text:span><text:span text:style-name="T14">payee</text:span><text:span text:style-name="T10"> tidak dapat memverifikasi salah satu pemilik yang tidak melakukan </text:span><text:span text:style-name="T14">double-spend</text:span><text:span text:style-name="T10"> koin itu. Solusi umum yang digunakan adalah menggunakan otoritas pusat yang dipercaya, atau penerbit koin, yang bertugas memeriksa setiap transaksi dari potensi </text:span><text:span text:style-name="T14">double-spend. </text:span><text:span text:style-name="T10">Setelah tiap transaksi, koin itu harus dikembalikan ke penerbit untuk membuat sebuah koin baru lagi, dan koin yang berasal langsung dari penerbit itulah yang dipercaya tidak akan melakukan </text:span><text:span text:style-name="T14">double-spent.</text:span><text:span text:style-name="T10"> Masalah dengan solusi ini adalah keyakinan pada seluruh sistem uang yang bergantung pada perusahaan dibalik penerbit uang itu, dengan setiap transaksi yang berjalan melaluinya, sama seperti sebuah bank. </text:span></text:p>
      <text:p text:style-name="P11"><text:span text:style-name="T10">Kita butuh sebuah cara agar </text:span><text:span text:style-name="T14">payee</text:span><text:span text:style-name="T10"> mengetahui pemilik mana yang belum membubuhkan tandatangan transaksi apapun sebelumnya. Untuk tujuan kami, transaksi paling awal adalah satu-satunya yang diperhitungkan, jadi kita tidak perlu peduli lagi dengan upaya </text:span><text:span text:style-name="T14">double-spend</text:span><text:span text:style-name="T10"> nantinya. Satu-satunya cara untuk mengkonfirmasi ketiadaan dalam sebuah transaksi adalah dengan mengawasi keseluruhan transaksi. Dalam model yang berbasis penerbitan mata uang, penerbit harus mewaspadai seluruh transaksi dan memutuskan transaksi mana yang datang lebih dulu. Untuk mencapai hal ini tanpa menggunakan pihak yang dipercayai, transaksi haruslah </text:span><text:soft-page-break/><text:span text:style-name="T10">diumumkan secara terbuka [1], dan kita membutuhkan sebuah sistem agar para partisipan menyetujui satu urutan sejarah pertama yang telah mereka terima. </text:span><text:span text:style-name="T14">Payee </text:span><text:span text:style-name="T10">memerlukan bukti di setiap saat pada setiap transaksi, mayoritas </text:span><text:span text:style-name="T14">node</text:span><text:span text:style-name="T10"> menyetujui bahwa itu yang pertama kali diterima. </text:span></text:p>
      <text:h text:style-name="P25" text:outline-level="2">3. <text:s text:c="3"/><text:span text:style-name="T22">Server </text:span>Timestamp</text:h>
      <text:p text:style-name="P4"><text:span text:style-name="T10">Solusi yang kami usulkan dimulai dengan server </text:span><text:span text:style-name="T14">timestamp. </text:span><text:span text:style-name="T10">Server timestamp ini bekerja dengan mengambil hash dari item sebuah block untuk diberi stempel waktu dan mempublikasikan hash itu secara luas, seperi halnya sebuah surat kabar atau posting di Usenet [2-5]. </text:span><text:span text:style-name="T14">Timestamp</text:span><text:span text:style-name="T10"> membuktikan bahwa data itu harus ada saat itu, jelas agar bisa mendapatkan hash tersebut. Setiap </text:span><text:span text:style-name="T14">timestamp</text:span><text:span text:style-name="T10"> menyertakan juga </text:span><text:span text:style-name="T15">timestamp</text:span><text:span text:style-name="T10"> sebelumnya yang ada di dalam hash, menyusun sebuah rantai, dengan masing-masing tambahan </text:span><text:span text:style-name="T14">timestamp</text:span><text:span text:style-name="T10"> memperkuat </text:span><text:span text:style-name="T14">timestamp</text:span><text:span text:style-name="T10"> sebelumnya. </text:span></text:p>
      <text:p text:style-name="P3"/>
      <text:p text:style-name="P6"><draw:g text:anchor-type="as-char" draw:z-index="0" draw:style-name="gr1"><draw:polygon draw:style-name="gr2" draw:text-style-name="P27" svg:width="0.0941in" svg:height="0.0634in" svg:x="0.4571in" svg:y="0.0488in" svg:viewBox="0 0 240 162" draw:points="240,81 0,162 0,0"><text:p/></draw:polygon><draw:line draw:style-name="gr3" draw:text-style-name="P28" svg:x1="0in" svg:y1="0.0807in" svg:x2="0.4752in" svg:y2="0.0807in"><text:p/></draw:line><draw:polygon draw:style-name="gr2" draw:text-style-name="P27" svg:width="0.0941in" svg:height="0.0634in" svg:x="1.9528in" svg:y="0.128in" svg:viewBox="0 0 240 162" draw:points="240,81 0,162 0,0"><text:p/></draw:polygon><draw:line draw:style-name="gr3" draw:text-style-name="P28" svg:x1="1.811in" svg:y1="0.1598in" svg:x2="1.9724in" svg:y2="0.1598in"><text:p/></draw:line><draw:polygon draw:style-name="gr2" draw:text-style-name="P27" svg:width="0.0941in" svg:height="0.0634in" svg:x="3.1346in" svg:y="0.0488in" svg:viewBox="0 0 240 162" draw:points="240,81 0,162 0,0"><text:p/></draw:polygon><draw:line draw:style-name="gr3" draw:text-style-name="P28" svg:x1="2.2835in" svg:y1="0.0807in" svg:x2="3.1528in" svg:y2="0.0807in"><text:p/></draw:line><draw:polygon draw:style-name="gr4" draw:text-style-name="P29" svg:width="1.2594in" svg:height="0.4803in" svg:x="0.2362in" svg:y="0.3197in" svg:viewBox="0 0 3200 1221" draw:points="1602,1221 0,1221 0,0 3200,0 3200,1221"><text:p/></draw:polygon><draw:polygon draw:style-name="gr5" draw:text-style-name="P29" svg:width="0.315in" svg:height="0.1594in" svg:x="0.3154in" svg:y="0.5598in" svg:viewBox="0 0 801 406" draw:points="399,406 0,406 0,0 801,0 801,406"><text:p/></draw:polygon><draw:polygon draw:style-name="gr6" draw:text-style-name="P28" svg:width="0.315in" svg:height="0.1594in" svg:x="0.3154in" svg:y="0.5598in" svg:viewBox="0 0 801 406" draw:points="399,406 0,406 0,0 801,0 801,406"><text:p/></draw:polygon><draw:frame draw:style-name="gr7" draw:text-style-name="P31" svg:width="0.2461in" svg:height="0.1161in" svg:x="0.311in" svg:y="0.3736in"><draw:text-box><text:p text:style-name="P30"><text:span text:style-name="T24">Block</text:span></text:p></draw:text-box></draw:frame><draw:polygon draw:style-name="gr5" draw:text-style-name="P29" svg:width="0.315in" svg:height="0.1594in" svg:x="0.7083in" svg:y="0.5598in" svg:viewBox="0 0 801 406" draw:points="403,406 0,406 0,0 801,0 801,406"><text:p/></draw:polygon><draw:polygon draw:style-name="gr6" draw:text-style-name="P28" svg:width="0.315in" svg:height="0.1594in" svg:x="0.7083in" svg:y="0.5598in" svg:viewBox="0 0 801 406" draw:points="403,406 0,406 0,0 801,0 801,406"><text:p/></draw:polygon><draw:frame draw:style-name="gr8" draw:text-style-name="P31" svg:width="0.1961in" svg:height="0.1161in" svg:x="0.378in" svg:y="0.5902in"><draw:text-box><text:p text:style-name="P30"><text:span text:style-name="T24">Item</text:span></text:p></draw:text-box></draw:frame><draw:polygon draw:style-name="gr5" draw:text-style-name="P29" svg:width="0.315in" svg:height="0.1594in" svg:x="1.1028in" svg:y="0.5598in" svg:viewBox="0 0 801 406" draw:points="399,406 0,406 0,0 801,0 801,406"><text:p/></draw:polygon><draw:polygon draw:style-name="gr6" draw:text-style-name="P28" svg:width="0.315in" svg:height="0.1594in" svg:x="1.1028in" svg:y="0.5598in" svg:viewBox="0 0 801 406" draw:points="399,406 0,406 0,0 801,0 801,406"><text:p/></draw:polygon><draw:frame draw:style-name="gr8" draw:text-style-name="P31" svg:width="0.1961in" svg:height="0.1161in" svg:x="0.7709in" svg:y="0.5902in"><draw:text-box><text:p text:style-name="P30"><text:span text:style-name="T24">Item</text:span></text:p></draw:text-box></draw:frame><draw:polygon draw:style-name="gr4" draw:text-style-name="P29" svg:width="0.315in" svg:height="0.2398in" svg:x="2.0472in" svg:y="0.0004in" svg:viewBox="0 0 801 610" draw:points="402,610 0,610 0,0 801,0 801,610"><text:p/></draw:polygon><draw:frame draw:style-name="gr9" draw:text-style-name="P31" svg:width="0.085in" svg:height="0.1161in" svg:x="1.222in" svg:y="0.5902in"><draw:text-box><text:p text:style-name="P30"><text:span text:style-name="T24">...</text:span></text:p></draw:text-box></draw:frame><draw:polygon draw:style-name="gr4" draw:text-style-name="P29" svg:width="1.261in" svg:height="0.4803in" svg:x="1.7319in" svg:y="0.3197in" svg:viewBox="0 0 3204 1221" draw:points="1602,1221 0,1221 0,0 3204,0 3204,1221"><text:p/></draw:polygon><draw:frame draw:style-name="gr10" draw:text-style-name="P31" svg:width="0.235in" svg:height="0.1161in" svg:x="2.0917in" svg:y="0.0736in"><draw:text-box><text:p text:style-name="P30"><text:span text:style-name="T24">Hash</text:span></text:p></draw:text-box></draw:frame><draw:polygon draw:style-name="gr5" draw:text-style-name="P29" svg:width="0.315in" svg:height="0.1594in" svg:x="1.811in" svg:y="0.5598in" svg:viewBox="0 0 801 406" draw:points="403,406 0,406 0,0 801,0 801,406"><text:p/></draw:polygon><draw:polygon draw:style-name="gr6" draw:text-style-name="P28" svg:width="0.315in" svg:height="0.1594in" svg:x="1.811in" svg:y="0.5598in" svg:viewBox="0 0 801 406" draw:points="403,406 0,406 0,0 801,0 801,406"><text:p/></draw:polygon><draw:frame draw:style-name="gr7" draw:text-style-name="P31" svg:width="0.2461in" svg:height="0.1161in" svg:x="1.8126in" svg:y="0.3736in"><draw:text-box><text:p text:style-name="P30"><text:span text:style-name="T24">Block</text:span></text:p></draw:text-box></draw:frame><draw:polygon draw:style-name="gr5" draw:text-style-name="P29" svg:width="0.315in" svg:height="0.1594in" svg:x="2.2055in" svg:y="0.5598in" svg:viewBox="0 0 801 406" draw:points="399,406 0,406 0,0 801,0 801,406"><text:p/></draw:polygon><draw:polygon draw:style-name="gr6" draw:text-style-name="P28" svg:width="0.315in" svg:height="0.1594in" svg:x="2.2055in" svg:y="0.5598in" svg:viewBox="0 0 801 406" draw:points="399,406 0,406 0,0 801,0 801,406"><text:p/></draw:polygon><draw:frame draw:style-name="gr8" draw:text-style-name="P31" svg:width="0.1961in" svg:height="0.1161in" svg:x="1.8709in" svg:y="0.5902in"><draw:text-box><text:p text:style-name="P30"><text:span text:style-name="T24">Item</text:span></text:p></draw:text-box></draw:frame><draw:polygon draw:style-name="gr5" draw:text-style-name="P29" svg:width="0.315in" svg:height="0.1594in" svg:x="2.5984in" svg:y="0.5598in" svg:viewBox="0 0 801 406" draw:points="402,406 0,406 0,0 801,0 801,406"><text:p/></draw:polygon><draw:polygon draw:style-name="gr6" draw:text-style-name="P28" svg:width="0.315in" svg:height="0.1594in" svg:x="2.5984in" svg:y="0.5598in" svg:viewBox="0 0 801 406" draw:points="402,406 0,406 0,0 801,0 801,406"><text:p/></draw:polygon><draw:frame draw:style-name="gr8" draw:text-style-name="P31" svg:width="0.1961in" svg:height="0.1161in" svg:x="2.2646in" svg:y="0.5902in"><draw:text-box><text:p text:style-name="P30"><text:span text:style-name="T24">Item</text:span></text:p></draw:text-box></draw:frame><draw:line draw:style-name="gr6" draw:text-style-name="P28" svg:x1="1.811in" svg:y1="0.3197in" svg:x2="1.811in" svg:y2="0.1598in"><text:p/></draw:line><draw:polygon draw:style-name="gr2" draw:text-style-name="P27" svg:width="0.0941in" svg:height="0.0634in" svg:x="0.4571in" svg:y="0.128in" svg:viewBox="0 0 240 162" draw:points="240,81 0,162 0,0"><text:p/></draw:polygon><draw:line draw:style-name="gr3" draw:text-style-name="P28" svg:x1="0.3154in" svg:y1="0.1598in" svg:x2="0.4752in" svg:y2="0.1598in"><text:p/></draw:line><draw:polygon draw:style-name="gr2" draw:text-style-name="P27" svg:width="0.0941in" svg:height="0.0634in" svg:x="1.9528in" svg:y="0.0488in" svg:viewBox="0 0 240 162" draw:points="240,81 0,162 0,0"><text:p/></draw:polygon><draw:line draw:style-name="gr3" draw:text-style-name="P28" svg:x1="0.8669in" svg:y1="0.0807in" svg:x2="1.9724in" svg:y2="0.0807in"><text:p/></draw:line><draw:polygon draw:style-name="gr4" draw:text-style-name="P29" svg:width="0.315in" svg:height="0.2398in" svg:x="0.5516in" svg:y="0.0004in" svg:viewBox="0 0 801 610" draw:points="398,610 0,610 0,0 801,0 801,610"><text:p/></draw:polygon><draw:frame draw:style-name="gr9" draw:text-style-name="P31" svg:width="0.085in" svg:height="0.1161in" svg:x="2.7154in" svg:y="0.5902in"><draw:text-box><text:p text:style-name="P30"><text:span text:style-name="T24">...</text:span></text:p></draw:text-box></draw:frame><draw:line draw:style-name="gr6" draw:text-style-name="P28" svg:x1="0.3154in" svg:y1="0.3197in" svg:x2="0.3154in" svg:y2="0.1598in"><text:p/></draw:line><draw:frame draw:style-name="gr10" draw:text-style-name="P31" svg:width="0.235in" svg:height="0.1161in" svg:x="0.5909in" svg:y="0.0736in"><draw:text-box><text:p text:style-name="P30"><text:span text:style-name="T24">Hash</text:span></text:p></draw:text-box></draw:frame></draw:g></text:p>
      <text:p text:style-name="P6"/>
      <text:p text:style-name="P6"/>
      <text:p text:style-name="P6"/>
      <text:h text:style-name="P26" text:outline-level="2"><text:span text:style-name="T6">4. <text:s text:c="3"/></text:span><text:span text:style-name="T7">Proof-of-Work</text:span></text:h>
      <text:p text:style-name="P4"><text:span text:style-name="T10">Untuk mengimplementasikan server timestamp yang terdistribusi berbasis peer-to-peer, kita akan perlu untuk menggunakan sebuah sistem </text:span><text:span text:style-name="T15">proof-of-work</text:span><text:span text:style-name="T10"> yang mirip dengan HashCash dari Adam Back [6], ketimbang sebuah surat kabar atau post di Usenet. </text:span><text:span text:style-name="T15">Proof-of-work</text:span><text:span text:style-name="T10"> mencakup scanning nilai saat melakukan hashing, seperti dengan menggunakan SHA-256, hash dimulai dengan sebuah angka nol dalam bilangan biner. Rata-rata upaya yang diperlukan akan sebanding secara eksponensial dengan jumlah angka nol bit yang diperlukan dan dapat diverifikasi dengan sekali eksekusi hash. </text:span></text:p>
      <text:p text:style-name="P12"><text:span text:style-name="T10">Dalam jaringan timestamp kita, kami mengimplementasikan </text:span><text:span text:style-name="T15">proof-of-work</text:span><text:span text:style-name="T10"> dengan menambahkan sebuah </text:span><text:span text:style-name="T14">nonce</text:span><text:span text:style-name="T10"> di dalam block sampai ditemukan sebuah nilai yang dapat memberikan nol bit hash block yang dibutuhkan. Setelah melakukan upaya dengan menggunakan CPU untuk memenuhi </text:span><text:span text:style-name="T15">proof-of-work</text:span><text:span text:style-name="T10">, block tersebut tidak dapat dirubah tanpa mengulang kembali kerjanya. Karena block berikutnya akan dirantai tepat setelahnya, upaya untuk merubah block haruslah merubah seluruh block berikutnya juga. </text:span></text:p>
      <text:p text:style-name="P9"/>
      <text:p text:style-name="P6"><draw:g text:anchor-type="as-char" draw:z-index="1" draw:style-name="gr1"><draw:polygon draw:style-name="gr4" draw:text-style-name="P29" svg:width="1.3594in" svg:height="0.7205in" svg:x="0.3193in" svg:y="0in" svg:viewBox="0 0 3454 1831" draw:points="1729,1831 0,1831 0,0 3454,0 3454,1831"><text:p/></draw:polygon><draw:polygon draw:style-name="gr5" draw:text-style-name="P29" svg:width="0.6398in" svg:height="0.1591in" svg:x="0.4791in" svg:y="0.2406in" svg:viewBox="0 0 1626 405" draw:points="815,405 0,405 0,0 1626,0 1626,405"><text:p/></draw:polygon><draw:polygon draw:style-name="gr6" draw:text-style-name="P28" svg:width="0.6398in" svg:height="0.1591in" svg:x="0.4791in" svg:y="0.2406in" svg:viewBox="0 0 1626 405" draw:points="815,405 0,405 0,0 1626,0 1626,405"><text:p/></draw:polygon><draw:frame draw:style-name="gr7" draw:text-style-name="P31" svg:width="0.2461in" svg:height="0.1161in" svg:x="0.4in" svg:y="0.0583in"><draw:text-box><text:p text:style-name="P30"><text:span text:style-name="T24">Block</text:span></text:p></draw:text-box></draw:frame><draw:polygon draw:style-name="gr5" draw:text-style-name="P29" svg:width="0.3996in" svg:height="0.1591in" svg:x="1.2in" svg:y="0.2406in" svg:viewBox="0 0 1016 405" draw:points="508,405 0,405 0,0 1016,0 1016,405"><text:p/></draw:polygon><draw:polygon draw:style-name="gr6" draw:text-style-name="P28" svg:width="0.3996in" svg:height="0.1591in" svg:x="1.2in" svg:y="0.2406in" svg:viewBox="0 0 1016 405" draw:points="508,405 0,405 0,0 1016,0 1016,405"><text:p/></draw:polygon><draw:frame draw:style-name="gr11" draw:text-style-name="P31" svg:width="0.4689in" svg:height="0.1161in" svg:x="0.5665in" svg:y="0.2752in"><draw:text-box><text:p text:style-name="P30"><text:span text:style-name="T24">Prev Hash</text:span></text:p></draw:text-box></draw:frame><draw:polygon draw:style-name="gr5" draw:text-style-name="P29" svg:width="0.3205in" svg:height="0.1594in" svg:x="0.4791in" svg:y="0.4811in" svg:viewBox="0 0 815 406" draw:points="409,406 0,406 0,0 815,0 815,406"><text:p/></draw:polygon><draw:polygon draw:style-name="gr6" draw:text-style-name="P28" svg:width="0.3205in" svg:height="0.1594in" svg:x="0.4791in" svg:y="0.4811in" svg:viewBox="0 0 815 406" draw:points="409,406 0,406 0,0 815,0 815,406"><text:p/></draw:polygon><draw:frame draw:style-name="gr12" draw:text-style-name="P31" svg:width="0.2913in" svg:height="0.1161in" svg:x="1.2583in" svg:y="0.2752in"><draw:text-box><text:p text:style-name="P30"><text:span text:style-name="T24">Nonce</text:span></text:p></draw:text-box></draw:frame><draw:polygon draw:style-name="gr5" draw:text-style-name="P29" svg:width="0.3205in" svg:height="0.1594in" svg:x="0.8791in" svg:y="0.4811in" svg:viewBox="0 0 815 406" draw:points="409,406 0,406 0,0 815,0 815,406"><text:p/></draw:polygon><draw:polygon draw:style-name="gr6" draw:text-style-name="P28" svg:width="0.3205in" svg:height="0.1594in" svg:x="0.8791in" svg:y="0.4811in" svg:viewBox="0 0 815 406" draw:points="409,406 0,406 0,0 815,0 815,406"><text:p/></draw:polygon><draw:frame draw:style-name="gr13" draw:text-style-name="P31" svg:width="0.113in" svg:height="0.1161in" svg:x="0.5835in" svg:y="0.5165in"><draw:text-box><text:p text:style-name="P30"><text:span text:style-name="T24">Tx</text:span></text:p></draw:text-box></draw:frame><draw:polygon draw:style-name="gr5" draw:text-style-name="P29" svg:width="0.3205in" svg:height="0.1594in" svg:x="1.2791in" svg:y="0.4811in" svg:viewBox="0 0 815 406" draw:points="406,406 0,406 0,0 815,0 815,406"><text:p/></draw:polygon><draw:polygon draw:style-name="gr6" draw:text-style-name="P28" svg:width="0.3205in" svg:height="0.1594in" svg:x="1.2791in" svg:y="0.4811in" svg:viewBox="0 0 815 406" draw:points="406,406 0,406 0,0 815,0 815,406"><text:p/></draw:polygon><draw:frame draw:style-name="gr13" draw:text-style-name="P31" svg:width="0.113in" svg:height="0.1161in" svg:x="0.9835in" svg:y="0.5165in"><draw:text-box><text:p text:style-name="P30"><text:span text:style-name="T24">Tx</text:span></text:p></draw:text-box></draw:frame><draw:polygon draw:style-name="gr2" draw:text-style-name="P27" svg:width="0.0941in" svg:height="0.0634in" svg:x="0.3846in" svg:y="0.2902in" svg:viewBox="0 0 240 162" draw:points="240,81 0,162 0,0"><text:p/></draw:polygon><draw:line draw:style-name="gr3" draw:text-style-name="P28" svg:x1="0in" svg:y1="0.322in" svg:x2="0.4028in" svg:y2="0.322in"><text:p/></draw:line><draw:polygon draw:style-name="gr4" draw:text-style-name="P29" svg:width="1.3594in" svg:height="0.7205in" svg:x="1.9193in" svg:y="0in" svg:viewBox="0 0 3454 1831" draw:points="1725,1831 0,1831 0,0 3454,0 3454,1831"><text:p/></draw:polygon><draw:frame draw:style-name="gr9" draw:text-style-name="P31" svg:width="0.085in" svg:height="0.1161in" svg:x="1.4in" svg:y="0.5165in"><draw:text-box><text:p text:style-name="P30"><text:span text:style-name="T24">...</text:span></text:p></draw:text-box></draw:frame><draw:polygon draw:style-name="gr5" draw:text-style-name="P29" svg:width="0.6398in" svg:height="0.1591in" svg:x="2.0791in" svg:y="0.2406in" svg:viewBox="0 0 1626 405" draw:points="811,405 0,405 0,0 1626,0 1626,405"><text:p/></draw:polygon><draw:polygon draw:style-name="gr6" draw:text-style-name="P28" svg:width="0.6398in" svg:height="0.1591in" svg:x="2.0791in" svg:y="0.2406in" svg:viewBox="0 0 1626 405" draw:points="811,405 0,405 0,0 1626,0 1626,405"><text:p/></draw:polygon><draw:frame draw:style-name="gr7" draw:text-style-name="P31" svg:width="0.2461in" svg:height="0.1161in" svg:x="2in" svg:y="0.0583in"><draw:text-box><text:p text:style-name="P30"><text:span text:style-name="T24">Block</text:span></text:p></draw:text-box></draw:frame><draw:polygon draw:style-name="gr5" draw:text-style-name="P29" svg:width="0.3996in" svg:height="0.1591in" svg:x="2.7984in" svg:y="0.2406in" svg:viewBox="0 0 1016 405" draw:points="508,405 0,405 0,0 1016,0 1016,405"><text:p/></draw:polygon><draw:polygon draw:style-name="gr6" draw:text-style-name="P28" svg:width="0.3996in" svg:height="0.1591in" svg:x="2.7984in" svg:y="0.2406in" svg:viewBox="0 0 1016 405" draw:points="508,405 0,405 0,0 1016,0 1016,405"><text:p/></draw:polygon><draw:frame draw:style-name="gr11" draw:text-style-name="P31" svg:width="0.4689in" svg:height="0.1161in" svg:x="2.1654in" svg:y="0.2752in"><draw:text-box><text:p text:style-name="P30"><text:span text:style-name="T24">Prev Hash</text:span></text:p></draw:text-box></draw:frame><draw:polygon draw:style-name="gr5" draw:text-style-name="P29" svg:width="0.3189in" svg:height="0.1594in" svg:x="2.0791in" svg:y="0.4811in" svg:viewBox="0 0 811 406" draw:points="406,406 0,406 0,0 811,0 811,406"><text:p/></draw:polygon><draw:polygon draw:style-name="gr6" draw:text-style-name="P28" svg:width="0.3189in" svg:height="0.1594in" svg:x="2.0791in" svg:y="0.4811in" svg:viewBox="0 0 811 406" draw:points="406,406 0,406 0,0 811,0 811,406"><text:p/></draw:polygon><draw:frame draw:style-name="gr12" draw:text-style-name="P31" svg:width="0.2913in" svg:height="0.1161in" svg:x="2.8571in" svg:y="0.2752in"><draw:text-box><text:p text:style-name="P30"><text:span text:style-name="T24">Nonce</text:span></text:p></draw:text-box></draw:frame><draw:polygon draw:style-name="gr5" draw:text-style-name="P29" svg:width="0.3189in" svg:height="0.1594in" svg:x="2.4791in" svg:y="0.4811in" svg:viewBox="0 0 811 406" draw:points="406,406 0,406 0,0 811,0 811,406"><text:p/></draw:polygon><draw:polygon draw:style-name="gr6" draw:text-style-name="P28" svg:width="0.3189in" svg:height="0.1594in" svg:x="2.4791in" svg:y="0.4811in" svg:viewBox="0 0 811 406" draw:points="406,406 0,406 0,0 811,0 811,406"><text:p/></draw:polygon><draw:frame draw:style-name="gr13" draw:text-style-name="P31" svg:width="0.113in" svg:height="0.1161in" svg:x="2.1819in" svg:y="0.5165in"><draw:text-box><text:p text:style-name="P30"><text:span text:style-name="T24">Tx</text:span></text:p></draw:text-box></draw:frame><draw:polygon draw:style-name="gr5" draw:text-style-name="P29" svg:width="0.3189in" svg:height="0.1594in" svg:x="2.8791in" svg:y="0.4811in" svg:viewBox="0 0 811 406" draw:points="406,406 0,406 0,0 811,0 811,406"><text:p/></draw:polygon><draw:polygon draw:style-name="gr6" draw:text-style-name="P28" svg:width="0.3189in" svg:height="0.1594in" svg:x="2.8791in" svg:y="0.4811in" svg:viewBox="0 0 811 406" draw:points="406,406 0,406 0,0 811,0 811,406"><text:p/></draw:polygon><draw:frame draw:style-name="gr13" draw:text-style-name="P31" svg:width="0.113in" svg:height="0.1161in" svg:x="2.5819in" svg:y="0.5165in"><draw:text-box><text:p text:style-name="P30"><text:span text:style-name="T24">Tx</text:span></text:p></draw:text-box></draw:frame><draw:polygon draw:style-name="gr2" draw:text-style-name="P27" svg:width="0.0957in" svg:height="0.0634in" svg:x="1.9831in" svg:y="0.2902in" svg:viewBox="0 0 244 162" draw:points="244,81 0,162 0,0"><text:p/></draw:polygon><draw:line draw:style-name="gr3" draw:text-style-name="P28" svg:x1="1.6791in" svg:y1="0.322in" svg:x2="2.0028in" svg:y2="0.322in"><text:p/></draw:line><draw:frame draw:style-name="gr9" draw:text-style-name="P31" svg:width="0.085in" svg:height="0.1161in" svg:x="2.9984in" svg:y="0.5165in"><draw:text-box><text:p text:style-name="P30"><text:span text:style-name="T24">...</text:span></text:p></draw:text-box></draw:frame></draw:g></text:p>
      <text:p text:style-name="P3"/>
      <text:p text:style-name="P4"><text:span text:style-name="T10">Proof-of-work juga memecahkan masalah dalam menentukan representasi pengambilan keputusan mayoritas. Jika mayoritas tersebut didasarkan pada satu-IP-address-satu-suara, maka hal itu bisa digulingkan oleh siapapun yang mampu mengalokasikan IP terbanyak. Proof-of-work pada dasarnya merupakan satu-CPU-satu-suara. Keputusan mayoritas ditentukan dari rantai terpanjang, yang memiliki upaya proof-of-work terbaik yang telah ditanamkan ke dalamnya. Jika mayoritas daya CPU dikendalikan oleh </text:span><text:span text:style-name="T14">node</text:span><text:span text:style-name="T10"> yang jujur, maka rantai yang jujur pula akan berkembang pesat melebihi rantai kompetitor lain. Untuk mengubah block lama, seorang penyerang harus pula mengulang proof-of-work block tersebut beserta seluruh block berikutnya dan kemudian berusaha </text:span><text:soft-page-break/><text:span text:style-name="T10">untuk terus melampaui upaya node yang jujur. Kami akan tunjukkan nantinya bahwa probabilitas penyerang yang pada akhirnya akan lamban dan melemah secara eksponensial ketika block-block baru berikutnya telah ditambahkan. </text:span></text:p>
      <text:p text:style-name="P12"><text:span text:style-name="T10">Untuk mengimbangi meningkatnya kecepatan hardware dan minat yang berbeda-beda dalam menjalankan node dari waktu ke waktu, tingkat kesulitan </text:span><text:span text:style-name="T15">(difficulty) proof-of-work</text:span><text:span text:style-name="T10"> ditentukan oleh rata-rata pergerakan angka target block per jam. Jika mereka dibuat dalam waktu yang terlalu cepat, tingkat kesulitan akan bertambah. </text:span></text:p>
      <text:h text:style-name="P25" text:outline-level="2">5. <text:s text:c="3"/>Jaringan</text:h>
      <text:p text:style-name="P17">Berikut beberapa langkah untuk menjalankan jaringan:</text:p>
      <text:p text:style-name="P17"/>
      <text:list xml:id="list3700552302931470984" text:style-name="WWNum2">
        <text:list-item>
          <text:p text:style-name="P15"><text:span text:style-name="T3">Transaksi baru dibroadcast kepada seluruh </text:span><text:span text:style-name="T4">node</text:span><text:span text:style-name="T3">.</text:span></text:p>
        </text:list-item>
        <text:list-item>
          <text:p text:style-name="P15"><text:span text:style-name="T3">Setiap </text:span><text:span text:style-name="T4">node</text:span><text:span text:style-name="T3"> mengumpulkan transaksi baru ke dalam sebuah block.</text:span></text:p>
        </text:list-item>
        <text:list-item>
          <text:p text:style-name="P16">Setiap node bekerja untuk menemukan proof-of-work yang rumit untuk block tersebut.</text:p>
        </text:list-item>
        <text:list-item>
          <text:p text:style-name="P15"><text:span text:style-name="T3">Ketika satu </text:span><text:span text:style-name="T4">node</text:span><text:span text:style-name="T3"> menemukan proof-of-work, lalu menyiarkan block tersebut kepada seluruh node.</text:span></text:p>
        </text:list-item>
        <text:list-item>
          <text:p text:style-name="P15"><text:span text:style-name="T4">Node </text:span><text:span text:style-name="T3">menerima block hanya jika seluruh transaksi yang ada didalamnya valid dan belum digunakan.</text:span></text:p>
        </text:list-item>
        <text:list-item>
          <text:p text:style-name="P15"><text:span text:style-name="T4">Node </text:span><text:span text:style-name="T3">menyatakan menerima block dengan mengerjakan block berikutnya pada rantai block, dengan menggunakan block yang telah diterima itu sebagai hash sebelumnya. </text:span></text:p>
        </text:list-item>
      </text:list>
      <text:p text:style-name="P12"><text:span text:style-name="T14">Node</text:span><text:span text:style-name="T10"> selalu cenderung untuk menganggap rantai terpanjang menjadi yang paling benar dan terus mengejakan rantai block tersebut. Jika dua </text:span><text:span text:style-name="T14">node </text:span><text:span text:style-name="T10">menyiarkan versi yang berbeda untuk block berikutnya secara bersamaan, beberapa </text:span><text:span text:style-name="T14">node</text:span><text:span text:style-name="T10"> lain mungkin akan menerima satu atau yang lain pertama kali. Dalam hal ini, mereka akan mengerjakan block pertama yang telah diterima, namun menyimpan yang lain di cabang lain jika nantinya akan diperpanjang. Ikatan cabang itu akan putus jika telah ditemukan proof-of-work dan hanya satu cabang yang akan diperpanjang, </text:span><text:span text:style-name="T14">node</text:span><text:span text:style-name="T10"> yang mengerjakan di cabang berbeda selanjutnya akan pindah ke cabang yang terpanjang tersebut. </text:span></text:p>
      <text:p text:style-name="P12"><text:span text:style-name="T10">Broadcast transaksi baru tidak perlu harus mencapai seluruh node. Selama broadcast tersebut sudah menjangkau cukup banyak node, mereka akan memasukkan ke dalam sebuah block tidak lama kemudian. Broadcast block juga akan cukup bertoleransi terhadap terputusnya pesan. Jika satu </text:span><text:span text:style-name="T14">node</text:span><text:span text:style-name="T10"> belum menerima sebuah block, dia bisa meminta itu bersamaan dengan block baru berikutnya, dan menyadari jika dia telah melewatkan satu block tersebut. </text:span></text:p>
      <text:h text:style-name="P25" text:outline-level="2">6. <text:s text:c="3"/>Insentif</text:h>
      <text:p text:style-name="P4"><text:span text:style-name="T10">Berdasarkan ketentuan, transaksi pertama pada sebuah block baru merupakan sebuah transaksi spesial untuk memulai sebuah koin baru yang dimiliki oleh pencipta block tersebut. Penambahan ini merupakan sebuah insentif untuk </text:span><text:span text:style-name="T14">node</text:span><text:span text:style-name="T10"> karena telah berpartisipasi di dalam jaringan, dan membuka jalan untuk dapat mendistribusikan koin ke dalam sirkulasi, karena tidak ada otoritas terpusat yang bertindak untuk menerbitkan koin itu. Penambahan sejumlah koin secara konstan dianalogikan seperti halnya para penambang emas yang telah mengerahkan sumber dayanya untuk menambah emas ke dalam sirkulasi. Dalam kasus ini, yang dikerahkan adalah berupa CPU time dan daya energi listrik. </text:span></text:p>
      <text:p text:style-name="P19">Pembiayaan untuk insentif ini juga dapat dilakukan dari biaya transaksi. Jika nilai output sebuah transaksi lebih sedikit daripada nilai input, selisih nilai itu adalah biaya transaksi yang dapat ditambahkan sebagai nilai insentif dari block yang didalamnya berisi transaksi. Setelah sejumlah koin yang telah ditentukan sebelumnya masuk di dalam sirkulasi, insentif tersebut dapat sepenuhnya digantikan dengan biaya transaksi dan sepenuhnya bebas inflasi. </text:p>
      <text:p text:style-name="P12"><text:span text:style-name="T10">Insentiff dapat mendorong </text:span><text:span text:style-name="T14">node</text:span><text:span text:style-name="T10"> untuk terus berlaku jujur. Jika seorang penyerang yang rakus mampu menghimpun daya CPU lebih besar daripada seluruh node jujur, dia harus memilih </text:span><text:soft-page-break/><text:span text:style-name="T10">menggunakannya untuk menipu orang dengan mencuri kembali pembayaran transaksinya, atau menggunakannya untuk memproduksi koin baru. Dia sepatutnya dapat memahami bahwa lebih menguntungkan untuk tetap mengikuti aturan yang ada, aturan semacam itu akan menguntungkan dirinya dengan memperoleh lebih banyak koin dari kebanyakan orang lain jika digabungkan, daripada untuk merusak sistem dan keabsahan untuk kekayaannya sendiri. </text:span></text:p>
      <text:h text:style-name="P25" text:outline-level="2">7. <text:s text:c="3"/><text:span text:style-name="T22">Reclaiming </text:span>Ruang Penyimpanan</text:h>
      <text:p text:style-name="P4"><text:span text:style-name="T10">Setelah transaksi terbaru pada sebuah koin terkubur dibawah sejumlah block yang cukup, transaksi yang telah dipergunakan sebelumnya dapat diabaikan untuk menghemat ruang peyimpanan. Untuk memfasilitasi hal in</text:span><text:span text:style-name="T12">i</text:span><text:span text:style-name="T10"> dapat dilakukan tanpa harus merusak hash block transaksi yang dihashing dalam sebuah Merkle Tree [7][2][5], dengan hanya menyertakan </text:span><text:span text:style-name="T14">root</text:span><text:span text:style-name="T10"> saja dalam hash block. Block lama dapat diringkas dengan cara memotong cabang pohon tersebut. Bagian-bagian dalam hash tidak perlu untuk disimpan. </text:span></text:p>
      <text:p text:style-name="P3"/>
      <text:p text:style-name="P6"><draw:g text:anchor-type="as-char" draw:z-index="2" draw:style-name="gr1"><draw:polygon draw:style-name="gr4" draw:text-style-name="P29" svg:width="1.8996in" svg:height="2.0606in" svg:x="2.2209in" svg:y="-0.0004in" svg:viewBox="0 0 4826 5235" draw:points="2413,5235 0,5235 0,0 4826,0 4826,5235"><text:p/></draw:polygon><draw:polygon draw:style-name="gr4" draw:text-style-name="P29" svg:width="1.9134in" svg:height="2.0606in" svg:x="0in" svg:y="-0.0004in" svg:viewBox="0 0 4861 5235" draw:points="2430,5235 0,5235 0,0 4861,0 4861,5235"><text:p/></draw:polygon><draw:frame draw:style-name="gr14" draw:text-style-name="P31" svg:width="0.2362in" svg:height="0.1114in" svg:x="2.2972in" svg:y="0.0457in"><draw:text-box><text:p text:style-name="P30"><text:span text:style-name="T25">Block</text:span></text:p></draw:text-box></draw:frame><draw:polygon draw:style-name="gr4" draw:text-style-name="P29" svg:width="1.3776in" svg:height="0.687in" svg:x="0.3831in" svg:y="0.076in" svg:viewBox="0 0 3500 1746" draw:points="1750,1746 0,1746 0,0 3500,0 3500,1746"><text:p/></draw:polygon><draw:frame draw:style-name="gr14" draw:text-style-name="P31" svg:width="0.2362in" svg:height="0.1114in" svg:x="0.0717in" svg:y="0.0457in"><draw:text-box><text:p text:style-name="P30"><text:span text:style-name="T25">Block</text:span></text:p></draw:text-box></draw:frame><draw:polygon draw:style-name="gr5" draw:text-style-name="P29" svg:width="0.6118in" svg:height="0.1524in" svg:x="0.5362in" svg:y="0.3047in" svg:viewBox="0 0 1555 388" draw:points="776,388 0,388 0,0 1555,0 1555,388"><text:p/></draw:polygon><draw:polygon draw:style-name="gr6" draw:text-style-name="P28" svg:width="0.6118in" svg:height="0.1524in" svg:x="0.5362in" svg:y="0.3047in" svg:viewBox="0 0 1555 388" draw:points="776,388 0,388 0,0 1555,0 1555,388"><text:p/></draw:polygon><draw:frame draw:style-name="gr15" draw:text-style-name="P31" svg:width="1.1524in" svg:height="0.1114in" svg:x="0.4535in" svg:y="0.1252in"><draw:text-box><text:p text:style-name="P30"><text:span text:style-name="T25">Block Header (Block Hash)</text:span></text:p></draw:text-box></draw:frame><draw:polygon draw:style-name="gr5" draw:text-style-name="P29" svg:width="0.4594in" svg:height="0.1524in" svg:x="1.2248in" svg:y="0.3047in" svg:viewBox="0 0 1168 388" draw:points="582,388 0,388 0,0 1168,0 1168,388"><text:p/></draw:polygon><draw:polygon draw:style-name="gr6" draw:text-style-name="P28" svg:width="0.4594in" svg:height="0.1524in" svg:x="1.2248in" svg:y="0.3047in" svg:viewBox="0 0 1168 388" draw:points="582,388 0,388 0,0 1168,0 1168,388"><text:p/></draw:polygon><draw:frame draw:style-name="gr16" draw:text-style-name="P31" svg:width="0.4496in" svg:height="0.1114in" svg:x="0.6217in" svg:y="0.3327in"><draw:text-box><text:p text:style-name="P30"><text:span text:style-name="T25">Prev Hash</text:span></text:p></draw:text-box></draw:frame><draw:polygon draw:style-name="gr5" draw:text-style-name="P29" svg:width="0.4583in" svg:height="0.1524in" svg:x="0.3067in" svg:y="0.9929in" svg:viewBox="0 0 1165 388" draw:points="583,388 0,388 0,0 1165,0 1165,388"><text:p/></draw:polygon><draw:polygon draw:style-name="gr17" draw:text-style-name="P28" svg:width="0.4583in" svg:height="0.1524in" svg:x="0.3067in" svg:y="0.9929in" svg:viewBox="0 0 1165 388" draw:points="583,388 0,388 0,0 1165,0 1165,388"><text:p/></draw:polygon><draw:frame draw:style-name="gr18" draw:text-style-name="P31" svg:width="0.2787in" svg:height="0.1114in" svg:x="1.3161in" svg:y="0.3327in"><draw:text-box><text:p text:style-name="P30"><text:span text:style-name="T25">Nonce</text:span></text:p></draw:text-box></draw:frame><draw:polygon draw:style-name="gr19" draw:text-style-name="P29" svg:width="0.3067in" svg:height="0.1524in" svg:x="0.1528in" svg:y="1.4496in" svg:viewBox="0 0 780 388" draw:points="391,388 0,388 0,0 780,0 780,388"><text:p/></draw:polygon><draw:polygon draw:style-name="gr17" draw:text-style-name="P28" svg:width="0.3067in" svg:height="0.1524in" svg:x="0.1528in" svg:y="1.4496in" svg:viewBox="0 0 780 388" draw:points="391,388 0,388 0,0 780,0 780,388"><text:p/></draw:polygon><draw:frame draw:style-name="gr20" draw:text-style-name="P31" svg:width="0.3323in" svg:height="0.1114in" svg:x="0.3661in" svg:y="1.0244in"><draw:text-box><text:p text:style-name="P30"><text:span text:style-name="T25">Hash01</text:span></text:p></draw:text-box></draw:frame><draw:polygon draw:style-name="gr19" draw:text-style-name="P29" svg:width="0.3063in" svg:height="0.1524in" svg:x="0.6126in" svg:y="1.4496in" svg:viewBox="0 0 779 388" draw:points="388,388 0,388 0,0 779,0 779,388"><text:p/></draw:polygon><draw:polygon draw:style-name="gr17" draw:text-style-name="P28" svg:width="0.3063in" svg:height="0.1524in" svg:x="0.6126in" svg:y="1.4496in" svg:viewBox="0 0 779 388" draw:points="388,388 0,388 0,0 779,0 779,388"><text:p/></draw:polygon><draw:frame draw:style-name="gr18" draw:text-style-name="P31" svg:width="0.2787in" svg:height="0.1114in" svg:x="0.1681in" svg:y="1.4772in"><draw:text-box><text:p text:style-name="P30"><text:span text:style-name="T25">Hash0</text:span></text:p></draw:text-box></draw:frame><draw:polygon draw:style-name="gr19" draw:text-style-name="P29" svg:width="0.3051in" svg:height="0.1524in" svg:x="1.072in" svg:y="1.4496in" svg:viewBox="0 0 776 388" draw:points="388,388 0,388 0,0 776,0 776,388"><text:p/></draw:polygon><draw:polygon draw:style-name="gr17" draw:text-style-name="P28" svg:width="0.3051in" svg:height="0.1524in" svg:x="1.072in" svg:y="1.4496in" svg:viewBox="0 0 776 388" draw:points="388,388 0,388 0,0 776,0 776,388"><text:p/></draw:polygon><draw:frame draw:style-name="gr18" draw:text-style-name="P31" svg:width="0.2787in" svg:height="0.1114in" svg:x="0.6299in" svg:y="1.4772in"><draw:text-box><text:p text:style-name="P30"><text:span text:style-name="T25">Hash1</text:span></text:p></draw:text-box></draw:frame><draw:polygon draw:style-name="gr19" draw:text-style-name="P29" svg:width="0.3051in" svg:height="0.1524in" svg:x="1.5315in" svg:y="1.4496in" svg:viewBox="0 0 776 388" draw:points="388,388 0,388 0,0 776,0 776,388"><text:p/></draw:polygon><draw:polygon draw:style-name="gr17" draw:text-style-name="P28" svg:width="0.3051in" svg:height="0.1524in" svg:x="1.5315in" svg:y="1.4496in" svg:viewBox="0 0 776 388" draw:points="388,388 0,388 0,0 776,0 776,388"><text:p/></draw:polygon><draw:frame draw:style-name="gr18" draw:text-style-name="P31" svg:width="0.2787in" svg:height="0.1114in" svg:x="1.0839in" svg:y="1.4772in"><draw:text-box><text:p text:style-name="P30"><text:span text:style-name="T25">Hash2</text:span></text:p></draw:text-box></draw:frame><draw:polygon draw:style-name="gr19" draw:text-style-name="P29" svg:width="0.4594in" svg:height="0.1524in" svg:x="1.2248in" svg:y="0.9929in" svg:viewBox="0 0 1168 388" draw:points="582,388 0,388 0,0 1168,0 1168,388"><text:p/></draw:polygon><draw:polygon draw:style-name="gr17" draw:text-style-name="P28" svg:width="0.4594in" svg:height="0.1524in" svg:x="1.2248in" svg:y="0.9929in" svg:viewBox="0 0 1168 388" draw:points="582,388 0,388 0,0 1168,0 1168,388"><text:p/></draw:polygon><draw:frame draw:style-name="gr18" draw:text-style-name="P31" svg:width="0.2787in" svg:height="0.1114in" svg:x="1.5472in" svg:y="1.4772in"><draw:text-box><text:p text:style-name="P30"><text:span text:style-name="T25">Hash3</text:span></text:p></draw:text-box></draw:frame><draw:polygon draw:style-name="gr21" draw:text-style-name="P27" svg:width="0.0677in" svg:height="0.0941in" svg:x="0.3917in" svg:y="1.1457in" svg:viewBox="0 0 173 240" draw:points="173,0 137,240 0,173"><text:p/></draw:polygon><draw:line draw:style-name="gr3" draw:text-style-name="P28" svg:x1="0.3067in" svg:y1="1.4492in" svg:x2="0.4264in" svg:y2="1.2102in"><text:p/></draw:line><draw:polygon draw:style-name="gr2" draw:text-style-name="P27" svg:width="0.0673in" svg:height="0.0941in" svg:x="0.6126in" svg:y="1.1457in" svg:viewBox="0 0 172 240" draw:points="0,0 172,173 35,240"><text:p/></draw:polygon><draw:line draw:style-name="gr3" draw:text-style-name="P28" svg:x1="0.7654in" svg:y1="1.4492in" svg:x2="0.6457in" svg:y2="1.2102in"><text:p/></draw:line><draw:polygon draw:style-name="gr2" draw:text-style-name="P27" svg:width="0.0673in" svg:height="0.0941in" svg:x="1.3098in" svg:y="1.1457in" svg:viewBox="0 0 172 240" draw:points="172,0 141,240 0,173"><text:p/></draw:polygon><draw:line draw:style-name="gr3" draw:text-style-name="P28" svg:x1="1.2248in" svg:y1="1.4492in" svg:x2="1.3457in" svg:y2="1.2102in"><text:p/></draw:line><draw:polygon draw:style-name="gr22" draw:text-style-name="P27" svg:width="0.0677in" svg:height="0.0941in" svg:x="1.5315in" svg:y="1.1457in" svg:viewBox="0 0 173 240" draw:points="0,0 173,173 32,240"><text:p/></draw:polygon><draw:polygon draw:style-name="gr3" draw:text-style-name="P28" svg:width="0.0677in" svg:height="0.0941in" svg:x="1.5315in" svg:y="1.1457in" svg:viewBox="0 0 173 240" draw:points="0,0 173,173 32,240"><text:p/></draw:polygon><draw:line draw:style-name="gr3" draw:text-style-name="P28" svg:x1="1.6846in" svg:y1="1.4492in" svg:x2="1.5638in" svg:y2="1.2102in"><text:p/></draw:line><draw:polygon draw:style-name="gr5" draw:text-style-name="P29" svg:width="0.6118in" svg:height="0.1524in" svg:x="0.689in" svg:y="0.5339in" svg:viewBox="0 0 1555 388" draw:points="779,388 0,388 0,0 1555,0 1555,388"><text:p/></draw:polygon><draw:polygon draw:style-name="gr6" draw:text-style-name="P28" svg:width="0.6118in" svg:height="0.1524in" svg:x="0.689in" svg:y="0.5339in" svg:viewBox="0 0 1555 388" draw:points="779,388 0,388 0,0 1555,0 1555,388"><text:p/></draw:polygon><draw:frame draw:style-name="gr20" draw:text-style-name="P31" svg:width="0.3323in" svg:height="0.1114in" svg:x="1.2917in" svg:y="1.0244in"><draw:text-box><text:p text:style-name="P30"><text:span text:style-name="T25">Hash23</text:span></text:p></draw:text-box></draw:frame><draw:polygon draw:style-name="gr2" draw:text-style-name="P27" svg:width="0.0787in" svg:height="0.0913in" svg:x="0.7626in" svg:y="0.6866in" svg:viewBox="0 0 201 233" draw:points="201,0 127,233 0,138"><text:p/></draw:polygon><draw:line draw:style-name="gr3" draw:text-style-name="P28" svg:x1="0.6126in" svg:y1="0.9929in" svg:x2="0.7984in" svg:y2="0.7457in"><text:p/></draw:line><draw:polygon draw:style-name="gr2" draw:text-style-name="P27" svg:width="0.0787in" svg:height="0.0913in" svg:x="1.1484in" svg:y="0.6866in" svg:viewBox="0 0 201 233" draw:points="0,0 201,138 78,233"><text:p/></draw:polygon><draw:line draw:style-name="gr3" draw:text-style-name="P28" svg:x1="1.3776in" svg:y1="0.9929in" svg:x2="1.1929in" svg:y2="0.7457in"><text:p/></draw:line><draw:polygon draw:style-name="gr5" draw:text-style-name="P29" svg:width="0.4591in" svg:height="0.1524in" svg:x="2.5126in" svg:y="0.9929in" svg:viewBox="0 0 1167 388" draw:points="585,388 0,388 0,0 1167,0 1167,388"><text:p/></draw:polygon><draw:polygon draw:style-name="gr6" draw:text-style-name="P28" svg:width="0.4591in" svg:height="0.1524in" svg:x="2.5126in" svg:y="0.9929in" svg:viewBox="0 0 1167 388" draw:points="585,388 0,388 0,0 1167,0 1167,388"><text:p/></draw:polygon><draw:frame draw:style-name="gr23" draw:text-style-name="P31" svg:width="0.4543in" svg:height="0.1114in" svg:x="0.7654in" svg:y="0.5634in"><draw:text-box><text:p text:style-name="P30"><text:span text:style-name="T25">Root Hash</text:span></text:p></draw:text-box></draw:frame><draw:polygon draw:style-name="gr5" draw:text-style-name="P29" svg:width="0.3051in" svg:height="0.1524in" svg:x="3.2929in" svg:y="1.4496in" svg:viewBox="0 0 776 388" draw:points="388,388 0,388 0,0 776,0 776,388"><text:p/></draw:polygon><draw:polygon draw:style-name="gr6" draw:text-style-name="P28" svg:width="0.3051in" svg:height="0.1524in" svg:x="3.2929in" svg:y="1.4496in" svg:viewBox="0 0 776 388" draw:points="388,388 0,388 0,0 776,0 776,388"><text:p/></draw:polygon><draw:frame draw:style-name="gr20" draw:text-style-name="P31" svg:width="0.3323in" svg:height="0.1114in" svg:x="2.5764in" svg:y="1.0244in"><draw:text-box><text:p text:style-name="P30"><text:span text:style-name="T25">Hash01</text:span></text:p></draw:text-box></draw:frame><draw:polygon draw:style-name="gr5" draw:text-style-name="P29" svg:width="0.3067in" svg:height="0.1524in" svg:x="3.7512in" svg:y="1.8311in" svg:viewBox="0 0 780 388" draw:points="392,388 0,388 0,0 780,0 780,388"><text:p/></draw:polygon><draw:polygon draw:style-name="gr6" draw:text-style-name="P28" svg:width="0.3067in" svg:height="0.1524in" svg:x="3.7512in" svg:y="1.8311in" svg:viewBox="0 0 780 388" draw:points="392,388 0,388 0,0 780,0 780,388"><text:p/></draw:polygon><draw:frame draw:style-name="gr18" draw:text-style-name="P31" svg:width="0.2787in" svg:height="0.1114in" svg:x="3.3098in" svg:y="1.4772in"><draw:text-box><text:p text:style-name="P30"><text:span text:style-name="T25">Hash2</text:span></text:p></draw:text-box></draw:frame><draw:polygon draw:style-name="gr5" draw:text-style-name="P29" svg:width="0.4594in" svg:height="0.1524in" svg:x="3.4315in" svg:y="0.9929in" svg:viewBox="0 0 1168 388" draw:points="582,388 0,388 0,0 1168,0 1168,388"><text:p/></draw:polygon><draw:polygon draw:style-name="gr17" draw:text-style-name="P28" svg:width="0.4594in" svg:height="0.1524in" svg:x="3.4315in" svg:y="0.9929in" svg:viewBox="0 0 1168 388" draw:points="582,388 0,388 0,0 1168,0 1168,388"><text:p/></draw:polygon><draw:frame draw:style-name="gr24" draw:text-style-name="P31" svg:width="0.1614in" svg:height="0.1114in" svg:x="3.8272in" svg:y="1.8591in"><draw:text-box><text:p text:style-name="P30"><text:span text:style-name="T25">Tx3</text:span></text:p></draw:text-box></draw:frame><draw:polygon draw:style-name="gr21" draw:text-style-name="P27" svg:width="0.0677in" svg:height="0.0941in" svg:x="3.5165in" svg:y="1.1457in" svg:viewBox="0 0 173 240" draw:points="173,0 138,240 0,173"><text:p/></draw:polygon><draw:line draw:style-name="gr3" draw:text-style-name="P28" svg:x1="3.4315in" svg:y1="1.4492in" svg:x2="3.5508in" svg:y2="1.2102in"><text:p/></draw:line><draw:polygon draw:style-name="gr2" draw:text-style-name="P27" svg:width="0.0689in" svg:height="0.0941in" svg:x="3.737in" svg:y="1.1457in" svg:viewBox="0 0 176 240" draw:points="0,0 176,173 35,240"><text:p/></draw:polygon><draw:line draw:style-name="gr3" draw:text-style-name="P28" svg:x1="3.8917in" svg:y1="1.4492in" svg:x2="3.7709in" svg:y2="1.2102in"><text:p/></draw:line><draw:polygon draw:style-name="gr4" draw:text-style-name="P29" svg:width="1.3787in" svg:height="0.687in" svg:x="2.6028in" svg:y="0.076in" svg:viewBox="0 0 3503 1746" draw:points="1753,1746 0,1746 0,0 3503,0 3503,1746"><text:p/></draw:polygon><draw:frame draw:style-name="gr20" draw:text-style-name="P31" svg:width="0.3323in" svg:height="0.1114in" svg:x="3.4925in" svg:y="1.0244in"><draw:text-box><text:p text:style-name="P30"><text:span text:style-name="T25">Hash23</text:span></text:p></draw:text-box></draw:frame><draw:polygon draw:style-name="gr5" draw:text-style-name="P29" svg:width="0.6118in" svg:height="0.1524in" svg:x="2.9098in" svg:y="0.5339in" svg:viewBox="0 0 1555 388" draw:points="776,388 0,388 0,0 1555,0 1555,388"><text:p/></draw:polygon><draw:polygon draw:style-name="gr6" draw:text-style-name="P28" svg:width="0.6118in" svg:height="0.1524in" svg:x="2.9098in" svg:y="0.5339in" svg:viewBox="0 0 1555 388" draw:points="776,388 0,388 0,0 1555,0 1555,388"><text:p/></draw:polygon><draw:frame draw:style-name="gr15" draw:text-style-name="P31" svg:width="1.1524in" svg:height="0.1114in" svg:x="2.6799in" svg:y="0.1252in"><draw:text-box><text:p text:style-name="P30"><text:span text:style-name="T25">Block Header (Block Hash)</text:span></text:p></draw:text-box></draw:frame><draw:polygon draw:style-name="gr2" draw:text-style-name="P27" svg:width="0.0787in" svg:height="0.0913in" svg:x="2.9693in" svg:y="0.6866in" svg:viewBox="0 0 201 233" draw:points="201,0 124,233 0,138"><text:p/></draw:polygon><draw:line draw:style-name="gr3" draw:text-style-name="P28" svg:x1="2.8193in" svg:y1="0.9929in" svg:x2="3.0055in" svg:y2="0.7457in"><text:p/></draw:line><draw:polygon draw:style-name="gr2" draw:text-style-name="P27" svg:width="0.0787in" svg:height="0.0913in" svg:x="3.3551in" svg:y="0.6866in" svg:viewBox="0 0 201 233" draw:points="0,0 201,138 78,233"><text:p/></draw:polygon><draw:line draw:style-name="gr3" draw:text-style-name="P28" svg:x1="3.5846in" svg:y1="0.9929in" svg:x2="3.3984in" svg:y2="0.7457in"><text:p/></draw:line><draw:frame draw:style-name="gr23" draw:text-style-name="P31" svg:width="0.4543in" svg:height="0.1114in" svg:x="2.9917in" svg:y="0.5634in"><draw:text-box><text:p text:style-name="P30"><text:span text:style-name="T25">Root Hash</text:span></text:p></draw:text-box></draw:frame><draw:frame draw:style-name="gr25" draw:text-style-name="P31" svg:width="1.9276in" svg:height="0.1114in" svg:x="0.1508in" svg:y="2.1457in"><draw:text-box><text:p text:style-name="P30"><text:span text:style-name="T25">Transaksi yang di Hashed dalam Merkle Tree</text:span></text:p></draw:text-box></draw:frame><draw:polygon draw:style-name="gr5" draw:text-style-name="P29" svg:width="0.6122in" svg:height="0.1524in" svg:x="2.7567in" svg:y="0.3047in" svg:viewBox="0 0 1556 388" draw:points="777,388 0,388 0,0 1556,0 1556,388"><text:p/></draw:polygon><draw:polygon draw:style-name="gr6" draw:text-style-name="P28" svg:width="0.6122in" svg:height="0.1524in" svg:x="2.7567in" svg:y="0.3047in" svg:viewBox="0 0 1556 388" draw:points="777,388 0,388 0,0 1556,0 1556,388"><text:p/></draw:polygon><draw:frame draw:style-name="gr26" draw:text-style-name="P31" svg:width="1.5087in" svg:height="0.1114in" svg:x="2.4563in" svg:y="2.1457in"><draw:text-box><text:p text:style-name="P30"><text:span text:style-name="T25">Setelah dipangkas Tx0-2 dari Block</text:span></text:p></draw:text-box></draw:frame><draw:polygon draw:style-name="gr5" draw:text-style-name="P29" svg:width="0.4594in" svg:height="0.1524in" svg:x="3.4457in" svg:y="0.3047in" svg:viewBox="0 0 1168 388" draw:points="582,388 0,388 0,0 1168,0 1168,388"><text:p/></draw:polygon><draw:polygon draw:style-name="gr6" draw:text-style-name="P28" svg:width="0.4594in" svg:height="0.1524in" svg:x="3.4457in" svg:y="0.3047in" svg:viewBox="0 0 1168 388" draw:points="582,388 0,388 0,0 1168,0 1168,388"><text:p/></draw:polygon><draw:frame draw:style-name="gr16" draw:text-style-name="P31" svg:width="0.4496in" svg:height="0.1114in" svg:x="2.839in" svg:y="0.3327in"><draw:text-box><text:p text:style-name="P30"><text:span text:style-name="T25">Prev Hash</text:span></text:p></draw:text-box></draw:frame><draw:polygon draw:style-name="gr5" draw:text-style-name="P29" svg:width="0.2929in" svg:height="0.1524in" svg:x="3.7512in" svg:y="1.4496in" svg:viewBox="0 0 745 388" draw:points="374,388 0,388 0,0 745,0 745,388"><text:p/></draw:polygon><draw:polygon draw:style-name="gr17" draw:text-style-name="P28" svg:width="0.2929in" svg:height="0.1524in" svg:x="3.7512in" svg:y="1.4496in" svg:viewBox="0 0 745 388" draw:points="374,388 0,388 0,0 745,0 745,388"><text:p/></draw:polygon><draw:frame draw:style-name="gr18" draw:text-style-name="P31" svg:width="0.2787in" svg:height="0.1114in" svg:x="3.5327in" svg:y="0.3327in"><draw:text-box><text:p text:style-name="P30"><text:span text:style-name="T25">Nonce</text:span></text:p></draw:text-box></draw:frame><draw:polygon draw:style-name="gr19" draw:text-style-name="P29" svg:width="0.3067in" svg:height="0.1524in" svg:x="0.1528in" svg:y="1.8311in" svg:viewBox="0 0 780 388" draw:points="391,388 0,388 0,0 780,0 780,388"><text:p/></draw:polygon><draw:polygon draw:style-name="gr6" draw:text-style-name="P28" svg:width="0.3067in" svg:height="0.1524in" svg:x="0.1528in" svg:y="1.8311in" svg:viewBox="0 0 780 388" draw:points="391,388 0,388 0,0 780,0 780,388"><text:p/></draw:polygon><draw:frame draw:style-name="gr18" draw:text-style-name="P31" svg:width="0.2787in" svg:height="0.1114in" svg:x="3.7563in" svg:y="1.4772in"><draw:text-box><text:p text:style-name="P30"><text:span text:style-name="T25">Hash3</text:span></text:p></draw:text-box></draw:frame><draw:polygon draw:style-name="gr5" draw:text-style-name="P29" svg:width="0.3063in" svg:height="0.1524in" svg:x="0.6126in" svg:y="1.8311in" svg:viewBox="0 0 779 388" draw:points="388,388 0,388 0,0 779,0 779,388"><text:p/></draw:polygon><draw:polygon draw:style-name="gr6" draw:text-style-name="P28" svg:width="0.3063in" svg:height="0.1524in" svg:x="0.6126in" svg:y="1.8311in" svg:viewBox="0 0 779 388" draw:points="388,388 0,388 0,0 779,0 779,388"><text:p/></draw:polygon><draw:frame draw:style-name="gr24" draw:text-style-name="P31" svg:width="0.1614in" svg:height="0.1114in" svg:x="0.2311in" svg:y="1.8591in"><draw:text-box><text:p text:style-name="P30"><text:span text:style-name="T25">Tx0</text:span></text:p></draw:text-box></draw:frame><draw:polygon draw:style-name="gr5" draw:text-style-name="P29" svg:width="0.3051in" svg:height="0.1524in" svg:x="1.072in" svg:y="1.8311in" svg:viewBox="0 0 776 388" draw:points="388,388 0,388 0,0 776,0 776,388"><text:p/></draw:polygon><draw:polygon draw:style-name="gr6" draw:text-style-name="P28" svg:width="0.3051in" svg:height="0.1524in" svg:x="1.072in" svg:y="1.8311in" svg:viewBox="0 0 776 388" draw:points="388,388 0,388 0,0 776,0 776,388"><text:p/></draw:polygon><draw:frame draw:style-name="gr24" draw:text-style-name="P31" svg:width="0.1614in" svg:height="0.1114in" svg:x="0.6862in" svg:y="1.8591in"><draw:text-box><text:p text:style-name="P30"><text:span text:style-name="T25">Tx1</text:span></text:p></draw:text-box></draw:frame><draw:polygon draw:style-name="gr5" draw:text-style-name="P29" svg:width="0.3051in" svg:height="0.1524in" svg:x="1.5315in" svg:y="1.8311in" svg:viewBox="0 0 776 388" draw:points="388,388 0,388 0,0 776,0 776,388"><text:p/></draw:polygon><draw:polygon draw:style-name="gr6" draw:text-style-name="P28" svg:width="0.3051in" svg:height="0.1524in" svg:x="1.5315in" svg:y="1.8311in" svg:viewBox="0 0 776 388" draw:points="388,388 0,388 0,0 776,0 776,388"><text:p/></draw:polygon><draw:frame draw:style-name="gr24" draw:text-style-name="P31" svg:width="0.1614in" svg:height="0.1114in" svg:x="1.148in" svg:y="1.8591in"><draw:text-box><text:p text:style-name="P30"><text:span text:style-name="T25">Tx2</text:span></text:p></draw:text-box></draw:frame><draw:polygon draw:style-name="gr2" draw:text-style-name="P27" svg:width="0.0606in" svg:height="0.0913in" svg:x="0.2764in" svg:y="1.6024in" svg:viewBox="0 0 155 233" draw:points="77,0 155,233 0,233"><text:p/></draw:polygon><draw:line draw:style-name="gr3" draw:text-style-name="P28" svg:x1="0.3067in" svg:y1="1.8315in" svg:x2="0.3067in" svg:y2="1.676in"><text:p/></draw:line><draw:polygon draw:style-name="gr2" draw:text-style-name="P27" svg:width="0.0606in" svg:height="0.0913in" svg:x="0.7343in" svg:y="1.6024in" svg:viewBox="0 0 155 233" draw:points="78,0 155,233 0,233"><text:p/></draw:polygon><draw:line draw:style-name="gr3" draw:text-style-name="P28" svg:x1="0.7654in" svg:y1="1.8315in" svg:x2="0.7654in" svg:y2="1.676in"><text:p/></draw:line><draw:polygon draw:style-name="gr2" draw:text-style-name="P27" svg:width="0.0606in" svg:height="0.0913in" svg:x="1.1945in" svg:y="1.6024in" svg:viewBox="0 0 155 233" draw:points="77,0 155,233 0,233"><text:p/></draw:polygon><draw:line draw:style-name="gr3" draw:text-style-name="P28" svg:x1="1.2248in" svg:y1="1.8315in" svg:x2="1.2248in" svg:y2="1.676in"><text:p/></draw:line><draw:polygon draw:style-name="gr2" draw:text-style-name="P27" svg:width="0.061in" svg:height="0.0913in" svg:x="1.6539in" svg:y="1.6024in" svg:viewBox="0 0 156 233" draw:points="78,0 156,233 0,233"><text:p/></draw:polygon><draw:line draw:style-name="gr3" draw:text-style-name="P28" svg:x1="1.6843in" svg:y1="1.8315in" svg:x2="1.6843in" svg:y2="1.676in"><text:p/></draw:line><draw:polygon draw:style-name="gr2" draw:text-style-name="P27" svg:width="0.061in" svg:height="0.0913in" svg:x="3.8748in" svg:y="1.6024in" svg:viewBox="0 0 156 233" draw:points="78,0 156,233 0,233"><text:p/></draw:polygon><draw:line draw:style-name="gr3" draw:text-style-name="P28" svg:x1="3.9051in" svg:y1="1.8315in" svg:x2="3.9051in" svg:y2="1.676in"><text:p/></draw:line><draw:frame draw:style-name="gr24" draw:text-style-name="P31" svg:width="0.1614in" svg:height="0.1114in" svg:x="1.6028in" svg:y="1.8591in"><draw:text-box><text:p text:style-name="P30"><text:span text:style-name="T25">Tx3</text:span></text:p></draw:text-box></draw:frame></draw:g></text:p>
      <text:p text:style-name="P3"/>
      <text:p text:style-name="P19">Block header tanpa transaksi di dalamnya berkisar sekitar 80 byte. Jika kita menghendaki bahwa block akan dihasilkan setiap 10 menit, 80 byte * 6 * 24 * 365 = 4,2MB per tahun. Dengan sistem komputer yang umumnya dijual dengan RAM 2GB di tahun 2008, prediksi berdasarkan hukum Moore pertumbuhannya 1,2GB per tahun, ruang penyimpanan tidak akan menjadi masalah bahkan jika header block tetap harus di simpan di memori. </text:p>
      <text:h text:style-name="P25" text:outline-level="2">8. <text:s text:c="3"/><text:span text:style-name="T22">Penyederhanaan</text:span> <text:span text:style-name="T22">Verifikasi </text:span>Pembayaran</text:h>
      <text:p text:style-name="P4"><text:span text:style-name="T10">Cukup memungkinkan untuk memverifikasi pembayaran tanpa harus menjalankan </text:span><text:span text:style-name="T14">full node</text:span><text:span text:style-name="T10"> di jaringan. User cukup hanya menyimpan salinan block header dari rantai proof-of-work terpanjang, yang dapatt diperoleh melalui </text:span><text:span text:style-name="T14">query</text:span><text:span text:style-name="T10"> node di dalam jaringan sampai dia yakin bahwa dia mendapatkan rantai terpanjang, dan mengetahui bahwa cabang Merkle yang berelasi dengan transaksi ke block tersebut telah dibubuhi dengan stempel waktu. Dia tidak dapat memeriksa transaksi untuk dirinya sendiri, namun dengan mentautkannya di sebuah tempat di dalam rantai, dia dapat melihat node di dalam jaringan telah menerimanya, dan block akan ditambahkan kemudian setelah jaringan mengkonfirmasi telah menerimanya. </text:span></text:p>
      <text:p text:style-name="P3"/>
      <text:p text:style-name="P6"><text:soft-page-break/><draw:g text:anchor-type="as-char" draw:z-index="3" draw:style-name="gr1"><draw:polygon draw:style-name="gr5" draw:text-style-name="P29" svg:width="0.4732in" svg:height="0.1579in" svg:x="1.7417in" svg:y="1.1433in" svg:viewBox="0 0 1203 402" draw:points="603,402 0,402 0,0 1203,0 1203,402"><text:p/></draw:polygon><draw:polygon draw:style-name="gr6" draw:text-style-name="P28" svg:width="0.4732in" svg:height="0.1579in" svg:x="1.7417in" svg:y="1.1433in" svg:viewBox="0 0 1203 402" draw:points="603,402 0,402 0,0 1203,0 1203,402"><text:p/></draw:polygon><draw:polygon draw:style-name="gr5" draw:text-style-name="P29" svg:width="0.3941in" svg:height="0.1579in" svg:x="2.4528in" svg:y="1.6169in" svg:viewBox="0 0 1002 402" draw:points="501,402 0,402 0,0 1002,0 1002,402"><text:p/></draw:polygon><draw:polygon draw:style-name="gr6" draw:text-style-name="P28" svg:width="0.3941in" svg:height="0.1579in" svg:x="2.4528in" svg:y="1.6169in" svg:viewBox="0 0 1002 402" draw:points="501,402 0,402 0,0 1002,0 1002,402"><text:p/></draw:polygon><draw:frame draw:style-name="gr27" draw:text-style-name="P31" svg:width="0.3421in" svg:height="0.115in" svg:x="1.8098in" svg:y="1.1752in"><draw:text-box><text:p text:style-name="P30"><text:span text:style-name="T26">Hash01</text:span></text:p></draw:text-box></draw:frame><draw:polygon draw:style-name="gr5" draw:text-style-name="P29" svg:width="0.3957in" svg:height="0.1579in" svg:x="3.0039in" svg:y="1.6169in" svg:viewBox="0 0 1006 402" draw:points="505,402 0,402 0,0 1006,0 1006,402"><text:p/></draw:polygon><draw:polygon draw:style-name="gr17" draw:text-style-name="P28" svg:width="0.3957in" svg:height="0.1579in" svg:x="3.0039in" svg:y="1.6169in" svg:viewBox="0 0 1006 402" draw:points="505,402 0,402 0,0 1006,0 1006,402"><text:p/></draw:polygon><draw:frame draw:style-name="gr28" draw:text-style-name="P31" svg:width="0.287in" svg:height="0.115in" svg:x="2.5083in" svg:y="1.6528in"><draw:text-box><text:p text:style-name="P30"><text:span text:style-name="T26">Hash2</text:span></text:p></draw:text-box></draw:frame><draw:polygon draw:style-name="gr19" draw:text-style-name="P29" svg:width="0.4732in" svg:height="0.1579in" svg:x="2.689in" svg:y="1.1433in" svg:viewBox="0 0 1203 402" draw:points="603,402 0,402 0,0 1203,0 1203,402"><text:p/></draw:polygon><draw:polygon draw:style-name="gr17" draw:text-style-name="P28" svg:width="0.4732in" svg:height="0.1579in" svg:x="2.689in" svg:y="1.1433in" svg:viewBox="0 0 1203 402" draw:points="603,402 0,402 0,0 1203,0 1203,402"><text:p/></draw:polygon><draw:frame draw:style-name="gr28" draw:text-style-name="P31" svg:width="0.287in" svg:height="0.115in" svg:x="3.0598in" svg:y="1.6528in"><draw:text-box><text:p text:style-name="P30"><text:span text:style-name="T26">Hash3</text:span></text:p></draw:text-box></draw:frame><draw:polygon draw:style-name="gr21" draw:text-style-name="P27" svg:width="0.0705in" svg:height="0.0984in" svg:x="2.7764in" svg:y="1.302in" svg:viewBox="0 0 180 251" draw:points="180,0 145,251 0,180"><text:p/></draw:polygon><draw:line draw:style-name="gr3" draw:text-style-name="P28" svg:x1="2.689in" svg:y1="1.6169in" svg:x2="2.8126in" svg:y2="1.3697in"><text:p/></draw:line><draw:polygon draw:style-name="gr2" draw:text-style-name="P27" svg:width="0.0705in" svg:height="0.0984in" svg:x="3.0039in" svg:y="1.302in" svg:viewBox="0 0 180 251" draw:points="0,0 180,180 39,251"><text:p/></draw:polygon><draw:line draw:style-name="gr3" draw:text-style-name="P28" svg:x1="3.1626in" svg:y1="1.6169in" svg:x2="3.039in" svg:y2="1.3697in"><text:p/></draw:line><draw:polygon draw:style-name="gr4" draw:text-style-name="P29" svg:width="1.4205in" svg:height="0.7106in" svg:x="1.8209in" svg:y="0.1961in" svg:viewBox="0 0 3609 1806" draw:points="1803,1806 0,1806 0,0 3609,0 3609,1806"><text:p/></draw:polygon><draw:frame draw:style-name="gr27" draw:text-style-name="P31" svg:width="0.3421in" svg:height="0.115in" svg:x="2.7555in" svg:y="1.1752in"><draw:text-box><text:p text:style-name="P30"><text:span text:style-name="T26">Hash23</text:span></text:p></draw:text-box></draw:frame><draw:polygon draw:style-name="gr5" draw:text-style-name="P29" svg:width="0.6315in" svg:height="0.1579in" svg:x="2.122in" svg:y="0.6697in" svg:viewBox="0 0 1605 402" draw:points="801,402 0,402 0,0 1605,0 1605,402"><text:p/></draw:polygon><draw:polygon draw:style-name="gr6" draw:text-style-name="P28" svg:width="0.6315in" svg:height="0.1579in" svg:x="2.122in" svg:y="0.6697in" svg:viewBox="0 0 1605 402" draw:points="801,402 0,402 0,0 1605,0 1605,402"><text:p/></draw:polygon><draw:frame draw:style-name="gr29" draw:text-style-name="P31" svg:width="0.5941in" svg:height="0.115in" svg:x="1.9in" svg:y="0.2555in"><draw:text-box><text:p text:style-name="P30"><text:span text:style-name="T26">Block Header</text:span></text:p></draw:text-box></draw:frame><draw:polygon draw:style-name="gr2" draw:text-style-name="P27" svg:width="0.0815in" svg:height="0.0941in" svg:x="2.2126in" svg:y="0.8283in" svg:viewBox="0 0 208 240" draw:points="208,0 127,240 0,145"><text:p/></draw:polygon><draw:line draw:style-name="gr3" draw:text-style-name="P28" svg:x1="2.0571in" svg:y1="1.1433in" svg:x2="2.2484in" svg:y2="0.889in"><text:p/></draw:line><draw:polygon draw:style-name="gr2" draw:text-style-name="P27" svg:width="0.0815in" svg:height="0.0941in" svg:x="2.6098in" svg:y="0.8283in" svg:viewBox="0 0 208 240" draw:points="0,0 208,145 81,240"><text:p/></draw:polygon><draw:line draw:style-name="gr3" draw:text-style-name="P28" svg:x1="2.8472in" svg:y1="1.1433in" svg:x2="2.6555in" svg:y2="0.889in"><text:p/></draw:line><draw:polygon draw:style-name="gr5" draw:text-style-name="P29" svg:width="0.6303in" svg:height="0.1567in" svg:x="1.9791in" svg:y="0.4339in" svg:viewBox="0 0 1602 399" draw:points="801,399 0,399 0,0 1602,0 1602,399"><text:p/></draw:polygon><draw:polygon draw:style-name="gr6" draw:text-style-name="P28" svg:width="0.6303in" svg:height="0.1567in" svg:x="1.9791in" svg:y="0.4339in" svg:viewBox="0 0 1602 399" draw:points="801,399 0,399 0,0 1602,0 1602,399"><text:p/></draw:polygon><draw:frame draw:style-name="gr30" draw:text-style-name="P31" svg:width="0.5335in" svg:height="0.115in" svg:x="2.1709in" svg:y="0.6984in"><draw:text-box><text:p text:style-name="P30"><text:span text:style-name="T26">Merkle Root</text:span></text:p></draw:text-box></draw:frame><draw:polygon draw:style-name="gr5" draw:text-style-name="P29" svg:width="0.4732in" svg:height="0.1567in" svg:x="2.689in" svg:y="0.4339in" svg:viewBox="0 0 1203 399" draw:points="603,399 0,399 0,0 1203,0 1203,399"><text:p/></draw:polygon><draw:polygon draw:style-name="gr6" draw:text-style-name="P28" svg:width="0.4732in" svg:height="0.1567in" svg:x="2.689in" svg:y="0.4339in" svg:viewBox="0 0 1203 399" draw:points="603,399 0,399 0,0 1203,0 1203,399"><text:p/></draw:polygon><draw:frame draw:style-name="gr31" draw:text-style-name="P31" svg:width="0.4622in" svg:height="0.115in" svg:x="2.0638in" svg:y="0.461in"><draw:text-box><text:p text:style-name="P30"><text:span text:style-name="T26">Prev Hash</text:span></text:p></draw:text-box></draw:frame><draw:polygon draw:style-name="gr4" draw:text-style-name="P29" svg:width="1.4205in" svg:height="0.7106in" svg:x="0.1626in" svg:y="0.1961in" svg:viewBox="0 0 3609 1806" draw:points="1806,1806 0,1806 0,0 3609,0 3609,1806"><text:p/></draw:polygon><draw:frame draw:style-name="gr28" draw:text-style-name="P31" svg:width="0.287in" svg:height="0.115in" svg:x="2.7791in" svg:y="0.461in"><draw:text-box><text:p text:style-name="P30"><text:span text:style-name="T26">Nonce</text:span></text:p></draw:text-box></draw:frame><draw:polygon draw:style-name="gr5" draw:text-style-name="P29" svg:width="0.6315in" svg:height="0.1579in" svg:x="0.45in" svg:y="0.6697in" svg:viewBox="0 0 1605 402" draw:points="804,402 0,402 0,0 1605,0 1605,402"><text:p/></draw:polygon><draw:polygon draw:style-name="gr6" draw:text-style-name="P28" svg:width="0.6315in" svg:height="0.1579in" svg:x="0.45in" svg:y="0.6697in" svg:viewBox="0 0 1605 402" draw:points="804,402 0,402 0,0 1605,0 1605,402"><text:p/></draw:polygon><draw:frame draw:style-name="gr29" draw:text-style-name="P31" svg:width="0.5941in" svg:height="0.115in" svg:x="0.239in" svg:y="0.2555in"><draw:text-box><text:p text:style-name="P30"><text:span text:style-name="T26">Block Header</text:span></text:p></draw:text-box></draw:frame><draw:polygon draw:style-name="gr5" draw:text-style-name="P29" svg:width="0.6315in" svg:height="0.1567in" svg:x="0.3071in" svg:y="0.4339in" svg:viewBox="0 0 1605 399" draw:points="800,399 0,399 0,0 1605,0 1605,399"><text:p/></draw:polygon><draw:polygon draw:style-name="gr6" draw:text-style-name="P28" svg:width="0.6315in" svg:height="0.1567in" svg:x="0.3071in" svg:y="0.4339in" svg:viewBox="0 0 1605 399" draw:points="800,399 0,399 0,0 1605,0 1605,399"><text:p/></draw:polygon><draw:frame draw:style-name="gr30" draw:text-style-name="P31" svg:width="0.5335in" svg:height="0.115in" svg:x="0.5016in" svg:y="0.6984in"><draw:text-box><text:p text:style-name="P30"><text:span text:style-name="T26">Merkle Root</text:span></text:p></draw:text-box></draw:frame><draw:polygon draw:style-name="gr5" draw:text-style-name="P29" svg:width="0.4732in" svg:height="0.1567in" svg:x="1.0165in" svg:y="0.4339in" svg:viewBox="0 0 1203 399" draw:points="603,399 0,399 0,0 1203,0 1203,399"><text:p/></draw:polygon><draw:polygon draw:style-name="gr6" draw:text-style-name="P28" svg:width="0.4732in" svg:height="0.1567in" svg:x="1.0165in" svg:y="0.4339in" svg:viewBox="0 0 1203 399" draw:points="603,399 0,399 0,0 1203,0 1203,399"><text:p/></draw:polygon><draw:frame draw:style-name="gr31" draw:text-style-name="P31" svg:width="0.4622in" svg:height="0.115in" svg:x="0.3945in" svg:y="0.461in"><draw:text-box><text:p text:style-name="P30"><text:span text:style-name="T26">Prev Hash</text:span></text:p></draw:text-box></draw:frame><draw:polygon draw:style-name="gr4" draw:text-style-name="P29" svg:width="1.4205in" svg:height="0.7106in" svg:x="3.4776in" svg:y="0.1961in" svg:viewBox="0 0 3609 1806" draw:points="1807,1806 0,1806 0,0 3609,0 3609,1806"><text:p/></draw:polygon><draw:frame draw:style-name="gr28" draw:text-style-name="P31" svg:width="0.287in" svg:height="0.115in" svg:x="1.1098in" svg:y="0.461in"><draw:text-box><text:p text:style-name="P30"><text:span text:style-name="T26">Nonce</text:span></text:p></draw:text-box></draw:frame><draw:polygon draw:style-name="gr5" draw:text-style-name="P29" svg:width="0.6299in" svg:height="0.1579in" svg:x="3.7807in" svg:y="0.6697in" svg:viewBox="0 0 1601 402" draw:points="800,402 0,402 0,0 1601,0 1601,402"><text:p/></draw:polygon><draw:polygon draw:style-name="gr6" draw:text-style-name="P28" svg:width="0.6299in" svg:height="0.1579in" svg:x="3.7807in" svg:y="0.6697in" svg:viewBox="0 0 1601 402" draw:points="800,402 0,402 0,0 1601,0 1601,402"><text:p/></draw:polygon><draw:frame draw:style-name="gr29" draw:text-style-name="P31" svg:width="0.5941in" svg:height="0.115in" svg:x="3.5528in" svg:y="0.2555in"><draw:text-box><text:p text:style-name="P30"><text:span text:style-name="T26">Block Header</text:span></text:p></draw:text-box></draw:frame><draw:polygon draw:style-name="gr5" draw:text-style-name="P29" svg:width="0.6315in" svg:height="0.1567in" svg:x="3.6362in" svg:y="0.4339in" svg:viewBox="0 0 1605 399" draw:points="800,399 0,399 0,0 1605,0 1605,399"><text:p/></draw:polygon><draw:polygon draw:style-name="gr6" draw:text-style-name="P28" svg:width="0.6315in" svg:height="0.1567in" svg:x="3.6362in" svg:y="0.4339in" svg:viewBox="0 0 1605 399" draw:points="800,399 0,399 0,0 1605,0 1605,399"><text:p/></draw:polygon><draw:frame draw:style-name="gr30" draw:text-style-name="P31" svg:width="0.5335in" svg:height="0.115in" svg:x="3.8319in" svg:y="0.6984in"><draw:text-box><text:p text:style-name="P30"><text:span text:style-name="T26">Merkle Root</text:span></text:p></draw:text-box></draw:frame><draw:polygon draw:style-name="gr5" draw:text-style-name="P29" svg:width="0.4732in" svg:height="0.1567in" svg:x="4.3472in" svg:y="0.4339in" svg:viewBox="0 0 1203 399" draw:points="600,399 0,399 0,0 1203,0 1203,399"><text:p/></draw:polygon><draw:polygon draw:style-name="gr6" draw:text-style-name="P28" svg:width="0.4732in" svg:height="0.1567in" svg:x="4.3472in" svg:y="0.4339in" svg:viewBox="0 0 1203 399" draw:points="600,399 0,399 0,0 1203,0 1203,399"><text:p/></draw:polygon><draw:frame draw:style-name="gr31" draw:text-style-name="P31" svg:width="0.4622in" svg:height="0.115in" svg:x="3.7252in" svg:y="0.461in"><draw:text-box><text:p text:style-name="P30"><text:span text:style-name="T26">Prev Hash</text:span></text:p></draw:text-box></draw:frame><draw:polygon draw:style-name="gr2" draw:text-style-name="P27" svg:width="0.0941in" svg:height="0.0622in" svg:x="3.5417in" svg:y="0.4811in" svg:viewBox="0 0 240 159" draw:points="240,81 0,159 0,0"><text:p/></draw:polygon><draw:line draw:style-name="gr3" draw:text-style-name="P28" svg:x1="3.2417in" svg:y1="0.5126in" svg:x2="3.561in" svg:y2="0.5126in"><text:p/></draw:line><draw:polygon draw:style-name="gr2" draw:text-style-name="P27" svg:width="0.0941in" svg:height="0.0622in" svg:x="1.8846in" svg:y="0.4811in" svg:viewBox="0 0 240 159" draw:points="240,81 0,159 0,0"><text:p/></draw:polygon><draw:line draw:style-name="gr3" draw:text-style-name="P28" svg:x1="1.5835in" svg:y1="0.5126in" svg:x2="1.9028in" svg:y2="0.5126in"><text:p/></draw:line><draw:polygon draw:style-name="gr2" draw:text-style-name="P27" svg:width="0.0941in" svg:height="0.0622in" svg:x="5.0417in" svg:y="0.4811in" svg:viewBox="0 0 240 159" draw:points="240,81 0,159 0,0"><text:p/></draw:polygon><draw:line draw:style-name="gr3" draw:text-style-name="P28" svg:x1="4.8984in" svg:y1="0.5126in" svg:x2="5.0598in" svg:y2="0.5126in"><text:p/></draw:line><draw:polygon draw:style-name="gr2" draw:text-style-name="P27" svg:width="0.0941in" svg:height="0.0622in" svg:x="0.2264in" svg:y="0.4811in" svg:viewBox="0 0 240 159" draw:points="240,81 0,159 0,0"><text:p/></draw:polygon><draw:line draw:style-name="gr3" draw:text-style-name="P28" svg:x1="0.0055in" svg:y1="0.5126in" svg:x2="0.2457in" svg:y2="0.5126in"><text:p/></draw:line><draw:frame draw:style-name="gr28" draw:text-style-name="P31" svg:width="0.287in" svg:height="0.115in" svg:x="4.4402in" svg:y="0.461in"><draw:text-box><text:p text:style-name="P30"><text:span text:style-name="T26">Nonce</text:span></text:p></draw:text-box></draw:frame><draw:frame draw:style-name="gr32" draw:text-style-name="P31" svg:width="0.9705in" svg:height="0.115in" svg:x="3.3138in" svg:y="1.389in"><draw:text-box><text:p text:style-name="P30"><text:span text:style-name="T26">Merkle Branch for Tx3</text:span></text:p></draw:text-box></draw:frame><draw:polygon draw:style-name="gr5" draw:text-style-name="P29" svg:width="0.3161in" svg:height="0.1579in" svg:x="3.0835in" svg:y="2.0114in" svg:viewBox="0 0 804 402" draw:points="402,402 0,402 0,0 804,0 804,402"><text:p/></draw:polygon><draw:polygon draw:style-name="gr6" draw:text-style-name="P28" svg:width="0.3161in" svg:height="0.1579in" svg:x="3.0835in" svg:y="2.0114in" svg:viewBox="0 0 804 402" draw:points="402,402 0,402 0,0 804,0 804,402"><text:p/></draw:polygon><draw:frame draw:style-name="gr33" draw:text-style-name="P31" svg:width="1.4398in" svg:height="0.115in" svg:x="0in" svg:y="0in"><draw:text-box><text:p text:style-name="P30"><text:span text:style-name="T26">Rantai Proof-of-Work Terpanjang</text:span></text:p></draw:text-box></draw:frame><draw:polygon draw:style-name="gr2" draw:text-style-name="P27" svg:width="0.0634in" svg:height="0.0941in" svg:x="3.2098in" svg:y="1.7756in" svg:viewBox="0 0 162 240" draw:points="81,0 162,240 0,240"><text:p/></draw:polygon><draw:line draw:style-name="gr3" draw:text-style-name="P28" svg:x1="3.2417in" svg:y1="2.0114in" svg:x2="3.2417in" svg:y2="1.8504in"><text:p/></draw:line><draw:frame draw:style-name="gr34" draw:text-style-name="P31" svg:width="0.1661in" svg:height="0.115in" svg:x="3.1583in" svg:y="2.0472in"><draw:text-box><text:p text:style-name="P30"><text:span text:style-name="T26">Tx3</text:span></text:p></draw:text-box></draw:frame></draw:g></text:p>
      <text:p text:style-name="P3"/>
      <text:p text:style-name="P12"><text:span text:style-name="T10">Dengan demikian, verifikasi akan dapat diandalkan selama </text:span><text:span text:style-name="T14">node</text:span><text:span text:style-name="T10"> jujur mengontrol jaringan, namun akan lebih rentan jika jaringan berhasil dikuasai oleh penyerang. Ketika </text:span><text:span text:style-name="T14">node</text:span><text:span text:style-name="T10"> di jaringan dapat memverifikasi transaksinya sendiri, metode sederhana ini dapat dengan mudah ditipu oleh transaksi dari penyerang selama dia masih menguasai jaringan. Salah satu strategi untuk melindugi dari hal ini adalah dengan menerima peringatan dari </text:span><text:span text:style-name="T14">node </text:span><text:span text:style-name="T10">di jaringan saat mereka mendeteksi adanya block yang tidak valid, menuntun piranti lunak pengguna untuk mengunduh seluruh block dan mengkonfirmasi adanya ketidakkonsistenan pada transaksi tersebut. Bisnis yang kerap menerima pembayaran mungkin dapat menjalankan node nya sendiri agar lebih independen dengan verifikasi yang lebih cepat.</text:span></text:p>
      <text:h text:style-name="P25" text:outline-level="2">9. <text:s text:c="3"/><text:span text:style-name="T22">Pe</text:span>nggabungan dan <text:span text:style-name="T22">Pemisahan N</text:span>ilai</text:h>
      <text:p text:style-name="P4"><text:span text:style-name="T10">Mes</text:span><text:span text:style-name="T11">k</text:span><text:span text:style-name="T10">i memungkinkan untuk menangani koin secara individual, akan cukup berat untuk memisahkan setiap sen transaksi dalam sebuah transfer. Untuk bisa memisah dan menggabungkan nilai, transaksi terdiri dari beberapa input dan output. Normalnya akan ada satu input dari transaksi besar sebelumnya atau beberapa input yang berasal dari gabungan beberapa jumlah kecil, dan paling banyak terdiri dari dua output: satu untuk pembayaran, satu lagi sebagai kembalian, jika ada, akan dikembalikan pada pengirim. </text:span></text:p>
      <text:p text:style-name="P3"/>
      <text:p text:style-name="P6"><draw:g text:anchor-type="as-char" draw:z-index="4" draw:style-name="gr1"><draw:polygon draw:style-name="gr4" draw:text-style-name="P29" svg:width="0.8469in" svg:height="0.9205in" svg:x="0.3083in" svg:y="0in" svg:viewBox="0 0 2152 2339" draw:points="1076,2339 0,2339 0,0 2152,0 2152,2339"><text:p/></draw:polygon><draw:polygon draw:style-name="gr5" draw:text-style-name="P29" svg:width="0.2299in" svg:height="0.1535in" svg:x="0.4626in" svg:y="0.4602in" svg:viewBox="0 0 585 391" draw:points="293,391 0,391 0,0 585,0 585,391"><text:p/></draw:polygon><draw:polygon draw:style-name="gr6" draw:text-style-name="P28" svg:width="0.2299in" svg:height="0.1535in" svg:x="0.4626in" svg:y="0.4602in" svg:viewBox="0 0 585 391" draw:points="293,391 0,391 0,0 585,0 585,391"><text:p/></draw:polygon><draw:frame draw:style-name="gr35" draw:text-style-name="P31" svg:width="0.4988in" svg:height="0.1114in" svg:x="0.3846in" svg:y="0.039in"><draw:text-box><text:p text:style-name="P30"><text:span text:style-name="T25">Transaksi</text:span></text:p></draw:text-box></draw:frame><draw:polygon draw:style-name="gr5" draw:text-style-name="P29" svg:width="0.2299in" svg:height="0.1539in" svg:x="0.4626in" svg:y="0.6906in" svg:viewBox="0 0 585 392" draw:points="293,392 0,392 0,0 585,0 585,392"><text:p/></draw:polygon><draw:polygon draw:style-name="gr6" draw:text-style-name="P28" svg:width="0.2299in" svg:height="0.1539in" svg:x="0.4626in" svg:y="0.6906in" svg:viewBox="0 0 585 392" draw:points="293,392 0,392 0,0 585,0 585,392"><text:p/></draw:polygon><draw:frame draw:style-name="gr36" draw:text-style-name="P31" svg:width="0.0815in" svg:height="0.1114in" svg:x="0.5374in" svg:y="0.4874in"><draw:text-box><text:p text:style-name="P30"><text:span text:style-name="T25">In</text:span></text:p></draw:text-box></draw:frame><draw:polygon draw:style-name="gr5" draw:text-style-name="P29" svg:width="0.2299in" svg:height="0.1524in" svg:x="0.4626in" svg:y="0.2311in" svg:viewBox="0 0 585 388" draw:points="293,388 0,388 0,0 585,0 585,388"><text:p/></draw:polygon><draw:polygon draw:style-name="gr6" draw:text-style-name="P28" svg:width="0.2299in" svg:height="0.1524in" svg:x="0.4626in" svg:y="0.2311in" svg:viewBox="0 0 585 388" draw:points="293,388 0,388 0,0 585,0 585,388"><text:p/></draw:polygon><draw:frame draw:style-name="gr36" draw:text-style-name="P31" svg:width="0.0815in" svg:height="0.1114in" svg:x="0.5374in" svg:y="0.7181in"><draw:text-box><text:p text:style-name="P30"><text:span text:style-name="T25">...</text:span></text:p></draw:text-box></draw:frame><draw:polygon draw:style-name="gr5" draw:text-style-name="P29" svg:width="0.2315in" svg:height="0.1524in" svg:x="0.8472in" svg:y="0.2311in" svg:viewBox="0 0 589 388" draw:points="296,388 0,388 0,0 589,0 589,388"><text:p/></draw:polygon><draw:polygon draw:style-name="gr6" draw:text-style-name="P28" svg:width="0.2315in" svg:height="0.1524in" svg:x="0.8472in" svg:y="0.2311in" svg:viewBox="0 0 589 388" draw:points="296,388 0,388 0,0 589,0 589,388"><text:p/></draw:polygon><draw:frame draw:style-name="gr36" draw:text-style-name="P31" svg:width="0.0815in" svg:height="0.1114in" svg:x="0.5374in" svg:y="0.2555in"><draw:text-box><text:p text:style-name="P30"><text:span text:style-name="T25">In</text:span></text:p></draw:text-box></draw:frame><draw:polygon draw:style-name="gr5" draw:text-style-name="P29" svg:width="0.2315in" svg:height="0.1535in" svg:x="0.8472in" svg:y="0.4602in" svg:viewBox="0 0 589 391" draw:points="296,391 0,391 0,0 589,0 589,391"><text:p/></draw:polygon><draw:polygon draw:style-name="gr6" draw:text-style-name="P28" svg:width="0.2315in" svg:height="0.1535in" svg:x="0.8472in" svg:y="0.4602in" svg:viewBox="0 0 589 391" draw:points="296,391 0,391 0,0 589,0 589,391"><text:p/></draw:polygon><draw:frame draw:style-name="gr37" draw:text-style-name="P31" svg:width="0.1567in" svg:height="0.1114in" svg:x="0.8835in" svg:y="0.2555in"><draw:text-box><text:p text:style-name="P30"><text:span text:style-name="T25">Out</text:span></text:p></draw:text-box></draw:frame><draw:polygon draw:style-name="gr2" draw:text-style-name="P27" svg:width="0.0925in" svg:height="0.0606in" svg:x="0.3697in" svg:y="0.2764in" svg:viewBox="0 0 236 155" draw:points="236,78 0,155 0,0"><text:p/></draw:polygon><draw:line draw:style-name="gr3" draw:text-style-name="P28" svg:x1="0in" svg:y1="0.3075in" svg:x2="0.389in" svg:y2="0.3075in"><text:p/></draw:line><draw:polygon draw:style-name="gr2" draw:text-style-name="P27" svg:width="0.0925in" svg:height="0.0606in" svg:x="0.3697in" svg:y="0.5075in" svg:viewBox="0 0 236 155" draw:points="236,77 0,155 0,0"><text:p/></draw:polygon><draw:line draw:style-name="gr3" draw:text-style-name="P28" svg:x1="0in" svg:y1="0.5374in" svg:x2="0.389in" svg:y2="0.5374in"><text:p/></draw:line><draw:polygon draw:style-name="gr2" draw:text-style-name="P27" svg:width="0.0925in" svg:height="0.0606in" svg:x="0.3697in" svg:y="0.7366in" svg:viewBox="0 0 236 155" draw:points="236,77 0,155 0,0"><text:p/></draw:polygon><draw:line draw:style-name="gr3" draw:text-style-name="P28" svg:x1="0in" svg:y1="0.7669in" svg:x2="0.389in" svg:y2="0.7669in"><text:p/></draw:line><draw:polygon draw:style-name="gr2" draw:text-style-name="P27" svg:width="0.0925in" svg:height="0.0606in" svg:x="1.4488in" svg:y="0.2764in" svg:viewBox="0 0 236 155" draw:points="236,78 0,155 0,0"><text:p/></draw:polygon><draw:line draw:style-name="gr3" draw:text-style-name="P28" svg:x1="1.0791in" svg:y1="0.3075in" svg:x2="1.4665in" svg:y2="0.3075in"><text:p/></draw:line><draw:polygon draw:style-name="gr2" draw:text-style-name="P27" svg:width="0.0925in" svg:height="0.0606in" svg:x="1.4488in" svg:y="0.5075in" svg:viewBox="0 0 236 155" draw:points="236,77 0,155 0,0"><text:p/></draw:polygon><draw:line draw:style-name="gr3" draw:text-style-name="P28" svg:x1="1.0791in" svg:y1="0.5374in" svg:x2="1.4665in" svg:y2="0.5374in"><text:p/></draw:line><draw:frame draw:style-name="gr36" draw:text-style-name="P31" svg:width="0.0815in" svg:height="0.1114in" svg:x="0.9236in" svg:y="0.4874in"><draw:text-box><text:p text:style-name="P30"><text:span text:style-name="T25">...</text:span></text:p></draw:text-box></draw:frame></draw:g></text:p>
      <text:p text:style-name="P3"/>
      <text:p text:style-name="P12"><text:span text:style-name="T10">Perlu dicatat bahwa </text:span><text:span text:style-name="T14">fan-out, </text:span><text:span text:style-name="T10">ketika sebuah transaksi bergantung pada beberapa transaksi, dan transaksi tersebut bergantung juga pada beberapa transaksi lain, bukanlah menjadi persoalan disini. Tidak pernah dibutuhkan untuk ekstrak salinan penuh kesejarahan transaksi secara mandiri. </text:span></text:p>
      <text:p text:style-name="P3"/>
      <text:h text:style-name="P25" text:outline-level="2">10. <text:s text:c="3"/>Privasi</text:h>
      <text:p text:style-name="P4"><text:span text:style-name="T10">Model perbankan tradisional meraih level privasinya dengan membatasi akses informasi untuk pihak-pihak yang terlibat dengan pihak ketiga yang dipercaya. Kebutuhan untuk mengumumkan transaksi secara publik menjadi terhambat pada metode ini, namun privasi tetap dapat dipertahankan dengan memutus aliran informasi di tempat lain: dengan cara menjaga </text:span><text:span text:style-name="T14">public key</text:span><text:span text:style-name="T10"> tetap anonim. </text:span><text:span text:style-name="T14">Public key</text:span><text:span text:style-name="T10"> dapat melihat seseorang sedang mengirim sebagian jumlah kepada orang </text:span><text:soft-page-break/><text:span text:style-name="T10">lain, namun tanpa men</text:span><text:span text:style-name="T12">t</text:span><text:span text:style-name="T10">autkan informasi transaksi tersebut pada siapapun. Hal ini mirip dengan level informasi yang dirilis oleh bursa saham, dimana waktu dan ukuran perdagangan secara individual, “tape”, dibuat secara publik, namun tanpa memberitahukan siapa saja pihak didalamnya. </text:span></text:p>
      <text:p text:style-name="P3"/>
      <text:p text:style-name="P6"><draw:g text:anchor-type="as-char" draw:z-index="5" draw:style-name="gr1"><draw:polygon draw:style-name="gr4" draw:text-style-name="P29" svg:width="0.6134in" svg:height="0.2024in" svg:x="0.072in" svg:y="0.224in" svg:viewBox="0 0 1559 515" draw:points="780,515 0,515 0,0 1559,0 1559,515"><text:p/></draw:polygon><draw:polygon draw:style-name="gr4" draw:text-style-name="P29" svg:width="0.6138in" svg:height="0.2024in" svg:x="0.8913in" svg:y="0.224in" svg:viewBox="0 0 1560 515" draw:points="780,515 0,515 0,0 1560,0 1560,515"><text:p/></draw:polygon><draw:frame draw:style-name="gr38" draw:text-style-name="P31" svg:width="0.3406in" svg:height="0.0988in" svg:x="0.2055in" svg:y="0.2835in"><draw:text-box><text:p text:style-name="P30"><text:span text:style-name="T27">Identities</text:span></text:p></draw:text-box></draw:frame><draw:polygon draw:style-name="gr4" draw:text-style-name="P29" svg:width="0.6134in" svg:height="0.3382in" svg:x="1.7776in" svg:y="0.1559in" svg:viewBox="0 0 1559 860" draw:points="780,860 0,860 0,0 1559,0 1559,860"><text:p/></draw:polygon><draw:frame draw:style-name="gr39" draw:text-style-name="P31" svg:width="0.4835in" svg:height="0.0988in" svg:x="0.9528in" svg:y="0.2835in"><draw:text-box><text:p text:style-name="P30"><text:span text:style-name="T27">Transactions</text:span></text:p></draw:text-box></draw:frame><draw:frame draw:style-name="gr40" draw:text-style-name="P31" svg:width="0.2858in" svg:height="0.0988in" svg:x="1.9417in" svg:y="0.2417in"><draw:text-box><text:p text:style-name="P30"><text:span text:style-name="T27">Trusted</text:span></text:p></draw:text-box></draw:frame><draw:polygon draw:style-name="gr4" draw:text-style-name="P29" svg:width="0.6138in" svg:height="0.3382in" svg:x="2.665in" svg:y="0.1559in" svg:viewBox="0 0 1560 860" draw:points="780,860 0,860 0,0 1560,0 1560,860"><text:p/></draw:polygon><draw:frame draw:style-name="gr41" draw:text-style-name="P31" svg:width="0.4161in" svg:height="0.0988in" svg:x="1.8764in" svg:y="0.3346in"><draw:text-box><text:p text:style-name="P30"><text:span text:style-name="T27">Third Party</text:span></text:p></draw:text-box></draw:frame><draw:polygon draw:style-name="gr4" draw:text-style-name="P29" svg:width="0.615in" svg:height="0.3382in" svg:x="3.5512in" svg:y="0.1559in" svg:viewBox="0 0 1563 860" draw:points="783,860 0,860 0,0 1563,0 1563,860"><text:p/></draw:polygon><draw:frame draw:style-name="gr42" draw:text-style-name="P31" svg:width="0.4913in" svg:height="0.0988in" svg:x="2.722in" svg:y="0.2835in"><draw:text-box><text:p text:style-name="P30"><text:span text:style-name="T27">Counterparty</text:span></text:p></draw:text-box></draw:frame><draw:line draw:style-name="gr6" draw:text-style-name="P28" svg:x1="3.415in" svg:y1="0.0862in" svg:x2="3.415in" svg:y2="0.561in"><text:p/></draw:line><draw:polygon draw:style-name="gr4" draw:text-style-name="P29" svg:width="0.6134in" svg:height="0.2039in" svg:x="0.072in" svg:y="0.9709in" svg:viewBox="0 0 1559 519" draw:points="780,519 0,519 0,0 1559,0 1559,519"><text:p/></draw:polygon><draw:frame draw:style-name="gr43" draw:text-style-name="P31" svg:width="0.2323in" svg:height="0.0988in" svg:x="3.7457in" svg:y="0.2835in"><draw:text-box><text:p text:style-name="P30"><text:span text:style-name="T27">Public</text:span></text:p></draw:text-box></draw:frame><draw:polygon draw:style-name="gr4" draw:text-style-name="P29" svg:width="0.6134in" svg:height="0.2039in" svg:x="0.9594in" svg:y="0.9709in" svg:viewBox="0 0 1559 519" draw:points="780,519 0,519 0,0 1559,0 1559,519"><text:p/></draw:polygon><draw:frame draw:style-name="gr38" draw:text-style-name="P31" svg:width="0.3406in" svg:height="0.0988in" svg:x="0.2055in" svg:y="1.0335in"><draw:text-box><text:p text:style-name="P30"><text:span text:style-name="T27">Identities</text:span></text:p></draw:text-box></draw:frame><draw:polygon draw:style-name="gr4" draw:text-style-name="P29" svg:width="0.615in" svg:height="0.3398in" svg:x="1.8457in" svg:y="0.9031in" svg:viewBox="0 0 1563 864" draw:points="780,864 0,864 0,0 1563,0 1563,864"><text:p/></draw:polygon><draw:frame draw:style-name="gr39" draw:text-style-name="P31" svg:width="0.4835in" svg:height="0.0988in" svg:x="1.0228in" svg:y="1.0335in"><draw:text-box><text:p text:style-name="P30"><text:span text:style-name="T27">Transactions</text:span></text:p></draw:text-box></draw:frame><draw:line draw:style-name="gr6" draw:text-style-name="P28" svg:x1="0.8232in" svg:y1="0.9031in" svg:x2="0.8232in" svg:y2="1.2433in"><text:p/></draw:line><draw:polygon draw:style-name="gr2" draw:text-style-name="P27" svg:width="0.1012in" svg:height="0.0677in" svg:x="1.7441in" svg:y="1.039in" svg:viewBox="0 0 258 173" draw:points="258,85 0,173 0,0"><text:p/></draw:polygon><draw:line draw:style-name="gr3" draw:text-style-name="P28" svg:x1="1.5732in" svg:y1="1.0717in" svg:x2="1.7638in" svg:y2="1.0717in"><text:p/></draw:line><draw:frame draw:style-name="gr43" draw:text-style-name="P31" svg:width="0.2323in" svg:height="0.0988in" svg:x="2.0402in" svg:y="1.0335in"><draw:text-box><text:p text:style-name="P30"><text:span text:style-name="T27">Public</text:span></text:p></draw:text-box></draw:frame><draw:frame draw:style-name="gr44" draw:text-style-name="P31" svg:width="0.7268in" svg:height="0.0988in" svg:x="0in" svg:y="0.7429in"><draw:text-box><text:p text:style-name="P30"><text:span text:style-name="T27">New Privacy Model</text:span></text:p></draw:text-box></draw:frame><draw:polygon draw:style-name="gr2" draw:text-style-name="P27" svg:width="0.1008in" svg:height="0.0677in" svg:x="1.6764in" svg:y="0.2917in" svg:viewBox="0 0 257 173" draw:points="257,85 0,173 0,0"><text:p/></draw:polygon><draw:line draw:style-name="gr3" draw:text-style-name="P28" svg:x1="1.5055in" svg:y1="0.3252in" svg:x2="1.6957in" svg:y2="0.3252in"><text:p/></draw:line><draw:polygon draw:style-name="gr2" draw:text-style-name="P27" svg:width="0.1024in" svg:height="0.0677in" svg:x="2.5622in" svg:y="0.2917in" svg:viewBox="0 0 261 173" draw:points="261,85 0,173 0,0"><text:p/></draw:polygon><draw:line draw:style-name="gr3" draw:text-style-name="P28" svg:x1="2.3913in" svg:y1="0.3252in" svg:x2="2.5831in" svg:y2="0.3252in"><text:p/></draw:line><draw:line draw:style-name="gr6" draw:text-style-name="P28" svg:x1="0.6858in" svg:y1="0.3252in" svg:x2="0.8913in" svg:y2="0.3252in"><text:p/></draw:line><draw:frame draw:style-name="gr45" draw:text-style-name="P31" svg:width="0.9496in" svg:height="0.0988in" svg:x="0.0071in" svg:y="0in"><draw:text-box><text:p text:style-name="P30"><text:span text:style-name="T27">Traditional Privacy Model</text:span></text:p></draw:text-box></draw:frame></draw:g></text:p>
      <text:p text:style-name="P3"/>
      <text:p text:style-name="P12"><text:span text:style-name="T10">Sebagai firewall tambahan, sepasang </text:span><text:span text:style-name="T15">key</text:span><text:span text:style-name="T10"> baru harus digunakan untuk setiap transaksi agar transaksi itu tidak ditautkan pada pemiliknya secara umum. Beberapa tautan itu masih tidak dapat dihindarkan dengan transaksi yang memiliki beberapa input, karena terpaksa harus mengungkap input yang dimiliki oleh pemilik yang sama tersebut. Resiko</text:span><text:span text:style-name="T11">nya</text:span><text:span text:style-name="T10"> adalah jika </text:span><text:span text:style-name="T15">key</text:span><text:span text:style-name="T10"> pemilik terungkap, tautan itu juga akan membuka transaksi lain yang dimiliki oleh pemilik yang sama. <text:s/></text:span></text:p>
      <text:h text:style-name="P25" text:outline-level="2">11. <text:s text:c="3"/><text:span text:style-name="T23">Kalkulasi</text:span></text:h>
      <text:p text:style-name="P5"><text:span text:style-name="T10">Kami mempertimbangkan skenario seorang penyerang yang berupaya untuk generate rantai alternatif yang lebih cepat dibandingkan ranti yang jujur. Bahkan jika ini berhasil, itu tidak akan membuat sistem secara terbuka untuk dapat merubah sekehendaknya, seperti membuat nilai dari ketiadaan atau mengambil uang yang tidak pernah dimiliki oleh penyerang, dan </text:span><text:span text:style-name="T14">node</text:span><text:span text:style-name="T10"> jujur tidak akan pernah menerima block mereka. Seorang penyerang hanya akan dapat merubah satu transaksinya sendiri agar bisa mengambil uang pengeluarannya kembali. </text:span></text:p>
      <text:p text:style-name="P13"><text:span text:style-name="T10">Perlombaan antara rantai jujur dengan rantai penyerang dapat dikategorikan sebagai sebuah </text:span><text:span text:style-name="T14">Binomial Random Walk</text:span><text:span text:style-name="T10">. Event yang berhasil adalah rantai jujur akan memperpanjang satu block, berhasil memimpin dengan +1, dan event yang gagal adalah rantai penyerang setelah memperpanjang satu block, namun kemudian dikurangi dari adanya gap -1. </text:span></text:p>
      <text:p text:style-name="P13"><text:span text:style-name="T10">Probabilitas penyerang yang berupaya mengejar defisit itu dianalogikan seperti sebuah </text:span><text:span text:style-name="T14">Gambler’s Ruin problem</text:span><text:span text:style-name="T10">. Misalkan seorang penjudi dengan nilai kredit yang tidak terbatas memulai di posisi defisit ketertinggalan dan memainkan percobaan dengan jumlah yang tidak terbatas agar mampu memperoleh titik impas, atau penyerang pernah menyamai rantai yang jujur, sebagai berikut [8]:</text:span></text:p>
      <text:p text:style-name="P3"/>
      <text:p text:style-name="P14"><text:span text:style-name="T17">p</text:span><text:span text:style-name="T20"> = </text:span><text:span text:style-name="T10">probabilitas</text:span><text:span text:style-name="T20"> node jujur mendapatkan blok berikutnya</text:span></text:p>
      <text:p text:style-name="P14"><text:span text:style-name="T17">q</text:span><text:span text:style-name="T20"> = </text:span><text:span text:style-name="T10">probabilitas</text:span><text:span text:style-name="T20"> penyerang mendapatkan blok berikutnya</text:span></text:p>
      <text:p text:style-name="P8"><text:span text:style-name="T17">q</text:span><text:span text:style-name="T9">z</text:span><text:span text:style-name="T20"> = probabilitas penyerang akan menyusul dari posisi </text:span><text:span text:style-name="T17">z</text:span><text:span text:style-name="T20"> blok sebelumnya</text:span></text:p>
      <text:p text:style-name="P3"/>
      <text:p text:style-name="P7"><draw:g text:anchor-type="as-char" draw:z-index="6" draw:style-name="gr46"><draw:frame draw:style-name="gr47" draw:text-style-name="P31" svg:width="0.078in" svg:height="0.1768in" svg:x="0in" svg:y="0.1693in"><draw:text-box><text:p text:style-name="P30"><text:span text:style-name="T28">q</text:span></text:p></draw:text-box></draw:frame><draw:frame draw:style-name="gr48" draw:text-style-name="P31" svg:width="0.037in" svg:height="0.1071in" svg:x="0.0945in" svg:y="0.2563in"><draw:text-box><text:p text:style-name="P30"><text:span text:style-name="T29">z</text:span></text:p></draw:text-box></draw:frame><draw:frame draw:style-name="gr49" draw:text-style-name="P31" svg:width="0.1232in" svg:height="0.1894in" svg:x="0.1362in" svg:y="0.1839in"><draw:text-box><text:p text:style-name="P30"><text:span text:style-name="T30">=</text:span></text:p></draw:text-box></draw:frame><draw:frame draw:style-name="gr50" draw:text-style-name="P31" svg:width="0.1598in" svg:height="0.5122in" svg:x="0.25in" svg:y="0in"><draw:text-box><text:p text:style-name="P30"><text:span text:style-name="T31">{</text:span></text:p></draw:text-box></draw:frame><draw:frame draw:style-name="gr47" draw:text-style-name="P31" svg:width="0.078in" svg:height="0.1768in" svg:x="0.5134in" svg:y="0.1209in"><draw:text-box><text:p text:style-name="P30"><text:span text:style-name="T32">1</text:span></text:p></draw:text-box></draw:frame><draw:frame draw:style-name="gr51" draw:text-style-name="P31" svg:width="0.0862in" svg:height="0.1768in" svg:x="0.8898in" svg:y="0.1063in"><draw:text-box><text:p text:style-name="P30"><text:span text:style-name="T28">if</text:span></text:p></draw:text-box></draw:frame><draw:frame draw:style-name="gr47" draw:text-style-name="P31" svg:width="0.078in" svg:height="0.1768in" svg:x="1.0453in" svg:y="0.1063in"><draw:text-box><text:p text:style-name="P30"><text:span text:style-name="T28">p</text:span></text:p></draw:text-box></draw:frame><draw:frame draw:style-name="gr49" draw:text-style-name="P31" svg:width="0.1232in" svg:height="0.1894in" svg:x="1.1283in" svg:y="0.089in"><draw:text-box><text:p text:style-name="P30"><text:span text:style-name="T30">≤</text:span></text:p></draw:text-box></draw:frame><draw:frame draw:style-name="gr47" draw:text-style-name="P31" svg:width="0.078in" svg:height="0.1768in" svg:x="1.2634in" svg:y="0.1063in"><draw:text-box><text:p text:style-name="P30"><text:span text:style-name="T28">q</text:span></text:p></draw:text-box></draw:frame><draw:frame draw:style-name="gr52" draw:text-style-name="P31" svg:width="0.0496in" svg:height="0.1894in" svg:x="0.3465in" svg:y="0.2972in"><draw:text-box><text:p text:style-name="P30"><text:span text:style-name="T30"></text:span></text:p></draw:text-box></draw:frame><draw:frame draw:style-name="gr47" draw:text-style-name="P31" svg:width="0.078in" svg:height="0.1768in" svg:x="0.3992in" svg:y="0.3098in"><draw:text-box><text:p text:style-name="P30"><text:span text:style-name="T28">q</text:span></text:p></draw:text-box></draw:frame><draw:frame draw:style-name="gr53" draw:text-style-name="P31" svg:width="0.0441in" svg:height="0.1894in" svg:x="0.4925in" svg:y="0.2972in"><draw:text-box><text:p text:style-name="P30"><text:span text:style-name="T30">/</text:span></text:p></draw:text-box></draw:frame><draw:frame draw:style-name="gr47" draw:text-style-name="P31" svg:width="0.078in" svg:height="0.1768in" svg:x="0.5756in" svg:y="0.3098in"><draw:text-box><text:p text:style-name="P30"><text:span text:style-name="T28">p</text:span></text:p></draw:text-box></draw:frame><draw:frame draw:style-name="gr52" draw:text-style-name="P31" svg:width="0.0496in" svg:height="0.1894in" svg:x="0.6602in" svg:y="0.2972in"><draw:text-box><text:p text:style-name="P30"><text:span text:style-name="T30"></text:span></text:p></draw:text-box></draw:frame><draw:frame draw:style-name="gr48" draw:text-style-name="P31" svg:width="0.037in" svg:height="0.1071in" svg:x="0.7118in" svg:y="0.2728in"><draw:text-box><text:p text:style-name="P30"><text:span text:style-name="T29">z</text:span></text:p></draw:text-box></draw:frame><draw:frame draw:style-name="gr51" draw:text-style-name="P31" svg:width="0.0862in" svg:height="0.1768in" svg:x="0.8898in" svg:y="0.3146in"><draw:text-box><text:p text:style-name="P30"><text:span text:style-name="T28">if</text:span></text:p></draw:text-box></draw:frame><draw:frame draw:style-name="gr47" draw:text-style-name="P31" svg:width="0.078in" svg:height="0.1768in" svg:x="1.0453in" svg:y="0.3146in"><draw:text-box><text:p text:style-name="P30"><text:span text:style-name="T28">p</text:span></text:p></draw:text-box></draw:frame><draw:frame draw:style-name="gr49" draw:text-style-name="P31" svg:width="0.1232in" svg:height="0.1894in" svg:x="1.1283in" svg:y="0.2972in"><draw:text-box><text:p text:style-name="P30"><text:span text:style-name="T30"></text:span></text:p></draw:text-box></draw:frame><draw:frame draw:style-name="gr47" draw:text-style-name="P31" svg:width="0.078in" svg:height="0.1768in" svg:x="1.2634in" svg:y="0.3146in"><draw:text-box><text:p text:style-name="P30"><text:span text:style-name="T28">q</text:span></text:p></draw:text-box></draw:frame><draw:frame draw:style-name="gr50" draw:text-style-name="P31" svg:width="0.1598in" svg:height="0.5122in" svg:x="1.322in" svg:y="0in"><draw:text-box><text:p text:style-name="P30"><text:span text:style-name="T31">}</text:span></text:p></draw:text-box></draw:frame></draw:g></text:p>
      <text:p text:style-name="P3"/>
      <text:p text:style-name="P3"/>
      <text:p text:style-name="P3"/>
      <text:p text:style-name="P5"><text:span text:style-name="T10">Dengan asumsi kami bahwa </text:span><text:span text:style-name="T14">p &gt; q,</text:span><text:span text:style-name="T10"> probabilitas turun secara eksponensial karena jumlah block yang harus dikejar penyerang juga akan bertambah. Dengan kondisi yang tidak menguntungkan untuk penyerang, jika dia tidak dapat membuat keberuntukngan besar di tahap awal, maka peluangnya menjadi semakin kecil ketika dia makin jauh tertinggal. </text:span></text:p>
      <text:p text:style-name="P20"><text:soft-page-break/>Sekarang kami mempertimbangkan berapa lama waktu yang dibutuhkan penerima transaksi untuk menunggu sebuah transaksi baru sebelum meyakinkan dirinya bahwa pengirim tidak akan dapat mengubah transaksi tersebut. Kami beranggapan bahwa pengirim adalah seorang penyerang yang ingin membuat penerima mempercayai bahwa dia telah melakukan pembayaran untuk sementara waktu, lalu mengubahnya untuk membayar kembali untuk dirinya sendiri setelah beberapa saat kemudian. Penerima akan diperingatkan ketika hal itu terjadi, namun pengirim berharap agar peringatan itu datang terlambat. </text:p>
      <text:p text:style-name="P13"><text:span text:style-name="T10">Penerima </text:span><text:span text:style-name="T12">membuat</text:span><text:span text:style-name="T10"> </text:span><text:span text:style-name="T14">key pair</text:span><text:span text:style-name="T10"> baru dan memberikan </text:span><text:span text:style-name="T14">public key</text:span><text:span text:style-name="T10"> tersebut pada pengirim tepat sebelum menandatanganinya. Hal ini mencegah pengirim untuk mampu menyiapkan rantai block didepannya agar bisa punya waktu lebih untuk mengerjakan itu secara terus-menerus sampai dia beruntung dan bisa mencapai lebih jauh ke depan, lalu mengeksekusi transaksi tersebut. Setelah transaksi terkirim, pengirim yang tidak jujur itu mulai bekerja secara rahasia pada sebuah rantai paralel yang mengandung versi alternatif transaksinya. </text:span></text:p>
      <text:p text:style-name="P13"><text:span text:style-name="T10">Sedangkan penerima masih harus menunggu sampai transaksi itu berhasil ditambahkan pada sebuah block dan </text:span><text:span text:style-name="T14">z</text:span><text:span text:style-name="T10"> block berhasil ditautkan setelahnya. Penerima itu tidak mengetahui jumlah pasti dari perkembangan yang dilakukan penyerang, namun asumsi block jujur mengambil rata-rata waktu yang diharapkan adalah per block, perkembangan potensial penyerang akan menjadi </text:span><text:span text:style-name="T14">Poisson distribution </text:span><text:span text:style-name="T10">dengan nilai yang diharapkan:</text:span></text:p>
      <text:p text:style-name="P3"/>
      <text:p text:style-name="P7"><draw:g text:anchor-type="as-char" draw:z-index="7" draw:style-name="gr46"><draw:frame draw:style-name="gr54" draw:text-style-name="P31" svg:width="0.2051in" svg:height="0.1894in" svg:x="0in" svg:y="0.0972in"><draw:text-box><text:p text:style-name="P30"><text:span text:style-name="T30"></text:span><text:span text:style-name="T30">=</text:span></text:p></draw:text-box></draw:frame><draw:frame draw:style-name="gr55" draw:text-style-name="P31" svg:width="0.0614in" svg:height="0.1768in" svg:x="0.2181in" svg:y="0.1102in"><draw:text-box><text:p text:style-name="P30"><text:span text:style-name="T28">z</text:span></text:p></draw:text-box></draw:frame><draw:polygon draw:style-name="gr2" draw:text-style-name="P27" svg:width="0.1189in" svg:height="0.0067in" svg:x="0.3126in" svg:y="0.1965in" svg:viewBox="0 0 303 18" draw:points="0,18 303,18 303,0 0,0"><text:p/></draw:polygon><draw:frame draw:style-name="gr47" draw:text-style-name="P31" svg:width="0.078in" svg:height="0.1768in" svg:x="0.3335in" svg:y="0in"><draw:text-box><text:p text:style-name="P30"><text:span text:style-name="T28">q</text:span></text:p></draw:text-box></draw:frame><draw:frame draw:style-name="gr47" draw:text-style-name="P31" svg:width="0.078in" svg:height="0.1768in" svg:x="0.3445in" svg:y="0.1874in"><draw:text-box><text:p text:style-name="P30"><text:span text:style-name="T28">p</text:span></text:p></draw:text-box></draw:frame></draw:g></text:p>
      <text:p text:style-name="P3"/>
      <text:p text:style-name="P5"><text:span text:style-name="T10">Untuk mendapat probabilitas penyerang saat masih berupaya mengejar saat ini, kita mengalikan densitas </text:span><text:span text:style-name="T14">Poisson</text:span><text:span text:style-name="T10"> di setiap progress yang telah dicapai dengan probabilitas yang memungkinkan dikejar penyerang pada satu titik:</text:span></text:p>
      <text:p text:style-name="P7"><draw:g text:anchor-type="as-char" draw:z-index="8" draw:style-name="gr46"><draw:frame draw:style-name="gr56" draw:text-style-name="P31" svg:width="0.178in" svg:height="0.2748in" svg:x="0in" svg:y="0.1409in"><draw:text-box><text:p text:style-name="P30"><text:span text:style-name="T33">∑</text:span></text:p></draw:text-box></draw:frame><draw:frame draw:style-name="gr57" draw:text-style-name="P31" svg:width="0.0425in" svg:height="0.1071in" svg:x="0in" svg:y="0.3874in"><draw:text-box><text:p text:style-name="P30"><text:span text:style-name="T29">k</text:span></text:p></draw:text-box></draw:frame><draw:frame draw:style-name="gr58" draw:text-style-name="P31" svg:width="0.0748in" svg:height="0.1142in" svg:x="0.0516in" svg:y="0.3807in"><draw:text-box><text:p text:style-name="P30"><text:span text:style-name="T34">=</text:span></text:p></draw:text-box></draw:frame><draw:frame draw:style-name="gr59" draw:text-style-name="P31" svg:width="0.0476in" svg:height="0.1071in" svg:x="0.1252in" svg:y="0.3874in"><draw:text-box><text:p text:style-name="P30"><text:span text:style-name="T35">0</text:span></text:p></draw:text-box></draw:frame><draw:frame draw:style-name="gr60" draw:text-style-name="P31" svg:width="0.0705in" svg:height="0.1142in" svg:x="0.0516in" svg:y="0.0972in"><draw:text-box><text:p text:style-name="P30"><text:span text:style-name="T34">∞</text:span></text:p></draw:text-box></draw:frame><draw:frame draw:style-name="gr61" draw:text-style-name="P31" svg:width="0.0835in" svg:height="0.1894in" svg:x="0.2181in" svg:y="0.1071in"><draw:text-box><text:p text:style-name="P30"><text:span text:style-name="T30"></text:span></text:p></draw:text-box></draw:frame><draw:frame draw:style-name="gr57" draw:text-style-name="P31" svg:width="0.0425in" svg:height="0.1071in" svg:x="0.3126in" svg:y="0.0925in"><draw:text-box><text:p text:style-name="P30"><text:span text:style-name="T29">k</text:span></text:p></draw:text-box></draw:frame><draw:frame draw:style-name="gr62" draw:text-style-name="P31" svg:width="0.0697in" svg:height="0.1768in" svg:x="0.3752in" svg:y="0.1209in"><draw:text-box><text:p text:style-name="P30"><text:span text:style-name="T28">e</text:span></text:p></draw:text-box></draw:frame><draw:polygon draw:style-name="gr2" draw:text-style-name="P27" svg:width="0.3634in" svg:height="0.0067in" svg:x="0.2185in" svg:y="0.2953in" svg:viewBox="0 0 924 18" draw:points="0,18 924,18 924,0 0,0"><text:p/></draw:polygon><draw:frame draw:style-name="gr63" draw:text-style-name="P31" svg:width="0.124in" svg:height="0.1142in" svg:x="0.4484in" svg:y="0.0866in"><draw:text-box><text:p text:style-name="P30"><text:span text:style-name="T34">−</text:span></text:p></draw:text-box></draw:frame><draw:frame draw:style-name="gr62" draw:text-style-name="P31" svg:width="0.0697in" svg:height="0.1768in" svg:x="0.3335in" svg:y="0.3071in"><draw:text-box><text:p text:style-name="P30"><text:span text:style-name="T28">k</text:span></text:p></draw:text-box></draw:frame><draw:frame draw:style-name="gr64" draw:text-style-name="P31" svg:width="0.0469in" svg:height="0.1894in" svg:x="0.4165in" svg:y="0.2929in"><draw:text-box><text:p text:style-name="P30"><text:span text:style-name="T30">!</text:span></text:p></draw:text-box></draw:frame><draw:frame draw:style-name="gr65" draw:text-style-name="P31" svg:width="0.0898in" svg:height="0.1894in" svg:x="0.572in" svg:y="0.189in"><draw:text-box><text:p text:style-name="P30"><text:span text:style-name="T30">⋅</text:span></text:p></draw:text-box></draw:frame><draw:frame draw:style-name="gr50" draw:text-style-name="P31" svg:width="0.1598in" svg:height="0.5122in" svg:x="0.6362in" svg:y="0in"><draw:text-box><text:p text:style-name="P30"><text:span text:style-name="T31">{</text:span></text:p></draw:text-box></draw:frame><draw:frame draw:style-name="gr52" draw:text-style-name="P31" svg:width="0.0496in" svg:height="0.1894in" svg:x="0.722in" svg:y="0.1236in"><draw:text-box><text:p text:style-name="P30"><text:span text:style-name="T30"></text:span></text:p></draw:text-box></draw:frame><draw:frame draw:style-name="gr47" draw:text-style-name="P31" svg:width="0.078in" svg:height="0.1768in" svg:x="0.7717in" svg:y="0.1362in"><draw:text-box><text:p text:style-name="P30"><text:span text:style-name="T28">q</text:span></text:p></draw:text-box></draw:frame><draw:frame draw:style-name="gr53" draw:text-style-name="P31" svg:width="0.0441in" svg:height="0.1894in" svg:x="0.8681in" svg:y="0.1236in"><draw:text-box><text:p text:style-name="P30"><text:span text:style-name="T30">/</text:span></text:p></draw:text-box></draw:frame><draw:frame draw:style-name="gr47" draw:text-style-name="P31" svg:width="0.078in" svg:height="0.1768in" svg:x="0.9492in" svg:y="0.1362in"><draw:text-box><text:p text:style-name="P30"><text:span text:style-name="T28">p</text:span></text:p></draw:text-box></draw:frame><draw:frame draw:style-name="gr52" draw:text-style-name="P31" svg:width="0.0496in" svg:height="0.1894in" svg:x="1.0335in" svg:y="0.1236in"><draw:text-box><text:p text:style-name="P30"><text:span text:style-name="T30"></text:span></text:p></draw:text-box></draw:frame><draw:frame draw:style-name="gr66" draw:text-style-name="P31" svg:width="0.0303in" svg:height="0.1142in" svg:x="1.0752in" svg:y="0.0984in"><draw:text-box><text:p text:style-name="P30"><text:span text:style-name="T34"></text:span></text:p></draw:text-box></draw:frame><draw:frame draw:style-name="gr48" draw:text-style-name="P31" svg:width="0.037in" svg:height="0.1071in" svg:x="1.1181in" svg:y="0.1043in"><draw:text-box><text:p text:style-name="P30"><text:span text:style-name="T29">z</text:span></text:p></draw:text-box></draw:frame><draw:frame draw:style-name="gr58" draw:text-style-name="P31" svg:width="0.0748in" svg:height="0.1142in" svg:x="1.1598in" svg:y="0.0984in"><draw:text-box><text:p text:style-name="P30"><text:span text:style-name="T34">−</text:span></text:p></draw:text-box></draw:frame><draw:frame draw:style-name="gr57" draw:text-style-name="P31" svg:width="0.0425in" svg:height="0.1071in" svg:x="1.2417in" svg:y="0.1043in"><draw:text-box><text:p text:style-name="P30"><text:span text:style-name="T29">k</text:span></text:p></draw:text-box></draw:frame><draw:frame draw:style-name="gr66" draw:text-style-name="P31" svg:width="0.0303in" svg:height="0.1142in" svg:x="1.2945in" svg:y="0.0984in"><draw:text-box><text:p text:style-name="P30"><text:span text:style-name="T34"></text:span></text:p></draw:text-box></draw:frame><draw:frame draw:style-name="gr67" draw:text-style-name="P31" svg:width="0.1925in" svg:height="0.1768in" svg:x="1.461in" svg:y="0.1091in"><draw:text-box><text:p text:style-name="P30"><text:span text:style-name="T28">if k</text:span></text:p></draw:text-box></draw:frame><draw:frame draw:style-name="gr49" draw:text-style-name="P31" svg:width="0.1232in" svg:height="0.1894in" svg:x="1.6807in" svg:y="0.0953in"><draw:text-box><text:p text:style-name="P30"><text:span text:style-name="T30">≤</text:span></text:p></draw:text-box></draw:frame><draw:frame draw:style-name="gr55" draw:text-style-name="P31" svg:width="0.0614in" svg:height="0.1768in" svg:x="1.8252in" svg:y="0.1091in"><draw:text-box><text:p text:style-name="P30"><text:span text:style-name="T28">z</text:span></text:p></draw:text-box></draw:frame><draw:frame draw:style-name="gr47" draw:text-style-name="P31" svg:width="0.078in" svg:height="0.1768in" svg:x="0.9819in" svg:y="0.3126in"><draw:text-box><text:p text:style-name="P30"><text:span text:style-name="T32">1</text:span></text:p></draw:text-box></draw:frame><draw:frame draw:style-name="gr67" draw:text-style-name="P31" svg:width="0.1925in" svg:height="0.1768in" svg:x="1.461in" svg:y="0.2953in"><draw:text-box><text:p text:style-name="P30"><text:span text:style-name="T28">if k</text:span></text:p></draw:text-box></draw:frame><draw:frame draw:style-name="gr49" draw:text-style-name="P31" svg:width="0.1232in" svg:height="0.1894in" svg:x="1.6807in" svg:y="0.2811in"><draw:text-box><text:p text:style-name="P30"><text:span text:style-name="T30"></text:span></text:p></draw:text-box></draw:frame><draw:frame draw:style-name="gr55" draw:text-style-name="P31" svg:width="0.0614in" svg:height="0.1768in" svg:x="1.8252in" svg:y="0.2953in"><draw:text-box><text:p text:style-name="P30"><text:span text:style-name="T28">z</text:span></text:p></draw:text-box></draw:frame><draw:frame draw:style-name="gr50" draw:text-style-name="P31" svg:width="0.1598in" svg:height="0.5122in" svg:x="1.8752in" svg:y="0in"><draw:text-box><text:p text:style-name="P30"><text:span text:style-name="T31">}</text:span></text:p></draw:text-box></draw:frame></draw:g></text:p>
      <text:p text:style-name="P3"/>
      <text:p text:style-name="P18">Penataan ulang untuk menghindari penjumlahan yang tak terhingga pada bagian akhir distribusi…</text:p>
      <text:p text:style-name="P3"/>
      <text:p text:style-name="P7"><draw:g text:anchor-type="as-char" draw:z-index="9" draw:style-name="gr46"><draw:frame draw:style-name="gr47" draw:text-style-name="P31" svg:width="0.078in" svg:height="0.1768in" svg:x="0in" svg:y="0.1055in"><draw:text-box><text:p text:style-name="P30"><text:span text:style-name="T32">1</text:span></text:p></draw:text-box></draw:frame><draw:frame draw:style-name="gr49" draw:text-style-name="P31" svg:width="0.1232in" svg:height="0.1894in" svg:x="0.072in" svg:y="0.0929in"><draw:text-box><text:p text:style-name="P30"><text:span text:style-name="T30">−</text:span></text:p></draw:text-box></draw:frame><draw:frame draw:style-name="gr56" draw:text-style-name="P31" svg:width="0.178in" svg:height="0.2748in" svg:x="0.1972in" svg:y="0.0583in"><draw:text-box><text:p text:style-name="P30"><text:span text:style-name="T33">∑</text:span></text:p></draw:text-box></draw:frame><draw:frame draw:style-name="gr57" draw:text-style-name="P31" svg:width="0.0425in" svg:height="0.1071in" svg:x="0.2083in" svg:y="0.311in"><draw:text-box><text:p text:style-name="P30"><text:span text:style-name="T29">k</text:span></text:p></draw:text-box></draw:frame><draw:frame draw:style-name="gr58" draw:text-style-name="P31" svg:width="0.0748in" svg:height="0.1142in" svg:x="0.2598in" svg:y="0.3043in"><draw:text-box><text:p text:style-name="P30"><text:span text:style-name="T34">=</text:span></text:p></draw:text-box></draw:frame><draw:frame draw:style-name="gr59" draw:text-style-name="P31" svg:width="0.0476in" svg:height="0.1071in" svg:x="0.3335in" svg:y="0.311in"><draw:text-box><text:p text:style-name="P30"><text:span text:style-name="T35">0</text:span></text:p></draw:text-box></draw:frame><draw:frame draw:style-name="gr48" draw:text-style-name="P31" svg:width="0.037in" svg:height="0.1071in" svg:x="0.2728in" svg:y="0in"><draw:text-box><text:p text:style-name="P30"><text:span text:style-name="T29">z</text:span></text:p></draw:text-box></draw:frame><draw:frame draw:style-name="gr61" draw:text-style-name="P31" svg:width="0.0835in" svg:height="0.1894in" svg:x="0.4236in" svg:y="0.0173in"><draw:text-box><text:p text:style-name="P30"><text:span text:style-name="T30"></text:span></text:p></draw:text-box></draw:frame><draw:frame draw:style-name="gr57" draw:text-style-name="P31" svg:width="0.0425in" svg:height="0.1071in" svg:x="0.5071in" svg:y="0.0173in"><draw:text-box><text:p text:style-name="P30"><text:span text:style-name="T29">k</text:span></text:p></draw:text-box></draw:frame><draw:frame draw:style-name="gr62" draw:text-style-name="P31" svg:width="0.0697in" svg:height="0.1768in" svg:x="0.5807in" svg:y="0.0366in"><draw:text-box><text:p text:style-name="P30"><text:span text:style-name="T28">e</text:span></text:p></draw:text-box></draw:frame><draw:polygon draw:style-name="gr2" draw:text-style-name="P27" svg:width="0.3634in" svg:height="0.0067in" svg:x="0.4142in" svg:y="0.215in" svg:viewBox="0 0 924 18" draw:points="0,18 924,18 924,0 0,0"><text:p/></draw:polygon><draw:frame draw:style-name="gr63" draw:text-style-name="P31" svg:width="0.124in" svg:height="0.1142in" svg:x="0.65in" svg:y="0.0098in"><draw:text-box><text:p text:style-name="P30"><text:span text:style-name="T34">−</text:span></text:p></draw:text-box></draw:frame><draw:frame draw:style-name="gr62" draw:text-style-name="P31" svg:width="0.0697in" svg:height="0.1768in" svg:x="0.539in" svg:y="0.2339in"><draw:text-box><text:p text:style-name="P30"><text:span text:style-name="T28">k</text:span></text:p></draw:text-box></draw:frame><draw:frame draw:style-name="gr64" draw:text-style-name="P31" svg:width="0.0469in" svg:height="0.1894in" svg:x="0.6209in" svg:y="0.2154in"><draw:text-box><text:p text:style-name="P30"><text:span text:style-name="T30">!</text:span></text:p></draw:text-box></draw:frame><draw:frame draw:style-name="gr68" draw:text-style-name="P31" svg:width="0.065in" svg:height="0.2512in" svg:x="0.7984in" svg:y="0.0528in"><draw:text-box><text:p text:style-name="P30"><text:span text:style-name="T36"></text:span></text:p></draw:text-box></draw:frame><draw:frame draw:style-name="gr47" draw:text-style-name="P31" svg:width="0.078in" svg:height="0.1768in" svg:x="0.8484in" svg:y="0.1055in"><draw:text-box><text:p text:style-name="P30"><text:span text:style-name="T32">1</text:span></text:p></draw:text-box></draw:frame><draw:frame draw:style-name="gr69" draw:text-style-name="P31" svg:width="0.1705in" svg:height="0.1894in" svg:x="0.9264in" svg:y="0.0929in"><draw:text-box><text:p text:style-name="P30"><text:span text:style-name="T30">−</text:span></text:p></draw:text-box></draw:frame><draw:frame draw:style-name="gr47" draw:text-style-name="P31" svg:width="0.078in" svg:height="0.1768in" svg:x="1.1083in" svg:y="0.1055in"><draw:text-box><text:p text:style-name="P30"><text:span text:style-name="T28">q</text:span></text:p></draw:text-box></draw:frame><draw:frame draw:style-name="gr53" draw:text-style-name="P31" svg:width="0.0441in" svg:height="0.1894in" svg:x="1.1957in" svg:y="0.0929in"><draw:text-box><text:p text:style-name="P30"><text:span text:style-name="T30">/</text:span></text:p></draw:text-box></draw:frame><draw:frame draw:style-name="gr47" draw:text-style-name="P31" svg:width="0.078in" svg:height="0.1768in" svg:x="1.2846in" svg:y="0.1055in"><draw:text-box><text:p text:style-name="P30"><text:span text:style-name="T28">p</text:span></text:p></draw:text-box></draw:frame><draw:frame draw:style-name="gr52" draw:text-style-name="P31" svg:width="0.0496in" svg:height="0.1894in" svg:x="1.3626in" svg:y="0.0929in"><draw:text-box><text:p text:style-name="P30"><text:span text:style-name="T30"></text:span></text:p></draw:text-box></draw:frame><draw:frame draw:style-name="gr66" draw:text-style-name="P31" svg:width="0.0303in" svg:height="0.1142in" svg:x="1.4043in" svg:y="0.0744in"><draw:text-box><text:p text:style-name="P30"><text:span text:style-name="T34"></text:span></text:p></draw:text-box></draw:frame><draw:frame draw:style-name="gr48" draw:text-style-name="P31" svg:width="0.037in" svg:height="0.1071in" svg:x="1.4457in" svg:y="0.0783in"><draw:text-box><text:p text:style-name="P30"><text:span text:style-name="T29">z</text:span></text:p></draw:text-box></draw:frame><draw:frame draw:style-name="gr58" draw:text-style-name="P31" svg:width="0.0748in" svg:height="0.1142in" svg:x="1.4874in" svg:y="0.0744in"><draw:text-box><text:p text:style-name="P30"><text:span text:style-name="T34">−</text:span></text:p></draw:text-box></draw:frame><draw:frame draw:style-name="gr57" draw:text-style-name="P31" svg:width="0.0425in" svg:height="0.1071in" svg:x="1.5709in" svg:y="0.0783in"><draw:text-box><text:p text:style-name="P30"><text:span text:style-name="T29">k</text:span></text:p></draw:text-box></draw:frame><draw:frame draw:style-name="gr66" draw:text-style-name="P31" svg:width="0.0303in" svg:height="0.1142in" svg:x="1.622in" svg:y="0.0744in"><draw:text-box><text:p text:style-name="P30"><text:span text:style-name="T34"></text:span></text:p></draw:text-box></draw:frame><draw:frame draw:style-name="gr68" draw:text-style-name="P31" svg:width="0.065in" svg:height="0.2512in" svg:x="1.6543in" svg:y="0.0528in"><draw:text-box><text:p text:style-name="P30"><text:span text:style-name="T36"></text:span></text:p></draw:text-box></draw:frame></draw:g></text:p>
      <text:p text:style-name="P3"/>
      <text:p text:style-name="P18">Konversi menjadi code C…</text:p>
      <text:p text:style-name="P3"/>
      <text:p text:style-name="P7"><draw:g text:anchor-type="as-char" draw:z-index="10" draw:style-name="gr1"><draw:frame draw:style-name="gr70" draw:text-style-name="P31" svg:width="1.135in" svg:height="0.1268in" svg:x="0in" svg:y="0in"><draw:text-box><text:p text:style-name="P30"><text:span text:style-name="T37">#include &lt;math.h&gt;</text:span></text:p></draw:text-box></draw:frame><draw:frame draw:style-name="gr71" draw:text-style-name="P31" svg:width="3.335in" svg:height="0.1268in" svg:x="0in" svg:y="0.1264in"><draw:text-box><text:p text:style-name="P30"><text:span text:style-name="T37">double AttackerSuccessProbability(double q, int z)</text:span></text:p></draw:text-box></draw:frame><draw:frame draw:style-name="gr72" draw:text-style-name="P31" svg:width="0.0685in" svg:height="0.1268in" svg:x="0in" svg:y="0.2516in"><draw:text-box><text:p text:style-name="P30"><text:span text:style-name="T37">{</text:span></text:p></draw:text-box></draw:frame><draw:frame draw:style-name="gr73" draw:text-style-name="P31" svg:width="1.535in" svg:height="0.1268in" svg:x="0in" svg:y="0.378in"><draw:text-box><text:p text:style-name="P30"><text:span text:style-name="T37"><text:s text:c="4"/></text:span><text:span text:style-name="T37">double p = 1.0 - q;</text:span></text:p></draw:text-box></draw:frame><draw:frame draw:style-name="gr74" draw:text-style-name="P31" svg:width="2.135in" svg:height="0.1268in" svg:x="0in" svg:y="0.5028in"><draw:text-box><text:p text:style-name="P30"><text:span text:style-name="T37"><text:s text:c="4"/></text:span><text:span text:style-name="T37">double lambda = z * (q / p);</text:span></text:p></draw:text-box></draw:frame><draw:frame draw:style-name="gr75" draw:text-style-name="P31" svg:width="1.4016in" svg:height="0.1268in" svg:x="0in" svg:y="0.6291in"><draw:text-box><text:p text:style-name="P30"><text:span text:style-name="T37"><text:s text:c="4"/></text:span><text:span text:style-name="T37">double sum = 1.0;</text:span></text:p></draw:text-box></draw:frame><draw:frame draw:style-name="gr76" draw:text-style-name="P31" svg:width="0.8685in" svg:height="0.1268in" svg:x="0in" svg:y="0.7543in"><draw:text-box><text:p text:style-name="P30"><text:span text:style-name="T37"><text:s text:c="4"/></text:span><text:span text:style-name="T37">int i, k;</text:span></text:p></draw:text-box></draw:frame><draw:frame draw:style-name="gr77" draw:text-style-name="P31" svg:width="1.8685in" svg:height="0.1268in" svg:x="0in" svg:y="0.8807in"><draw:text-box><text:p text:style-name="P30"><text:span text:style-name="T37"><text:s text:c="4"/></text:span><text:span text:style-name="T37">for (k = 0; k &lt;= z; k++)</text:span></text:p></draw:text-box></draw:frame><draw:frame draw:style-name="gr78" draw:text-style-name="P31" svg:width="0.335in" svg:height="0.1268in" svg:x="0in" svg:y="1.0055in"><draw:text-box><text:p text:style-name="P30"><text:span text:style-name="T37"><text:s text:c="4"/></text:span><text:span text:style-name="T37">{</text:span></text:p></draw:text-box></draw:frame><draw:frame draw:style-name="gr79" draw:text-style-name="P31" svg:width="2.535in" svg:height="0.1268in" svg:x="0in" svg:y="1.1319in"><draw:text-box><text:p text:style-name="P30"><text:span text:style-name="T37"><text:s text:c="8"/></text:span><text:span text:style-name="T37">double poisson = exp(-lambda);</text:span></text:p></draw:text-box></draw:frame><draw:frame draw:style-name="gr74" draw:text-style-name="P31" svg:width="2.135in" svg:height="0.1268in" svg:x="0in" svg:y="1.2571in"><draw:text-box><text:p text:style-name="P30"><text:span text:style-name="T37"><text:s text:c="8"/></text:span><text:span text:style-name="T37">for (i = 1; i &lt;= k; i++)</text:span></text:p></draw:text-box></draw:frame><draw:frame draw:style-name="gr80" draw:text-style-name="P31" svg:width="2.2685in" svg:height="0.1268in" svg:x="0in" svg:y="1.3835in"><draw:text-box><text:p text:style-name="P30"><text:span text:style-name="T37"><text:s text:c="12"/></text:span><text:span text:style-name="T37">poisson *= lambda / i;</text:span></text:p></draw:text-box></draw:frame><draw:frame draw:style-name="gr81" draw:text-style-name="P31" svg:width="3.2685in" svg:height="0.1268in" svg:x="0in" svg:y="1.5083in"><draw:text-box><text:p text:style-name="P30"><text:span text:style-name="T37"><text:s text:c="8"/></text:span><text:span text:style-name="T37">sum -= poisson * (1 - pow(q / p, z - k));</text:span></text:p></draw:text-box></draw:frame><draw:frame draw:style-name="gr78" draw:text-style-name="P31" svg:width="0.335in" svg:height="0.1268in" svg:x="0in" svg:y="1.6346in"><draw:text-box><text:p text:style-name="P30"><text:span text:style-name="T37"><text:s text:c="4"/></text:span><text:span text:style-name="T37">}</text:span></text:p></draw:text-box></draw:frame><draw:frame draw:style-name="gr82" draw:text-style-name="P31" svg:width="1.0016in" svg:height="0.1268in" svg:x="0in" svg:y="1.7598in"><draw:text-box><text:p text:style-name="P30"><text:span text:style-name="T37"><text:s text:c="4"/></text:span><text:span text:style-name="T37">return sum;</text:span></text:p></draw:text-box></draw:frame><draw:frame draw:style-name="gr72" draw:text-style-name="P31" svg:width="0.0685in" svg:height="0.1268in" svg:x="0in" svg:y="1.8862in"><draw:text-box><text:p text:style-name="P30"><text:span text:style-name="T37">}</text:span></text:p></draw:text-box></draw:frame></draw:g></text:p>
      <text:p text:style-name="P3"/>
      <text:p text:style-name="P3"/>
      <text:p text:style-name="P3"><text:soft-page-break/></text:p>
      <text:p text:style-name="P5"><text:span text:style-name="T10">Menjalankan pada beberapa hasil, kita dapat melihat penurunan probabilitas secara exponensial dengan </text:span><text:span text:style-name="T14">z</text:span><text:span text:style-name="T10">.</text:span></text:p>
      <text:p text:style-name="P3"/>
      <text:p text:style-name="P7"><draw:g text:anchor-type="as-char" draw:z-index="11" draw:style-name="gr1"><draw:frame draw:style-name="gr78" draw:text-style-name="P31" svg:width="0.335in" svg:height="0.1268in" svg:x="0in" svg:y="0in"><draw:text-box><text:p text:style-name="P30"><text:span text:style-name="T37">q=0.1</text:span></text:p></draw:text-box></draw:frame><draw:frame draw:style-name="gr83" draw:text-style-name="P31" svg:width="1.2016in" svg:height="0.1268in" svg:x="0in" svg:y="0.1252in"><draw:text-box><text:p text:style-name="P30"><text:span text:style-name="T37">z=0 <text:s text:c="3"/>P=1.0000000</text:span></text:p></draw:text-box></draw:frame><draw:frame draw:style-name="gr83" draw:text-style-name="P31" svg:width="1.2016in" svg:height="0.1268in" svg:x="0in" svg:y="0.2516in"><draw:text-box><text:p text:style-name="P30"><text:span text:style-name="T37">z=1 <text:s text:c="3"/>P=0.2045873</text:span></text:p></draw:text-box></draw:frame><draw:frame draw:style-name="gr83" draw:text-style-name="P31" svg:width="1.2016in" svg:height="0.1268in" svg:x="0in" svg:y="0.3764in"><draw:text-box><text:p text:style-name="P30"><text:span text:style-name="T37">z=2 <text:s text:c="3"/>P=0.0509779</text:span></text:p></draw:text-box></draw:frame><draw:frame draw:style-name="gr83" draw:text-style-name="P31" svg:width="1.2016in" svg:height="0.1268in" svg:x="0in" svg:y="0.5028in"><draw:text-box><text:p text:style-name="P30"><text:span text:style-name="T37">z=3 <text:s text:c="3"/>P=0.0131722</text:span></text:p></draw:text-box></draw:frame><draw:frame draw:style-name="gr83" draw:text-style-name="P31" svg:width="1.2016in" svg:height="0.1268in" svg:x="0in" svg:y="0.628in"><draw:text-box><text:p text:style-name="P30"><text:span text:style-name="T37">z=4 <text:s text:c="3"/>P=0.0034552</text:span></text:p></draw:text-box></draw:frame><draw:frame draw:style-name="gr83" draw:text-style-name="P31" svg:width="1.2016in" svg:height="0.1268in" svg:x="0in" svg:y="0.7543in"><draw:text-box><text:p text:style-name="P30"><text:span text:style-name="T37">z=5 <text:s text:c="3"/>P=0.0009137</text:span></text:p></draw:text-box></draw:frame><draw:frame draw:style-name="gr83" draw:text-style-name="P31" svg:width="1.2016in" svg:height="0.1268in" svg:x="0in" svg:y="0.8791in"><draw:text-box><text:p text:style-name="P30"><text:span text:style-name="T37">z=6 <text:s text:c="3"/>P=0.0002428</text:span></text:p></draw:text-box></draw:frame><draw:frame draw:style-name="gr83" draw:text-style-name="P31" svg:width="1.2016in" svg:height="0.1268in" svg:x="0in" svg:y="1.0055in"><draw:text-box><text:p text:style-name="P30"><text:span text:style-name="T37">z=7 <text:s text:c="3"/>P=0.0000647</text:span></text:p></draw:text-box></draw:frame><draw:frame draw:style-name="gr83" draw:text-style-name="P31" svg:width="1.2016in" svg:height="0.1268in" svg:x="0in" svg:y="1.1307in"><draw:text-box><text:p text:style-name="P30"><text:span text:style-name="T37">z=8 <text:s text:c="3"/>P=0.0000173</text:span></text:p></draw:text-box></draw:frame><draw:frame draw:style-name="gr83" draw:text-style-name="P31" svg:width="1.2016in" svg:height="0.1268in" svg:x="0in" svg:y="1.2571in"><draw:text-box><text:p text:style-name="P30"><text:span text:style-name="T37">z=9 <text:s text:c="3"/>P=0.0000046</text:span></text:p></draw:text-box></draw:frame><draw:frame draw:style-name="gr83" draw:text-style-name="P31" svg:width="1.2016in" svg:height="0.1268in" svg:x="0in" svg:y="1.3819in"><draw:text-box><text:p text:style-name="P30"><text:span text:style-name="T37">z=10 <text:s text:c="2"/>P=0.0000012</text:span></text:p></draw:text-box></draw:frame><draw:frame draw:style-name="gr78" draw:text-style-name="P31" svg:width="0.335in" svg:height="0.1268in" svg:x="0in" svg:y="1.6484in"><draw:text-box><text:p text:style-name="P30"><text:span text:style-name="T37">q=0.3</text:span></text:p></draw:text-box></draw:frame><draw:frame draw:style-name="gr83" draw:text-style-name="P31" svg:width="1.2016in" svg:height="0.1268in" svg:x="0in" svg:y="1.7736in"><draw:text-box><text:p text:style-name="P30"><text:span text:style-name="T37">z=0 <text:s text:c="3"/>P=1.0000000</text:span></text:p></draw:text-box></draw:frame><draw:frame draw:style-name="gr83" draw:text-style-name="P31" svg:width="1.2016in" svg:height="0.1268in" svg:x="0in" svg:y="1.9in"><draw:text-box><text:p text:style-name="P30"><text:span text:style-name="T37">z=5 <text:s text:c="3"/>P=0.1773523</text:span></text:p></draw:text-box></draw:frame><draw:frame draw:style-name="gr83" draw:text-style-name="P31" svg:width="1.2016in" svg:height="0.1268in" svg:x="0in" svg:y="2.0252in"><draw:text-box><text:p text:style-name="P30"><text:span text:style-name="T37">z=10 <text:s text:c="2"/>P=0.0416605</text:span></text:p></draw:text-box></draw:frame><draw:frame draw:style-name="gr83" draw:text-style-name="P31" svg:width="1.2016in" svg:height="0.1268in" svg:x="0in" svg:y="2.1516in"><draw:text-box><text:p text:style-name="P30"><text:span text:style-name="T37">z=15 <text:s text:c="2"/>P=0.0101008</text:span></text:p></draw:text-box></draw:frame><draw:frame draw:style-name="gr83" draw:text-style-name="P31" svg:width="1.2016in" svg:height="0.1268in" svg:x="0in" svg:y="2.2764in"><draw:text-box><text:p text:style-name="P30"><text:span text:style-name="T37">z=20 <text:s text:c="2"/>P=0.0024804</text:span></text:p></draw:text-box></draw:frame><draw:frame draw:style-name="gr83" draw:text-style-name="P31" svg:width="1.2016in" svg:height="0.1268in" svg:x="0in" svg:y="2.4028in"><draw:text-box><text:p text:style-name="P30"><text:span text:style-name="T37">z=25 <text:s text:c="2"/>P=0.0006132</text:span></text:p></draw:text-box></draw:frame><draw:frame draw:style-name="gr83" draw:text-style-name="P31" svg:width="1.2016in" svg:height="0.1268in" svg:x="0in" svg:y="2.528in"><draw:text-box><text:p text:style-name="P30"><text:span text:style-name="T37">z=30 <text:s text:c="2"/>P=0.0001522</text:span></text:p></draw:text-box></draw:frame><draw:frame draw:style-name="gr83" draw:text-style-name="P31" svg:width="1.2016in" svg:height="0.1268in" svg:x="0in" svg:y="2.6543in"><draw:text-box><text:p text:style-name="P30"><text:span text:style-name="T37">z=35 <text:s text:c="2"/>P=0.0000379</text:span></text:p></draw:text-box></draw:frame><draw:frame draw:style-name="gr83" draw:text-style-name="P31" svg:width="1.2016in" svg:height="0.1268in" svg:x="0in" svg:y="2.7791in"><draw:text-box><text:p text:style-name="P30"><text:span text:style-name="T37">z=40 <text:s text:c="2"/>P=0.0000095</text:span></text:p></draw:text-box></draw:frame><draw:frame draw:style-name="gr83" draw:text-style-name="P31" svg:width="1.2016in" svg:height="0.1268in" svg:x="0in" svg:y="2.9055in"><draw:text-box><text:p text:style-name="P30"><text:span text:style-name="T37">z=45 <text:s text:c="2"/>P=0.0000024</text:span></text:p></draw:text-box></draw:frame><draw:frame draw:style-name="gr83" draw:text-style-name="P31" svg:width="1.2016in" svg:height="0.1268in" svg:x="0in" svg:y="3.0307in"><draw:text-box><text:p text:style-name="P30"><text:span text:style-name="T37">z=50 <text:s text:c="2"/>P=0.0000006</text:span></text:p></draw:text-box></draw:frame></draw:g></text:p>
      <text:p text:style-name="P3"/>
      <text:p text:style-name="P5"><text:span text:style-name="T10">Penyelesaian untuk </text:span><text:span text:style-name="T15">P</text:span><text:span text:style-name="T10"> kurang dari 0.1%...</text:span></text:p>
      <text:p text:style-name="P3"/>
      <text:p text:style-name="P7"><draw:g text:anchor-type="as-char" draw:z-index="12" draw:style-name="gr1"><draw:frame draw:style-name="gr84" draw:text-style-name="P31" svg:width="0.6016in" svg:height="0.1268in" svg:x="0in" svg:y="0in"><draw:text-box><text:p text:style-name="P30"><text:span text:style-name="T37">P &lt; 0.001</text:span></text:p></draw:text-box></draw:frame><draw:frame draw:style-name="gr85" draw:text-style-name="P31" svg:width="0.8016in" svg:height="0.1268in" svg:x="0in" svg:y="0.1264in"><draw:text-box><text:p text:style-name="P30"><text:span text:style-name="T37">q=0.10 <text:s text:c="2"/>z=5</text:span></text:p></draw:text-box></draw:frame><draw:frame draw:style-name="gr85" draw:text-style-name="P31" svg:width="0.8016in" svg:height="0.1268in" svg:x="0in" svg:y="0.2516in"><draw:text-box><text:p text:style-name="P30"><text:span text:style-name="T37">q=0.15 <text:s text:c="2"/>z=8</text:span></text:p></draw:text-box></draw:frame><draw:frame draw:style-name="gr76" draw:text-style-name="P31" svg:width="0.8685in" svg:height="0.1268in" svg:x="0in" svg:y="0.378in"><draw:text-box><text:p text:style-name="P30"><text:span text:style-name="T37">q=0.20 <text:s text:c="2"/>z=11</text:span></text:p></draw:text-box></draw:frame><draw:frame draw:style-name="gr76" draw:text-style-name="P31" svg:width="0.8685in" svg:height="0.1268in" svg:x="0in" svg:y="0.5028in"><draw:text-box><text:p text:style-name="P30"><text:span text:style-name="T37">q=0.25 <text:s text:c="2"/>z=15</text:span></text:p></draw:text-box></draw:frame><draw:frame draw:style-name="gr76" draw:text-style-name="P31" svg:width="0.8685in" svg:height="0.1268in" svg:x="0in" svg:y="0.6291in"><draw:text-box><text:p text:style-name="P30"><text:span text:style-name="T37">q=0.30 <text:s text:c="2"/>z=24</text:span></text:p></draw:text-box></draw:frame><draw:frame draw:style-name="gr76" draw:text-style-name="P31" svg:width="0.8685in" svg:height="0.1268in" svg:x="0in" svg:y="0.7543in"><draw:text-box><text:p text:style-name="P30"><text:span text:style-name="T37">q=0.35 <text:s text:c="2"/>z=41</text:span></text:p></draw:text-box></draw:frame><draw:frame draw:style-name="gr76" draw:text-style-name="P31" svg:width="0.8685in" svg:height="0.1268in" svg:x="0in" svg:y="0.8807in"><draw:text-box><text:p text:style-name="P30"><text:span text:style-name="T37">q=0.40 <text:s text:c="2"/>z=89</text:span></text:p></draw:text-box></draw:frame><draw:frame draw:style-name="gr86" draw:text-style-name="P31" svg:width="0.935in" svg:height="0.1268in" svg:x="0in" svg:y="1.0055in"><draw:text-box><text:p text:style-name="P30"><text:span text:style-name="T37">q=0.45 <text:s text:c="2"/>z=340</text:span></text:p></draw:text-box></draw:frame></draw:g></text:p>
      <text:h text:style-name="P25" text:outline-level="2">12. <text:s text:c="3"/>Kesimpulan</text:h>
      <text:p text:style-name="P5"><text:span text:style-name="T10">Kita telah menawarkan sebuah sistem untuk transaksi elektronik tanpa harus bergantung pada pihak yang bisa dipercaya. Kami mulai dengan kerangkan koin biasa yang dibuat dari </text:span><text:span text:style-name="T14">digital signature, </text:span><text:span text:style-name="T10">yang memberikan kontrol kepemilikan penuh, namun tidak lengkap tanpa sebuah cara yang mampu mencegah </text:span><text:span text:style-name="T14">double spending</text:span><text:span text:style-name="T10">. Untuk mengatasi hal ini, kami menawarkan jaringan </text:span><text:span text:style-name="T14">peer-to-peer</text:span><text:span text:style-name="T10"> menggunakan </text:span><text:span text:style-name="T14">proof-of-work</text:span><text:span text:style-name="T10"> untuk merekam kesejarahan transaksi publik yang cukup cepat menjadi tidak praktis bagi penyerang secara komputasi untuk merubahnya jika </text:span><text:span text:style-name="T14">node</text:span><text:span text:style-name="T10"> jujur mengkontrol sebagian besar daya CPU. </text:span><text:span text:style-name="T21">Jaringannya kuat dengan kesederhanaan yang tidak terstruktur. </text:span><text:span text:style-name="T13">Seluruh</text:span><text:span text:style-name="T21"> </text:span><text:span text:style-name="T16">node</text:span><text:span text:style-name="T13"> </text:span><text:span text:style-name="T21">bekerja </text:span><text:span text:style-name="T13">serentak dengan </text:span><text:span text:style-name="T21">sedikit koordinasi. Mereka tidak perlu teridentifikasi, karena pesan tidak disalurkan kepada </text:span><text:span text:style-name="T13">tempat</text:span><text:span text:style-name="T21"> tertentu dan </text:span><text:span text:style-name="T13">dikirimkan pada sebuah </text:span><text:span text:style-name="T18">best effort basis</text:span><text:span text:style-name="T21">. </text:span><text:span text:style-name="T16">Node</text:span><text:span text:style-name="T13"> </text:span><text:span text:style-name="T21">dapat </text:span><text:span text:style-name="T13">pergi dan datang kembali </text:span><text:span text:style-name="T21">sesukanya, menerima rantai </text:span><text:span text:style-name="T19">proof-of-work</text:span><text:span text:style-name="T21"> sebagai bukti atas apa yang terjadi saat mereka </text:span><text:span text:style-name="T13">meninggalkan jaringan</text:span><text:span text:style-name="T21">. Mereka </text:span><text:span text:style-name="T13">memberikan voting melalui daya </text:span><text:span text:style-name="T21">CPU</text:span><text:span text:style-name="T13"> mereka</text:span><text:span text:style-name="T21">, mewakili </text:span><text:span text:style-name="T13">kesepakatan untuk menerima </text:span><text:span text:style-name="T21">block yang </text:span><text:span text:style-name="T13">valid </text:span><text:span text:style-name="T21">dengan mengolah </text:span><text:span text:style-name="T13">dan </text:span><text:span text:style-name="T21">memperpanjang block tersebut </text:span><text:span text:style-name="T13">serta </text:span><text:span text:style-name="T21">menolak block yang tidak </text:span><text:span text:style-name="T13">valid </text:span><text:span text:style-name="T21">dengan tidak mengolahnya. </text:span><text:bookmark text:name="_GoBack"/><text:span text:style-name="T21">Setiap aturan dan insentif yang diperlukan dapat </text:span><text:span text:style-name="T13">diselenggarakan</text:span><text:span text:style-name="T21"> </text:span><text:span text:style-name="T13">melalui mekanisme konsensus ini. </text:span></text:p>
      <text:p text:style-name="P3"><text:soft-page-break/></text:p>
      <text:p text:style-name="P3"/>
      <text:h text:style-name="P25" text:outline-level="2">Referensi</text:h>
      <text:list xml:id="list5900313256274535416" text:style-name="Numbering_20_2">
        <text:list-item>
          <text:p text:style-name="P21">W. Dai, "b-money," http://www.weidai.com/bmoney.txt, 1998. </text:p>
        </text:list-item>
        <text:list-item>
          <text:p text:style-name="P22"><text:span text:style-name="T1">H. Massias, X.S. Avila, and J.-J. Quisquater, "Design of a secure timestamping service with minimal trust requirements," In </text:span><text:span text:style-name="T2">20th Symposium on Information Theory in the Benelux</text:span><text:span text:style-name="T1">, May 1999. </text:span></text:p>
        </text:list-item>
        <text:list-item>
          <text:p text:style-name="P22"><text:span text:style-name="T1">S. Haber, W.S. Stornetta, "How to time-stamp a digital document," In </text:span><text:span text:style-name="T2">Journal of Cryptology</text:span><text:span text:style-name="T1">, vol 3, no 2, pages 99-111, 1991. </text:span></text:p>
        </text:list-item>
        <text:list-item>
          <text:p text:style-name="P22"><text:span text:style-name="T1">D. Bayer, S. Haber, W.S. Stornetta, "Improving the efficiency and reliability of digital time-stamping," </text:span><text:span text:style-name="T2">In Sequences II: Methods in Communication, Security and Computer Science</text:span><text:span text:style-name="T1">, pages 329-334, 1993. </text:span></text:p>
        </text:list-item>
        <text:list-item>
          <text:p text:style-name="P22"><text:span text:style-name="T1">S. Haber, W.S. Stornetta, "Secure names for bit-strings," In </text:span><text:span text:style-name="T2">Proceedings of the 4th ACM Conference on Computer and Communications Security</text:span><text:span text:style-name="T1">, pages 28-35, April 1997. </text:span></text:p>
        </text:list-item>
        <text:list-item>
          <text:p text:style-name="P21">A. Back, "Hashcash - a denial of service counter-measure," <text:line-break/>http://www.hashcash.org/papers/hashcash.pdf, 2002. </text:p>
        </text:list-item>
        <text:list-item>
          <text:p text:style-name="P22"><text:span text:style-name="T1"><text:s/>R.C. Merkle, "Protocols for public key cryptosystems," In Proc. </text:span><text:span text:style-name="T2">1980 Symposium on Security and Privacy</text:span><text:span text:style-name="T1">, IEEE Computer Society, pages 122-133, April 1980. </text:span></text:p>
        </text:list-item>
        <text:list-item>
          <text:p text:style-name="P21">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Courier New2" svg:font-family="'Courier New'" style:font-family-generic="modern" style:font-pitch="fixed"/>
    <style:font-face style:name="Liberation Mono" svg:font-family="'Liberation Mono'" style:font-family-generic="modern" style:font-pitch="fixed"/>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d" fo:country="ID"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d" fo:country="ID"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362in" fo:margin-right="0in" fo:text-indent="0in" style:auto-text-indent="false"/>
      <style:text-properties fo:font-size="10.1000003814697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er" style:family="paragraph" style:parent-style-name="Standard" style:class="extra">
      <style:paragraph-properties text:number-lines="false" text:line-number="0">
        <style:tab-stops>
          <style:tab-stop style:position="2.7543in" style:type="center"/>
          <style:tab-stop style:position="5.5083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Standard_20__28_user_29_" style:display-name="Standard (user)" style:family="paragraph" style:default-outline-level="">
      <style:paragraph-properties fo:margin-left="0.2362in" fo:margin-right="0in" fo:margin-top="0in" fo:margin-bottom="0in" loext:contextual-spacing="false" fo:line-height="100%" fo:text-align="start" style:justify-single-word="false" fo:orphans="0" fo:widows="0" fo:hyphenation-ladder-count="no-limit" fo:text-indent="0in" style:auto-text-indent="false" style:vertical-align="baseline" style:writing-mode="lr-tb"/>
      <style:text-properties style:font-name="Times New Roman" fo:font-family="'Times New Roman'" style:font-family-generic="roman" style:font-pitch="variable" fo:font-size="10.5pt" fo:language="id" fo:country="ID" style:letter-kerning="true" style:font-name-asian="DejaVu Sans" style:font-family-asian="'DejaVu Sans'" style:font-family-generic-asian="system" style:font-pitch-asian="variable" style:font-size-asian="10.5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Liberation Mono" fo:font-family="'Liberation Mono'" style:font-family-generic="modern" style:font-pitch="fixed" style:font-name-asian="Courier New2"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8.5in" fo:page-height="11in" style:num-format="1" style:print-orientation="portrait" fo:margin-top="1.1811in" fo:margin-bottom="1.0236in" fo:margin-left="1.5in" fo:margin-right="1.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4-01-29T00:30:31</meta:creation-date>
    <dc:date>2018-10-25T23:03:06.420782654</dc:date>
    <meta:editing-duration>PT4H41M56S</meta:editing-duration>
    <meta:editing-cycles>41</meta:editing-cycles>
    <meta:generator>LibreOffice/5.1.6.2$Linux_X86_64 LibreOffice_project/10m0$Build-2</meta:generator>
    <meta:document-statistic meta:table-count="0" meta:image-count="0" meta:object-count="0" meta:page-count="10" meta:paragraph-count="87" meta:word-count="3047" meta:character-count="22879" meta:non-whitespace-character-count="19841"/>
  </office:meta>
</office:document-meta>
</file>